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D. J. Segelstein</text:p>
          </table:table-cell>
          <table:table-cell/>
          <table:table-cell office:value-type="string" calcext:value-type="string">
            <text:p>Hb</text:p>
          </table:table-cell>
          <table:table-cell office:value-type="float" office:value="552160" calcext:value-type="float">
            <text:p>552160</text:p>
          </table:table-cell>
          <table:table-cell table:number-columns-repeated="2"/>
          <table:table-cell office:value-type="string" calcext:value-type="string">
            <text:p>HbO2</text:p>
          </table:table-cell>
          <table:table-cell office:value-type="float" office:value="524280" calcext:value-type="float">
            <text:p>524280</text:p>
          </table:table-cell>
          <table:table-cell/>
          <table:table-cell office:value-type="string" calcext:value-type="string">
            <text:p>W. B. Gratzer, Med. Res. Council Labs, Holly Hill, London &amp; N. Kollias, Wellman Laboratories, Harvard Medical School, Boston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17381" calcext:value-type="float">
            <text:p>0.001738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204172704" calcext:value-type="float">
            <text:p>0.204172704</text:p>
          </table:table-cell>
          <table:table-cell table:formula="of:=[.E2]*[.F$1]" office:value-type="float" office:value="112736.00024064" calcext:value-type="float">
            <text:p>112736.0002406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202395666" calcext:value-type="float">
            <text:p>0.202395666</text:p>
          </table:table-cell>
          <table:table-cell table:formula="of:=[.I2]*[.J$1]" office:value-type="float" office:value="106111.99977048" calcext:value-type="float">
            <text:p>106111.99977048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15774" calcext:value-type="float">
            <text:p>0.0015774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0.204172704" calcext:value-type="float">
            <text:p>0.204172704</text:p>
          </table:table-cell>
          <table:table-cell table:formula="of:=[.E3]*[.F$1]" office:value-type="float" office:value="112736.00024064" calcext:value-type="float">
            <text:p>112736.00024064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0.201327535" calcext:value-type="float">
            <text:p>0.201327535</text:p>
          </table:table-cell>
          <table:table-cell table:formula="of:=[.I3]*[.J$1]" office:value-type="float" office:value="105552.0000498" calcext:value-type="float">
            <text:p>105552.0000498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14388" calcext:value-type="float">
            <text:p>0.0014388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0.204172704" calcext:value-type="float">
            <text:p>0.204172704</text:p>
          </table:table-cell>
          <table:table-cell table:formula="of:=[.E4]*[.F$1]" office:value-type="float" office:value="112736.00024064" calcext:value-type="float">
            <text:p>112736.00024064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0.205348287" calcext:value-type="float">
            <text:p>0.205348287</text:p>
          </table:table-cell>
          <table:table-cell table:formula="of:=[.I4]*[.J$1]" office:value-type="float" office:value="107659.99990836" calcext:value-type="float">
            <text:p>107659.99990836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13273" calcext:value-type="float">
            <text:p>0.0013273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206143147" calcext:value-type="float">
            <text:p>0.206143147</text:p>
          </table:table-cell>
          <table:table-cell table:formula="of:=[.E5]*[.F$1]" office:value-type="float" office:value="113824.00004752" calcext:value-type="float">
            <text:p>113824.0000475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209407187" calcext:value-type="float">
            <text:p>0.209407187</text:p>
          </table:table-cell>
          <table:table-cell table:formula="of:=[.I5]*[.J$1]" office:value-type="float" office:value="109788.00000036" calcext:value-type="float">
            <text:p>109788.00000036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12531" calcext:value-type="float">
            <text:p>0.0012531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0.208345407" calcext:value-type="float">
            <text:p>0.208345407</text:p>
          </table:table-cell>
          <table:table-cell table:formula="of:=[.E6]*[.F$1]" office:value-type="float" office:value="115039.99992912" calcext:value-type="float">
            <text:p>115039.99992912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0.215426871" calcext:value-type="float">
            <text:p>0.215426871</text:p>
          </table:table-cell>
          <table:table-cell table:formula="of:=[.I6]*[.J$1]" office:value-type="float" office:value="112943.99992788" calcext:value-type="float">
            <text:p>112943.99992788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11913" calcext:value-type="float">
            <text:p>0.0011913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0.21062011" calcext:value-type="float">
            <text:p>0.21062011</text:p>
          </table:table-cell>
          <table:table-cell table:formula="of:=[.E7]*[.F$1]" office:value-type="float" office:value="116295.9999376" calcext:value-type="float">
            <text:p>116295.9999376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0.221972992" calcext:value-type="float">
            <text:p>0.221972992</text:p>
          </table:table-cell>
          <table:table-cell table:formula="of:=[.I7]*[.J$1]" office:value-type="float" office:value="116376.00024576" calcext:value-type="float">
            <text:p>116376.00024576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11349" calcext:value-type="float">
            <text:p>0.0011349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0.212916546" calcext:value-type="float">
            <text:p>0.212916546</text:p>
          </table:table-cell>
          <table:table-cell table:formula="of:=[.E8]*[.F$1]" office:value-type="float" office:value="117564.00003936" calcext:value-type="float">
            <text:p>117564.00003936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0.229243915" calcext:value-type="float">
            <text:p>0.229243915</text:p>
          </table:table-cell>
          <table:table-cell table:formula="of:=[.I8]*[.J$1]" office:value-type="float" office:value="120187.9997562" calcext:value-type="float">
            <text:p>120187.9997562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010815" calcext:value-type="float">
            <text:p>0.0010815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0.215292669" calcext:value-type="float">
            <text:p>0.215292669</text:p>
          </table:table-cell>
          <table:table-cell table:formula="of:=[.E9]*[.F$1]" office:value-type="float" office:value="118876.00011504" calcext:value-type="float">
            <text:p>118876.00011504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0.237300679" calcext:value-type="float">
            <text:p>0.237300679</text:p>
          </table:table-cell>
          <table:table-cell table:formula="of:=[.I9]*[.J$1]" office:value-type="float" office:value="124411.99998612" calcext:value-type="float">
            <text:p>124411.99998612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10235" calcext:value-type="float">
            <text:p>0.0010235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0.217705013" calcext:value-type="float">
            <text:p>0.217705013</text:p>
          </table:table-cell>
          <table:table-cell table:formula="of:=[.E10]*[.F$1]" office:value-type="float" office:value="120207.99997808" calcext:value-type="float">
            <text:p>120207.99997808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0.245471885" calcext:value-type="float">
            <text:p>0.245471885</text:p>
          </table:table-cell>
          <table:table-cell table:formula="of:=[.I10]*[.J$1]" office:value-type="float" office:value="128695.9998678" calcext:value-type="float">
            <text:p>128695.9998678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0096605" calcext:value-type="float">
            <text:p>0.00096605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0.220124602" calcext:value-type="float">
            <text:p>0.220124602</text:p>
          </table:table-cell>
          <table:table-cell table:formula="of:=[.E11]*[.F$1]" office:value-type="float" office:value="121544.00024032" calcext:value-type="float">
            <text:p>121544.00024032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0.253803311" calcext:value-type="float">
            <text:p>0.253803311</text:p>
          </table:table-cell>
          <table:table-cell table:formula="of:=[.I11]*[.J$1]" office:value-type="float" office:value="133063.99989108" calcext:value-type="float">
            <text:p>133063.99989108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90791" calcext:value-type="float">
            <text:p>0.00090791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0.22254419" calcext:value-type="float">
            <text:p>0.22254419</text:p>
          </table:table-cell>
          <table:table-cell table:formula="of:=[.E12]*[.F$1]" office:value-type="float" office:value="122879.9999504" calcext:value-type="float">
            <text:p>122879.9999504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0.259533074" calcext:value-type="float">
            <text:p>0.259533074</text:p>
          </table:table-cell>
          <table:table-cell table:formula="of:=[.I12]*[.J$1]" office:value-type="float" office:value="136068.00003672" calcext:value-type="float">
            <text:p>136068.00003672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0085712" calcext:value-type="float">
            <text:p>0.00085712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0.222935381" calcext:value-type="float">
            <text:p>0.222935381</text:p>
          </table:table-cell>
          <table:table-cell table:formula="of:=[.E13]*[.F$1]" office:value-type="float" office:value="123095.99997296" calcext:value-type="float">
            <text:p>123095.99997296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0.261753262" calcext:value-type="float">
            <text:p>0.261753262</text:p>
          </table:table-cell>
          <table:table-cell table:formula="of:=[.I13]*[.J$1]" office:value-type="float" office:value="137232.00020136" calcext:value-type="float">
            <text:p>137232.00020136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080911" calcext:value-type="float">
            <text:p>0.00080911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0.220863518" calcext:value-type="float">
            <text:p>0.220863518</text:p>
          </table:table-cell>
          <table:table-cell table:formula="of:=[.E14]*[.F$1]" office:value-type="float" office:value="121952.00009888" calcext:value-type="float">
            <text:p>121952.00009888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0.263996338" calcext:value-type="float">
            <text:p>0.263996338</text:p>
          </table:table-cell>
          <table:table-cell table:formula="of:=[.I14]*[.J$1]" office:value-type="float" office:value="138408.00008664" calcext:value-type="float">
            <text:p>138408.00008664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007637" calcext:value-type="float">
            <text:p>0.0007637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0.218791655" calcext:value-type="float">
            <text:p>0.218791655</text:p>
          </table:table-cell>
          <table:table-cell table:formula="of:=[.E15]*[.F$1]" office:value-type="float" office:value="120808.0002248" calcext:value-type="float">
            <text:p>120808.0002248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0.262119478" calcext:value-type="float">
            <text:p>0.262119478</text:p>
          </table:table-cell>
          <table:table-cell table:formula="of:=[.I15]*[.J$1]" office:value-type="float" office:value="137423.99992584" calcext:value-type="float">
            <text:p>137423.99992584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071939" calcext:value-type="float">
            <text:p>0.00071939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0.21703854" calcext:value-type="float">
            <text:p>0.21703854</text:p>
          </table:table-cell>
          <table:table-cell table:formula="of:=[.E16]*[.F$1]" office:value-type="float" office:value="119840.0002464" calcext:value-type="float">
            <text:p>119840.0002464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0.259060044" calcext:value-type="float">
            <text:p>0.259060044</text:p>
          </table:table-cell>
          <table:table-cell table:formula="of:=[.I16]*[.J$1]" office:value-type="float" office:value="135819.99986832" calcext:value-type="float">
            <text:p>135819.99986832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068059" calcext:value-type="float">
            <text:p>0.00068059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0.215285425" calcext:value-type="float">
            <text:p>0.215285425</text:p>
          </table:table-cell>
          <table:table-cell table:formula="of:=[.E17]*[.F$1]" office:value-type="float" office:value="118872.000268" calcext:value-type="float">
            <text:p>118872.00026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0.251651789" calcext:value-type="float">
            <text:p>0.251651789</text:p>
          </table:table-cell>
          <table:table-cell table:formula="of:=[.I17]*[.J$1]" office:value-type="float" office:value="131935.99993692" calcext:value-type="float">
            <text:p>131935.99993692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064121" calcext:value-type="float">
            <text:p>0.00064121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0.213032454" calcext:value-type="float">
            <text:p>0.213032454</text:p>
          </table:table-cell>
          <table:table-cell table:formula="of:=[.E18]*[.F$1]" office:value-type="float" office:value="117627.99980064" calcext:value-type="float">
            <text:p>117627.99980064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0.243610285" calcext:value-type="float">
            <text:p>0.243610285</text:p>
          </table:table-cell>
          <table:table-cell table:formula="of:=[.I18]*[.J$1]" office:value-type="float" office:value="127720.0002198" calcext:value-type="float">
            <text:p>127720.0002198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006012" calcext:value-type="float">
            <text:p>0.0006012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0.207946972" calcext:value-type="float">
            <text:p>0.207946972</text:p>
          </table:table-cell>
          <table:table-cell table:formula="of:=[.E19]*[.F$1]" office:value-type="float" office:value="114820.00005952" calcext:value-type="float">
            <text:p>114820.00005952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0.23323415" calcext:value-type="float">
            <text:p>0.23323415</text:p>
          </table:table-cell>
          <table:table-cell table:formula="of:=[.I19]*[.J$1]" office:value-type="float" office:value="122280.000162" calcext:value-type="float">
            <text:p>122280.000162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056757" calcext:value-type="float">
            <text:p>0.00056757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0.202854245" calcext:value-type="float">
            <text:p>0.202854245</text:p>
          </table:table-cell>
          <table:table-cell table:formula="of:=[.E20]*[.F$1]" office:value-type="float" office:value="112007.9999192" calcext:value-type="float">
            <text:p>112007.9999192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0.222224765" calcext:value-type="float">
            <text:p>0.222224765</text:p>
          </table:table-cell>
          <table:table-cell table:formula="of:=[.I20]*[.J$1]" office:value-type="float" office:value="116507.9997942" calcext:value-type="float">
            <text:p>116507.9997942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0052852" calcext:value-type="float">
            <text:p>0.00052852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0.19403796" calcext:value-type="float">
            <text:p>0.19403796</text:p>
          </table:table-cell>
          <table:table-cell table:formula="of:=[.E21]*[.F$1]" office:value-type="float" office:value="107139.9999936" calcext:value-type="float">
            <text:p>107139.9999936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0.206919966" calcext:value-type="float">
            <text:p>0.206919966</text:p>
          </table:table-cell>
          <table:table-cell table:formula="of:=[.I21]*[.J$1]" office:value-type="float" office:value="108483.99977448" calcext:value-type="float">
            <text:p>108483.99977448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4965" calcext:value-type="float">
            <text:p>0.0004965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0.178144016" calcext:value-type="float">
            <text:p>0.178144016</text:p>
          </table:table-cell>
          <table:table-cell table:formula="of:=[.E22]*[.F$1]" office:value-type="float" office:value="98363.99987456" calcext:value-type="float">
            <text:p>98363.99987456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0.199801633" calcext:value-type="float">
            <text:p>0.199801633</text:p>
          </table:table-cell>
          <table:table-cell table:formula="of:=[.I22]*[.J$1]" office:value-type="float" office:value="104752.00014924" calcext:value-type="float">
            <text:p>104752.00014924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0046246" calcext:value-type="float">
            <text:p>0.00046246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0.165959142" calcext:value-type="float">
            <text:p>0.165959142</text:p>
          </table:table-cell>
          <table:table-cell table:formula="of:=[.E23]*[.F$1]" office:value-type="float" office:value="91635.99984672" calcext:value-type="float">
            <text:p>91635.99984672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0.188708324" calcext:value-type="float">
            <text:p>0.188708324</text:p>
          </table:table-cell>
          <table:table-cell table:formula="of:=[.I23]*[.J$1]" office:value-type="float" office:value="98936.00010672" calcext:value-type="float">
            <text:p>98936.00010672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043563" calcext:value-type="float">
            <text:p>0.00043563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0.155425963" calcext:value-type="float">
            <text:p>0.155425963</text:p>
          </table:table-cell>
          <table:table-cell table:formula="of:=[.E24]*[.F$1]" office:value-type="float" office:value="85819.99973008" calcext:value-type="float">
            <text:p>85819.99973008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0.168108644" calcext:value-type="float">
            <text:p>0.168108644</text:p>
          </table:table-cell>
          <table:table-cell table:formula="of:=[.I24]*[.J$1]" office:value-type="float" office:value="88135.99987632" calcext:value-type="float">
            <text:p>88135.99987632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0040545" calcext:value-type="float">
            <text:p>0.00040545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0.13963344" calcext:value-type="float">
            <text:p>0.13963344</text:p>
          </table:table-cell>
          <table:table-cell table:formula="of:=[.E25]*[.F$1]" office:value-type="float" office:value="77100.0002304" calcext:value-type="float">
            <text:p>77100.0002304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0.151285573" calcext:value-type="float">
            <text:p>0.151285573</text:p>
          </table:table-cell>
          <table:table-cell table:formula="of:=[.I25]*[.J$1]" office:value-type="float" office:value="79316.00021244" calcext:value-type="float">
            <text:p>79316.00021244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037657" calcext:value-type="float">
            <text:p>0.00037657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0.125767893" calcext:value-type="float">
            <text:p>0.125767893</text:p>
          </table:table-cell>
          <table:table-cell table:formula="of:=[.E26]*[.F$1]" office:value-type="float" office:value="69443.99979888" calcext:value-type="float">
            <text:p>69443.99979888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0.135202564" calcext:value-type="float">
            <text:p>0.135202564</text:p>
          </table:table-cell>
          <table:table-cell table:formula="of:=[.I26]*[.J$1]" office:value-type="float" office:value="70884.00025392" calcext:value-type="float">
            <text:p>70884.00025392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034597" calcext:value-type="float">
            <text:p>0.0003459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116705303" calcext:value-type="float">
            <text:p>0.116705303</text:p>
          </table:table-cell>
          <table:table-cell table:formula="of:=[.E27]*[.F$1]" office:value-type="float" office:value="64440.00010448" calcext:value-type="float">
            <text:p>64440.0001044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125833524" calcext:value-type="float">
            <text:p>0.125833524</text:p>
          </table:table-cell>
          <table:table-cell table:formula="of:=[.I27]*[.J$1]" office:value-type="float" office:value="65971.99996272" calcext:value-type="float">
            <text:p>65971.99996272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0031833" calcext:value-type="float">
            <text:p>0.00031833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0.111018545" calcext:value-type="float">
            <text:p>0.111018545</text:p>
          </table:table-cell>
          <table:table-cell table:formula="of:=[.E28]*[.F$1]" office:value-type="float" office:value="61299.9998072" calcext:value-type="float">
            <text:p>61299.9998072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0.120561532" calcext:value-type="float">
            <text:p>0.120561532</text:p>
          </table:table-cell>
          <table:table-cell table:formula="of:=[.I28]*[.J$1]" office:value-type="float" office:value="63207.99999696" calcext:value-type="float">
            <text:p>63207.99999696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0029442" calcext:value-type="float">
            <text:p>0.00029442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0.106541582" calcext:value-type="float">
            <text:p>0.106541582</text:p>
          </table:table-cell>
          <table:table-cell table:formula="of:=[.E29]*[.F$1]" office:value-type="float" office:value="58827.99991712" calcext:value-type="float">
            <text:p>58827.99991712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0.118165866" calcext:value-type="float">
            <text:p>0.118165866</text:p>
          </table:table-cell>
          <table:table-cell table:formula="of:=[.I29]*[.J$1]" office:value-type="float" office:value="61952.00022648" calcext:value-type="float">
            <text:p>61952.00022648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026857" calcext:value-type="float">
            <text:p>0.00026857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0.103064329" calcext:value-type="float">
            <text:p>0.103064329</text:p>
          </table:table-cell>
          <table:table-cell table:formula="of:=[.E30]*[.F$1]" office:value-type="float" office:value="56907.99990064" calcext:value-type="float">
            <text:p>56907.99990064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0.118928817" calcext:value-type="float">
            <text:p>0.118928817</text:p>
          </table:table-cell>
          <table:table-cell table:formula="of:=[.I30]*[.J$1]" office:value-type="float" office:value="62352.00017676" calcext:value-type="float">
            <text:p>62352.00017676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0024548" calcext:value-type="float">
            <text:p>0.00024548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0.10435381" calcext:value-type="float">
            <text:p>0.10435381</text:p>
          </table:table-cell>
          <table:table-cell table:formula="of:=[.E31]*[.F$1]" office:value-type="float" office:value="57619.9997296" calcext:value-type="float">
            <text:p>57619.9997296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0.119890135" calcext:value-type="float">
            <text:p>0.119890135</text:p>
          </table:table-cell>
          <table:table-cell table:formula="of:=[.I31]*[.J$1]" office:value-type="float" office:value="62855.9999778" calcext:value-type="float">
            <text:p>62855.9999778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22593" calcext:value-type="float">
            <text:p>0.00022593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0.107135613" calcext:value-type="float">
            <text:p>0.107135613</text:p>
          </table:table-cell>
          <table:table-cell table:formula="of:=[.E32]*[.F$1]" office:value-type="float" office:value="59156.00007408" calcext:value-type="float">
            <text:p>59156.00007408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0.120836194" calcext:value-type="float">
            <text:p>0.120836194</text:p>
          </table:table-cell>
          <table:table-cell table:formula="of:=[.I32]*[.J$1]" office:value-type="float" office:value="63351.99979032" calcext:value-type="float">
            <text:p>63351.99979032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0021529" calcext:value-type="float">
            <text:p>0.00021529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0.112735439" calcext:value-type="float">
            <text:p>0.112735439</text:p>
          </table:table-cell>
          <table:table-cell table:formula="of:=[.E33]*[.F$1]" office:value-type="float" office:value="62247.99999824" calcext:value-type="float">
            <text:p>62247.99999824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0.125833524" calcext:value-type="float">
            <text:p>0.125833524</text:p>
          </table:table-cell>
          <table:table-cell table:formula="of:=[.I33]*[.J$1]" office:value-type="float" office:value="65971.99996272" calcext:value-type="float">
            <text:p>65971.99996272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020748" calcext:value-type="float">
            <text:p>0.00020748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0.118342509" calcext:value-type="float">
            <text:p>0.118342509</text:p>
          </table:table-cell>
          <table:table-cell table:formula="of:=[.E34]*[.F$1]" office:value-type="float" office:value="65343.99976944" calcext:value-type="float">
            <text:p>65343.99976944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0.131639582" calcext:value-type="float">
            <text:p>0.131639582</text:p>
          </table:table-cell>
          <table:table-cell table:formula="of:=[.I34]*[.J$1]" office:value-type="float" office:value="69016.00005096" calcext:value-type="float">
            <text:p>69016.00005096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0020277" calcext:value-type="float">
            <text:p>0.00020277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0.123717763" calcext:value-type="float">
            <text:p>0.123717763</text:p>
          </table:table-cell>
          <table:table-cell table:formula="of:=[.E35]*[.F$1]" office:value-type="float" office:value="68312.00001808" calcext:value-type="float">
            <text:p>68312.00001808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0.138101778" calcext:value-type="float">
            <text:p>0.138101778</text:p>
          </table:table-cell>
          <table:table-cell table:formula="of:=[.I35]*[.J$1]" office:value-type="float" office:value="72404.00016984" calcext:value-type="float">
            <text:p>72404.00016984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0019498" calcext:value-type="float">
            <text:p>0.00019498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0.12896262" calcext:value-type="float">
            <text:p>0.12896262</text:p>
          </table:table-cell>
          <table:table-cell table:formula="of:=[.E36]*[.F$1]" office:value-type="float" office:value="71208.0002592" calcext:value-type="float">
            <text:p>71208.0002592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0.144075685" calcext:value-type="float">
            <text:p>0.144075685</text:p>
          </table:table-cell>
          <table:table-cell table:formula="of:=[.I36]*[.J$1]" office:value-type="float" office:value="75536.0001318" calcext:value-type="float">
            <text:p>75536.0001318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018536" calcext:value-type="float">
            <text:p>0.0001853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0.134939148" calcext:value-type="float">
            <text:p>0.134939148</text:p>
          </table:table-cell>
          <table:table-cell table:formula="of:=[.E37]*[.F$1]" office:value-type="float" office:value="74507.99995968" calcext:value-type="float">
            <text:p>74507.99995968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0.150209812" calcext:value-type="float">
            <text:p>0.150209812</text:p>
          </table:table-cell>
          <table:table-cell table:formula="of:=[.I37]*[.J$1]" office:value-type="float" office:value="78752.00023536" calcext:value-type="float">
            <text:p>78752.00023536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018578" calcext:value-type="float">
            <text:p>0.00018578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0.141777746" calcext:value-type="float">
            <text:p>0.141777746</text:p>
          </table:table-cell>
          <table:table-cell table:formula="of:=[.E38]*[.F$1]" office:value-type="float" office:value="78284.00023136" calcext:value-type="float">
            <text:p>78284.00023136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0.156893263" calcext:value-type="float">
            <text:p>0.156893263</text:p>
          </table:table-cell>
          <table:table-cell table:formula="of:=[.I38]*[.J$1]" office:value-type="float" office:value="82255.99992564" calcext:value-type="float">
            <text:p>82255.99992564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0018535" calcext:value-type="float">
            <text:p>0.00018535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0.148616343" calcext:value-type="float">
            <text:p>0.148616343</text:p>
          </table:table-cell>
          <table:table-cell table:formula="of:=[.E39]*[.F$1]" office:value-type="float" office:value="82059.99995088" calcext:value-type="float">
            <text:p>82059.99995088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0.163981079" calcext:value-type="float">
            <text:p>0.163981079</text:p>
          </table:table-cell>
          <table:table-cell table:formula="of:=[.I39]*[.J$1]" office:value-type="float" office:value="85972.00009812" calcext:value-type="float">
            <text:p>85972.00009812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0018837" calcext:value-type="float">
            <text:p>0.00018837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0.15501304" calcext:value-type="float">
            <text:p>0.15501304</text:p>
          </table:table-cell>
          <table:table-cell table:formula="of:=[.E40]*[.F$1]" office:value-type="float" office:value="85592.0001664" calcext:value-type="float">
            <text:p>85592.0001664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0.171274891" calcext:value-type="float">
            <text:p>0.171274891</text:p>
          </table:table-cell>
          <table:table-cell table:formula="of:=[.I40]*[.J$1]" office:value-type="float" office:value="89795.99985348" calcext:value-type="float">
            <text:p>89795.99985348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0019906" calcext:value-type="float">
            <text:p>0.00019906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0.160308606" calcext:value-type="float">
            <text:p>0.160308606</text:p>
          </table:table-cell>
          <table:table-cell table:formula="of:=[.E41]*[.F$1]" office:value-type="float" office:value="88515.99988896" calcext:value-type="float">
            <text:p>88515.99988896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0.178850996" calcext:value-type="float">
            <text:p>0.178850996</text:p>
          </table:table-cell>
          <table:table-cell table:formula="of:=[.I41]*[.J$1]" office:value-type="float" office:value="93768.00018288" calcext:value-type="float">
            <text:p>93768.00018288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2323" calcext:value-type="float">
            <text:p>0.0002323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0.164546508" calcext:value-type="float">
            <text:p>0.164546508</text:p>
          </table:table-cell>
          <table:table-cell table:formula="of:=[.E42]*[.F$1]" office:value-type="float" office:value="90855.99985728" calcext:value-type="float">
            <text:p>90855.99985728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0.185992218" calcext:value-type="float">
            <text:p>0.185992218</text:p>
          </table:table-cell>
          <table:table-cell table:formula="of:=[.I42]*[.J$1]" office:value-type="float" office:value="97512.00005304" calcext:value-type="float">
            <text:p>97512.00005304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026841" calcext:value-type="float">
            <text:p>0.00026841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0.168777166" calcext:value-type="float">
            <text:p>0.168777166</text:p>
          </table:table-cell>
          <table:table-cell table:formula="of:=[.E43]*[.F$1]" office:value-type="float" office:value="93191.99997856" calcext:value-type="float">
            <text:p>93191.99997856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0.192576486" calcext:value-type="float">
            <text:p>0.192576486</text:p>
          </table:table-cell>
          <table:table-cell table:formula="of:=[.I43]*[.J$1]" office:value-type="float" office:value="100964.00008008" calcext:value-type="float">
            <text:p>100964.00008008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0031188" calcext:value-type="float">
            <text:p>0.00031188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0.173015068" calcext:value-type="float">
            <text:p>0.173015068</text:p>
          </table:table-cell>
          <table:table-cell table:formula="of:=[.E44]*[.F$1]" office:value-type="float" office:value="95531.99994688" calcext:value-type="float">
            <text:p>95531.99994688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0.197421225" calcext:value-type="float">
            <text:p>0.197421225</text:p>
          </table:table-cell>
          <table:table-cell table:formula="of:=[.I44]*[.J$1]" office:value-type="float" office:value="103503.999843" calcext:value-type="float">
            <text:p>103503.999843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00035636" calcext:value-type="float">
            <text:p>0.00035636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0.180730223" calcext:value-type="float">
            <text:p>0.180730223</text:p>
          </table:table-cell>
          <table:table-cell table:formula="of:=[.E45]*[.F$1]" office:value-type="float" office:value="99791.99993168" calcext:value-type="float">
            <text:p>99791.99993168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0.200213626" calcext:value-type="float">
            <text:p>0.200213626</text:p>
          </table:table-cell>
          <table:table-cell table:formula="of:=[.I45]*[.J$1]" office:value-type="float" office:value="104967.99983928" calcext:value-type="float">
            <text:p>104967.99983928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0037941" calcext:value-type="float">
            <text:p>0.00037941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0.189213272" calcext:value-type="float">
            <text:p>0.189213272</text:p>
          </table:table-cell>
          <table:table-cell table:formula="of:=[.E46]*[.F$1]" office:value-type="float" office:value="104476.00026752" calcext:value-type="float">
            <text:p>104476.00026752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0.203044175" calcext:value-type="float">
            <text:p>0.203044175</text:p>
          </table:table-cell>
          <table:table-cell table:formula="of:=[.I46]*[.J$1]" office:value-type="float" office:value="106452.000069" calcext:value-type="float">
            <text:p>106452.000069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003927" calcext:value-type="float">
            <text:p>0.0003927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0.196450304" calcext:value-type="float">
            <text:p>0.196450304</text:p>
          </table:table-cell>
          <table:table-cell table:formula="of:=[.E47]*[.F$1]" office:value-type="float" office:value="108471.99985664" calcext:value-type="float">
            <text:p>108471.99985664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0.20577554" calcext:value-type="float">
            <text:p>0.20577554</text:p>
          </table:table-cell>
          <table:table-cell table:formula="of:=[.I47]*[.J$1]" office:value-type="float" office:value="107884.0001112" calcext:value-type="float">
            <text:p>107884.0001112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0041682" calcext:value-type="float">
            <text:p>0.00041682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0.201021443" calcext:value-type="float">
            <text:p>0.201021443</text:p>
          </table:table-cell>
          <table:table-cell table:formula="of:=[.E48]*[.F$1]" office:value-type="float" office:value="110995.99996688" calcext:value-type="float">
            <text:p>110995.99996688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0.208018616" calcext:value-type="float">
            <text:p>0.208018616</text:p>
          </table:table-cell>
          <table:table-cell table:formula="of:=[.I48]*[.J$1]" office:value-type="float" office:value="109059.99999648" calcext:value-type="float">
            <text:p>109059.99999648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00044356" calcext:value-type="float">
            <text:p>0.00044356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0.205599826" calcext:value-type="float">
            <text:p>0.205599826</text:p>
          </table:table-cell>
          <table:table-cell table:formula="of:=[.E49]*[.F$1]" office:value-type="float" office:value="113523.99992416" calcext:value-type="float">
            <text:p>113523.99992416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0.20998703" calcext:value-type="float">
            <text:p>0.20998703</text:p>
          </table:table-cell>
          <table:table-cell table:formula="of:=[.I49]*[.J$1]" office:value-type="float" office:value="110092.0000884" calcext:value-type="float">
            <text:p>110092.0000884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0048868" calcext:value-type="float">
            <text:p>0.00048868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0.210178209" calcext:value-type="float">
            <text:p>0.210178209</text:p>
          </table:table-cell>
          <table:table-cell table:formula="of:=[.E50]*[.F$1]" office:value-type="float" office:value="116051.99988144" calcext:value-type="float">
            <text:p>116051.99988144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0.207965209" calcext:value-type="float">
            <text:p>0.207965209</text:p>
          </table:table-cell>
          <table:table-cell table:formula="of:=[.I50]*[.J$1]" office:value-type="float" office:value="109031.99977452" calcext:value-type="float">
            <text:p>109031.99977452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00052366" calcext:value-type="float">
            <text:p>0.00052366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0.215068096" calcext:value-type="float">
            <text:p>0.215068096</text:p>
          </table:table-cell>
          <table:table-cell table:formula="of:=[.E51]*[.F$1]" office:value-type="float" office:value="118751.99988736" calcext:value-type="float">
            <text:p>118751.99988736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0.205966278" calcext:value-type="float">
            <text:p>0.205966278</text:p>
          </table:table-cell>
          <table:table-cell table:formula="of:=[.I51]*[.J$1]" office:value-type="float" office:value="107984.00022984" calcext:value-type="float">
            <text:p>107984.00022984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055845" calcext:value-type="float">
            <text:p>0.00055845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0.221117068" calcext:value-type="float">
            <text:p>0.221117068</text:p>
          </table:table-cell>
          <table:table-cell table:formula="of:=[.E52]*[.F$1]" office:value-type="float" office:value="122092.00026688" calcext:value-type="float">
            <text:p>122092.00026688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0.20328069" calcext:value-type="float">
            <text:p>0.20328069</text:p>
          </table:table-cell>
          <table:table-cell table:formula="of:=[.I52]*[.J$1]" office:value-type="float" office:value="106576.0001532" calcext:value-type="float">
            <text:p>106576.0001532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00060249" calcext:value-type="float">
            <text:p>0.00060249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0.227173283" calcext:value-type="float">
            <text:p>0.227173283</text:p>
          </table:table-cell>
          <table:table-cell table:formula="of:=[.E53]*[.F$1]" office:value-type="float" office:value="125435.99994128" calcext:value-type="float">
            <text:p>125435.99994128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0.200350958" calcext:value-type="float">
            <text:p>0.200350958</text:p>
          </table:table-cell>
          <table:table-cell table:formula="of:=[.I53]*[.J$1]" office:value-type="float" office:value="105040.00026024" calcext:value-type="float">
            <text:p>105040.00026024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0064403" calcext:value-type="float">
            <text:p>0.00064403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0.233222254" calcext:value-type="float">
            <text:p>0.233222254</text:p>
          </table:table-cell>
          <table:table-cell table:formula="of:=[.E54]*[.F$1]" office:value-type="float" office:value="128775.99976864" calcext:value-type="float">
            <text:p>128775.99976864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0.197787442" calcext:value-type="float">
            <text:p>0.197787442</text:p>
          </table:table-cell>
          <table:table-cell table:formula="of:=[.I54]*[.J$1]" office:value-type="float" office:value="103696.00009176" calcext:value-type="float">
            <text:p>103696.00009176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00069672" calcext:value-type="float">
            <text:p>0.00069672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0.23927847" calcext:value-type="float">
            <text:p>0.23927847</text:p>
          </table:table-cell>
          <table:table-cell table:formula="of:=[.E55]*[.F$1]" office:value-type="float" office:value="132119.9999952" calcext:value-type="float">
            <text:p>132119.9999952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0.193728542" calcext:value-type="float">
            <text:p>0.193728542</text:p>
          </table:table-cell>
          <table:table-cell table:formula="of:=[.I55]*[.J$1]" office:value-type="float" office:value="101567.99999976" calcext:value-type="float">
            <text:p>101567.99999976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0007568" calcext:value-type="float">
            <text:p>0.0007568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0.242016807" calcext:value-type="float">
            <text:p>0.242016807</text:p>
          </table:table-cell>
          <table:table-cell table:formula="of:=[.E56]*[.F$1]" office:value-type="float" office:value="133632.00015312" calcext:value-type="float">
            <text:p>133632.00015312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0.186594949" calcext:value-type="float">
            <text:p>0.186594949</text:p>
          </table:table-cell>
          <table:table-cell table:formula="of:=[.I56]*[.J$1]" office:value-type="float" office:value="97827.99986172" calcext:value-type="float">
            <text:p>97827.99986172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008395" calcext:value-type="float">
            <text:p>0.0008395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0.244385685" calcext:value-type="float">
            <text:p>0.244385685</text:p>
          </table:table-cell>
          <table:table-cell table:formula="of:=[.E57]*[.F$1]" office:value-type="float" office:value="134939.9998296" calcext:value-type="float">
            <text:p>134939.9998296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0.180712596" calcext:value-type="float">
            <text:p>0.180712596</text:p>
          </table:table-cell>
          <table:table-cell table:formula="of:=[.I57]*[.J$1]" office:value-type="float" office:value="94743.99983088" calcext:value-type="float">
            <text:p>94743.99983088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00096167" calcext:value-type="float">
            <text:p>0.00096167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0.246385106" calcext:value-type="float">
            <text:p>0.246385106</text:p>
          </table:table-cell>
          <table:table-cell table:formula="of:=[.E58]*[.F$1]" office:value-type="float" office:value="136044.00012896" calcext:value-type="float">
            <text:p>136044.00012896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0.175951781" calcext:value-type="float">
            <text:p>0.175951781</text:p>
          </table:table-cell>
          <table:table-cell table:formula="of:=[.I58]*[.J$1]" office:value-type="float" office:value="92247.99974268" calcext:value-type="float">
            <text:p>92247.99974268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0011219" calcext:value-type="float">
            <text:p>0.0011219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0.248065778" calcext:value-type="float">
            <text:p>0.248065778</text:p>
          </table:table-cell>
          <table:table-cell table:formula="of:=[.E59]*[.F$1]" office:value-type="float" office:value="136971.99998048" calcext:value-type="float">
            <text:p>136971.99998048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0.171351186" calcext:value-type="float">
            <text:p>0.171351186</text:p>
          </table:table-cell>
          <table:table-cell table:formula="of:=[.I59]*[.J$1]" office:value-type="float" office:value="89835.99979608" calcext:value-type="float">
            <text:p>89835.99979608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0013552" calcext:value-type="float">
            <text:p>0.0013552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0.24974645" calcext:value-type="float">
            <text:p>0.24974645</text:p>
          </table:table-cell>
          <table:table-cell table:formula="of:=[.E60]*[.F$1]" office:value-type="float" office:value="137899.999832" calcext:value-type="float">
            <text:p>137899.999832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0.168772412" calcext:value-type="float">
            <text:p>0.168772412</text:p>
          </table:table-cell>
          <table:table-cell table:formula="of:=[.I60]*[.J$1]" office:value-type="float" office:value="88484.00016336" calcext:value-type="float">
            <text:p>88484.00016336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0016292" calcext:value-type="float">
            <text:p>0.0016292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0.251477833" calcext:value-type="float">
            <text:p>0.251477833</text:p>
          </table:table-cell>
          <table:table-cell table:formula="of:=[.E61]*[.F$1]" office:value-type="float" office:value="138856.00026928" calcext:value-type="float">
            <text:p>138856.00026928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0.166918441" calcext:value-type="float">
            <text:p>0.166918441</text:p>
          </table:table-cell>
          <table:table-cell table:formula="of:=[.I61]*[.J$1]" office:value-type="float" office:value="87512.00024748" calcext:value-type="float">
            <text:p>87512.00024748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20184" calcext:value-type="float">
            <text:p>0.0020184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0.253491742" calcext:value-type="float">
            <text:p>0.253491742</text:p>
          </table:table-cell>
          <table:table-cell table:formula="of:=[.E62]*[.F$1]" office:value-type="float" office:value="139968.00026272" calcext:value-type="float">
            <text:p>139968.00026272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0.168184939" calcext:value-type="float">
            <text:p>0.168184939</text:p>
          </table:table-cell>
          <table:table-cell table:formula="of:=[.I62]*[.J$1]" office:value-type="float" office:value="88175.99981892" calcext:value-type="float">
            <text:p>88175.99981892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0023501" calcext:value-type="float">
            <text:p>0.0023501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0.255512895" calcext:value-type="float">
            <text:p>0.255512895</text:p>
          </table:table-cell>
          <table:table-cell table:formula="of:=[.E63]*[.F$1]" office:value-type="float" office:value="141084.0001032" calcext:value-type="float">
            <text:p>141084.000103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0.174700542" calcext:value-type="float">
            <text:p>0.174700542</text:p>
          </table:table-cell>
          <table:table-cell table:formula="of:=[.I63]*[.J$1]" office:value-type="float" office:value="91592.00015976" calcext:value-type="float">
            <text:p>91592.00015976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0025524" calcext:value-type="float">
            <text:p>0.0025524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0.257526804" calcext:value-type="float">
            <text:p>0.257526804</text:p>
          </table:table-cell>
          <table:table-cell table:formula="of:=[.E64]*[.F$1]" office:value-type="float" office:value="142196.00009664" calcext:value-type="float">
            <text:p>142196.00009664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0.181467918" calcext:value-type="float">
            <text:p>0.181467918</text:p>
          </table:table-cell>
          <table:table-cell table:formula="of:=[.I64]*[.J$1]" office:value-type="float" office:value="95140.00004904" calcext:value-type="float">
            <text:p>95140.00004904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0027167" calcext:value-type="float">
            <text:p>0.0027167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0.259547957" calcext:value-type="float">
            <text:p>0.259547957</text:p>
          </table:table-cell>
          <table:table-cell table:formula="of:=[.E65]*[.F$1]" office:value-type="float" office:value="143311.99993712" calcext:value-type="float">
            <text:p>143311.99993712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0.188708324" calcext:value-type="float">
            <text:p>0.188708324</text:p>
          </table:table-cell>
          <table:table-cell table:formula="of:=[.I65]*[.J$1]" office:value-type="float" office:value="98936.00010672" calcext:value-type="float">
            <text:p>98936.00010672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0028383" calcext:value-type="float">
            <text:p>0.002838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0.261561866" calcext:value-type="float">
            <text:p>0.261561866</text:p>
          </table:table-cell>
          <table:table-cell table:formula="of:=[.E66]*[.F$1]" office:value-type="float" office:value="144423.99993056" calcext:value-type="float">
            <text:p>144423.99993056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0.197283894" calcext:value-type="float">
            <text:p>0.197283894</text:p>
          </table:table-cell>
          <table:table-cell table:formula="of:=[.I66]*[.J$1]" office:value-type="float" office:value="103431.99994632" calcext:value-type="float">
            <text:p>103431.99994632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029587" calcext:value-type="float">
            <text:p>0.0029587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0.26302521" calcext:value-type="float">
            <text:p>0.26302521</text:p>
          </table:table-cell>
          <table:table-cell table:formula="of:=[.E67]*[.F$1]" office:value-type="float" office:value="145231.9999536" calcext:value-type="float">
            <text:p>145231.9999536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0.208979934" calcext:value-type="float">
            <text:p>0.208979934</text:p>
          </table:table-cell>
          <table:table-cell table:formula="of:=[.I67]*[.J$1]" office:value-type="float" office:value="109563.99979752" calcext:value-type="float">
            <text:p>109563.99979752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0029984" calcext:value-type="float">
            <text:p>0.0029984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0.26302521" calcext:value-type="float">
            <text:p>0.26302521</text:p>
          </table:table-cell>
          <table:table-cell table:formula="of:=[.E68]*[.F$1]" office:value-type="float" office:value="145231.9999536" calcext:value-type="float">
            <text:p>145231.9999536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0.223102159" calcext:value-type="float">
            <text:p>0.223102159</text:p>
          </table:table-cell>
          <table:table-cell table:formula="of:=[.I68]*[.J$1]" office:value-type="float" office:value="116967.99992052" calcext:value-type="float">
            <text:p>116967.99992052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0030699" calcext:value-type="float">
            <text:p>0.003069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0.269248044" calcext:value-type="float">
            <text:p>0.269248044</text:p>
          </table:table-cell>
          <table:table-cell table:formula="of:=[.E69]*[.F$1]" office:value-type="float" office:value="148667.99997504" calcext:value-type="float">
            <text:p>148667.9999750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0.239223316" calcext:value-type="float">
            <text:p>0.239223316</text:p>
          </table:table-cell>
          <table:table-cell table:formula="of:=[.I69]*[.J$1]" office:value-type="float" office:value="125420.00011248" calcext:value-type="float">
            <text:p>125420.00011248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030841" calcext:value-type="float">
            <text:p>0.0030841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0.278738047" calcext:value-type="float">
            <text:p>0.278738047</text:p>
          </table:table-cell>
          <table:table-cell table:formula="of:=[.E70]*[.F$1]" office:value-type="float" office:value="153908.00003152" calcext:value-type="float">
            <text:p>153908.00003152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0.257747768" calcext:value-type="float">
            <text:p>0.257747768</text:p>
          </table:table-cell>
          <table:table-cell table:formula="of:=[.I70]*[.J$1]" office:value-type="float" office:value="135131.99980704" calcext:value-type="float">
            <text:p>135131.99980704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0031255" calcext:value-type="float">
            <text:p>0.0031255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0.288945233" calcext:value-type="float">
            <text:p>0.288945233</text:p>
          </table:table-cell>
          <table:table-cell table:formula="of:=[.E71]*[.F$1]" office:value-type="float" office:value="159543.99985328" calcext:value-type="float">
            <text:p>159543.99985328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0.282482643" calcext:value-type="float">
            <text:p>0.282482643</text:p>
          </table:table-cell>
          <table:table-cell table:formula="of:=[.I71]*[.J$1]" office:value-type="float" office:value="148100.00007204" calcext:value-type="float">
            <text:p>148100.00007204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32358" calcext:value-type="float">
            <text:p>0.0032358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0.3038612" calcext:value-type="float">
            <text:p>0.3038612</text:p>
          </table:table-cell>
          <table:table-cell table:formula="of:=[.E72]*[.F$1]" office:value-type="float" office:value="167780.000192" calcext:value-type="float">
            <text:p>167780.000192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0.319958801" calcext:value-type="float">
            <text:p>0.319958801</text:p>
          </table:table-cell>
          <table:table-cell table:formula="of:=[.I72]*[.J$1]" office:value-type="float" office:value="167748.00018828" calcext:value-type="float">
            <text:p>167748.00018828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0034113" calcext:value-type="float">
            <text:p>0.0034113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0.32599971" calcext:value-type="float">
            <text:p>0.32599971</text:p>
          </table:table-cell>
          <table:table-cell table:formula="of:=[.E73]*[.F$1]" office:value-type="float" office:value="180003.9998736" calcext:value-type="float">
            <text:p>180003.9998736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0.361905852" calcext:value-type="float">
            <text:p>0.361905852</text:p>
          </table:table-cell>
          <table:table-cell table:formula="of:=[.I73]*[.J$1]" office:value-type="float" office:value="189740.00008656" calcext:value-type="float">
            <text:p>189740.00008656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0036898" calcext:value-type="float">
            <text:p>0.0036898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0.346892205" calcext:value-type="float">
            <text:p>0.346892205</text:p>
          </table:table-cell>
          <table:table-cell table:formula="of:=[.E74]*[.F$1]" office:value-type="float" office:value="191539.9999128" calcext:value-type="float">
            <text:p>191539.9999128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0.404478523" calcext:value-type="float">
            <text:p>0.404478523</text:p>
          </table:table-cell>
          <table:table-cell table:formula="of:=[.I74]*[.J$1]" office:value-type="float" office:value="212060.00003844" calcext:value-type="float">
            <text:p>212060.00003844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0038362" calcext:value-type="float">
            <text:p>0.0038362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0.366060562" calcext:value-type="float">
            <text:p>0.366060562</text:p>
          </table:table-cell>
          <table:table-cell table:formula="of:=[.E75]*[.F$1]" office:value-type="float" office:value="202123.99991392" calcext:value-type="float">
            <text:p>202123.99991392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0.441771572" calcext:value-type="float">
            <text:p>0.441771572</text:p>
          </table:table-cell>
          <table:table-cell table:formula="of:=[.I75]*[.J$1]" office:value-type="float" office:value="231611.99976816" calcext:value-type="float">
            <text:p>231611.99976816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039355" calcext:value-type="float">
            <text:p>0.0039355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0.385236163" calcext:value-type="float">
            <text:p>0.385236163</text:p>
          </table:table-cell>
          <table:table-cell table:formula="of:=[.E76]*[.F$1]" office:value-type="float" office:value="212711.99976208" calcext:value-type="float">
            <text:p>212711.99976208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0.473800259" calcext:value-type="float">
            <text:p>0.473800259</text:p>
          </table:table-cell>
          <table:table-cell table:formula="of:=[.I76]*[.J$1]" office:value-type="float" office:value="248403.99978852" calcext:value-type="float">
            <text:p>248403.99978852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040559" calcext:value-type="float">
            <text:p>0.0040559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40440452" calcext:value-type="float">
            <text:p>0.40440452</text:p>
          </table:table-cell>
          <table:table-cell table:formula="of:=[.E77]*[.F$1]" office:value-type="float" office:value="223295.9997632" calcext:value-type="float">
            <text:p>223295.9997632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50780499" calcext:value-type="float">
            <text:p>0.50780499</text:p>
          </table:table-cell>
          <table:table-cell table:formula="of:=[.I77]*[.J$1]" office:value-type="float" office:value="266232.0001572" calcext:value-type="float">
            <text:p>266232.0001572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0042454" calcext:value-type="float">
            <text:p>0.0042454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0.427752825" calcext:value-type="float">
            <text:p>0.427752825</text:p>
          </table:table-cell>
          <table:table-cell table:formula="of:=[.E78]*[.F$1]" office:value-type="float" office:value="236187.999852" calcext:value-type="float">
            <text:p>236187.999852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0.54212253" calcext:value-type="float">
            <text:p>0.54212253</text:p>
          </table:table-cell>
          <table:table-cell table:formula="of:=[.I78]*[.J$1]" office:value-type="float" office:value="284224.0000284" calcext:value-type="float">
            <text:p>284224.0000284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0045298" calcext:value-type="float">
            <text:p>0.0045298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0.458866995" calcext:value-type="float">
            <text:p>0.458866995</text:p>
          </table:table-cell>
          <table:table-cell table:formula="of:=[.E79]*[.F$1]" office:value-type="float" office:value="253367.9999592" calcext:value-type="float">
            <text:p>253367.9999592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0.588838025" calcext:value-type="float">
            <text:p>0.588838025</text:p>
          </table:table-cell>
          <table:table-cell table:formula="of:=[.I79]*[.J$1]" office:value-type="float" office:value="308715.999747" calcext:value-type="float">
            <text:p>308715.999747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048303" calcext:value-type="float">
            <text:p>0.0048303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0.489981165" calcext:value-type="float">
            <text:p>0.489981165</text:p>
          </table:table-cell>
          <table:table-cell table:formula="of:=[.E80]*[.F$1]" office:value-type="float" office:value="270548.0000664" calcext:value-type="float">
            <text:p>270548.0000664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0.675608453" calcext:value-type="float">
            <text:p>0.675608453</text:p>
          </table:table-cell>
          <table:table-cell table:formula="of:=[.I80]*[.J$1]" office:value-type="float" office:value="354207.99973884" calcext:value-type="float">
            <text:p>354207.99973884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0053574" calcext:value-type="float">
            <text:p>0.0053574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0.520421617" calcext:value-type="float">
            <text:p>0.520421617</text:p>
          </table:table-cell>
          <table:table-cell table:formula="of:=[.E81]*[.F$1]" office:value-type="float" office:value="287356.00004272" calcext:value-type="float">
            <text:p>287356.00004272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0.805523766" calcext:value-type="float">
            <text:p>0.805523766</text:p>
          </table:table-cell>
          <table:table-cell table:formula="of:=[.I81]*[.J$1]" office:value-type="float" office:value="422320.00003848" calcext:value-type="float">
            <text:p>422320.00003848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6012" calcext:value-type="float">
            <text:p>0.006012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0.550485367" calcext:value-type="float">
            <text:p>0.550485367</text:p>
          </table:table-cell>
          <table:table-cell table:formula="of:=[.E82]*[.F$1]" office:value-type="float" office:value="303956.00024272" calcext:value-type="float">
            <text:p>303956.00024272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0.890440223" calcext:value-type="float">
            <text:p>0.890440223</text:p>
          </table:table-cell>
          <table:table-cell table:formula="of:=[.I82]*[.J$1]" office:value-type="float" office:value="466840.00011444" calcext:value-type="float">
            <text:p>466840.00011444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0073112" calcext:value-type="float">
            <text:p>0.0073112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0.581976239" calcext:value-type="float">
            <text:p>0.581976239</text:p>
          </table:table-cell>
          <table:table-cell table:formula="of:=[.E83]*[.F$1]" office:value-type="float" office:value="321344.00012624" calcext:value-type="float">
            <text:p>321344.00012624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0.954070344" calcext:value-type="float">
            <text:p>0.954070344</text:p>
          </table:table-cell>
          <table:table-cell table:formula="of:=[.I83]*[.J$1]" office:value-type="float" office:value="500199.99995232" calcext:value-type="float">
            <text:p>500199.99995232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08851" calcext:value-type="float">
            <text:p>0.008851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0.620465083" calcext:value-type="float">
            <text:p>0.620465083</text:p>
          </table:table-cell>
          <table:table-cell table:formula="of:=[.E84]*[.F$1]" office:value-type="float" office:value="342596.00022928" calcext:value-type="float">
            <text:p>342596.00022928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table:formula="of:=[.I84]*[.J$1]" office:value-type="float" office:value="524280" calcext:value-type="float">
            <text:p>524280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10544" calcext:value-type="float">
            <text:p>0.010544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0.658953926" calcext:value-type="float">
            <text:p>0.658953926</text:p>
          </table:table-cell>
          <table:table-cell table:formula="of:=[.E85]*[.F$1]" office:value-type="float" office:value="363847.99978016" calcext:value-type="float">
            <text:p>363847.99978016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0.995422293" calcext:value-type="float">
            <text:p>0.995422293</text:p>
          </table:table-cell>
          <table:table-cell table:formula="of:=[.I85]*[.J$1]" office:value-type="float" office:value="521879.99977404" calcext:value-type="float">
            <text:p>521879.99977404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012736" calcext:value-type="float">
            <text:p>0.012736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0.69849319" calcext:value-type="float">
            <text:p>0.69849319</text:p>
          </table:table-cell>
          <table:table-cell table:formula="of:=[.E86]*[.F$1]" office:value-type="float" office:value="385679.9997904" calcext:value-type="float">
            <text:p>385679.9997904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0.983291371" calcext:value-type="float">
            <text:p>0.983291371</text:p>
          </table:table-cell>
          <table:table-cell table:formula="of:=[.I86]*[.J$1]" office:value-type="float" office:value="515519.99998788" calcext:value-type="float">
            <text:p>515519.99998788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01585" calcext:value-type="float">
            <text:p>0.01585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0.738119386" calcext:value-type="float">
            <text:p>0.738119386</text:p>
          </table:table-cell>
          <table:table-cell table:formula="of:=[.E87]*[.F$1]" office:value-type="float" office:value="407560.00017376" calcext:value-type="float">
            <text:p>407560.00017376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0.91622797" calcext:value-type="float">
            <text:p>0.91622797</text:p>
          </table:table-cell>
          <table:table-cell table:formula="of:=[.I87]*[.J$1]" office:value-type="float" office:value="480360.0001116" calcext:value-type="float">
            <text:p>480360.0001116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01981" calcext:value-type="float">
            <text:p>0.01981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0.778542451" calcext:value-type="float">
            <text:p>0.778542451</text:p>
          </table:table-cell>
          <table:table-cell table:formula="of:=[.E88]*[.F$1]" office:value-type="float" office:value="429879.99974416" calcext:value-type="float">
            <text:p>429879.99974416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0.823758297" calcext:value-type="float">
            <text:p>0.823758297</text:p>
          </table:table-cell>
          <table:table-cell table:formula="of:=[.I88]*[.J$1]" office:value-type="float" office:value="431879.99995116" calcext:value-type="float">
            <text:p>431879.99995116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23063" calcext:value-type="float">
            <text:p>0.023063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0.835265141" calcext:value-type="float">
            <text:p>0.835265141</text:p>
          </table:table-cell>
          <table:table-cell table:formula="of:=[.E89]*[.F$1]" office:value-type="float" office:value="461200.00025456" calcext:value-type="float">
            <text:p>461200.00025456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0.71762417" calcext:value-type="float">
            <text:p>0.71762417</text:p>
          </table:table-cell>
          <table:table-cell table:formula="of:=[.I89]*[.J$1]" office:value-type="float" office:value="376235.9998476" calcext:value-type="float">
            <text:p>376235.9998476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24773" calcext:value-type="float">
            <text:p>0.024773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0.87264561" calcext:value-type="float">
            <text:p>0.87264561</text:p>
          </table:table-cell>
          <table:table-cell table:formula="of:=[.E90]*[.F$1]" office:value-type="float" office:value="481840.0000176" calcext:value-type="float">
            <text:p>481840.0000176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0.621866178" calcext:value-type="float">
            <text:p>0.621866178</text:p>
          </table:table-cell>
          <table:table-cell table:formula="of:=[.I90]*[.J$1]" office:value-type="float" office:value="326031.99980184" calcext:value-type="float">
            <text:p>326031.99980184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025818" calcext:value-type="float">
            <text:p>0.025818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0.907055926" calcext:value-type="float">
            <text:p>0.907055926</text:p>
          </table:table-cell>
          <table:table-cell table:formula="of:=[.E91]*[.F$1]" office:value-type="float" office:value="500840.00010016" calcext:value-type="float">
            <text:p>500840.00010016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0.540001526" calcext:value-type="float">
            <text:p>0.540001526</text:p>
          </table:table-cell>
          <table:table-cell table:formula="of:=[.I91]*[.J$1]" office:value-type="float" office:value="283112.00005128" calcext:value-type="float">
            <text:p>283112.00005128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26125" calcext:value-type="float">
            <text:p>0.026125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0.957331208" calcext:value-type="float">
            <text:p>0.957331208</text:p>
          </table:table-cell>
          <table:table-cell table:formula="of:=[.E92]*[.F$1]" office:value-type="float" office:value="528599.99980928" calcext:value-type="float">
            <text:p>528599.99980928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0.469352255" calcext:value-type="float">
            <text:p>0.469352255</text:p>
          </table:table-cell>
          <table:table-cell table:formula="of:=[.I92]*[.J$1]" office:value-type="float" office:value="246072.0002514" calcext:value-type="float">
            <text:p>246072.0002514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026294" calcext:value-type="float">
            <text:p>0.026294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table:formula="of:=[.E93]*[.F$1]" office:value-type="float" office:value="552160" calcext:value-type="float">
            <text:p>552160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0.408407721" calcext:value-type="float">
            <text:p>0.408407721</text:p>
          </table:table-cell>
          <table:table-cell table:formula="of:=[.I93]*[.J$1]" office:value-type="float" office:value="214119.99996588" calcext:value-type="float">
            <text:p>214119.99996588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26114" calcext:value-type="float">
            <text:p>0.026114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table:formula="of:=[.E94]*[.F$1]" office:value-type="float" office:value="552160" calcext:value-type="float">
            <text:p>552160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0.315350576" calcext:value-type="float">
            <text:p>0.315350576</text:p>
          </table:table-cell>
          <table:table-cell table:formula="of:=[.I94]*[.J$1]" office:value-type="float" office:value="165331.99998528" calcext:value-type="float">
            <text:p>165331.99998528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02577" calcext:value-type="float">
            <text:p>0.02577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0.990727325" calcext:value-type="float">
            <text:p>0.990727325</text:p>
          </table:table-cell>
          <table:table-cell table:formula="of:=[.E95]*[.F$1]" office:value-type="float" office:value="547039.999772" calcext:value-type="float">
            <text:p>547039.999772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0.253337911" calcext:value-type="float">
            <text:p>0.253337911</text:p>
          </table:table-cell>
          <table:table-cell table:formula="of:=[.I95]*[.J$1]" office:value-type="float" office:value="132819.99997908" calcext:value-type="float">
            <text:p>132819.99997908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02495" calcext:value-type="float">
            <text:p>0.02495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0.908359896" calcext:value-type="float">
            <text:p>0.908359896</text:p>
          </table:table-cell>
          <table:table-cell table:formula="of:=[.E96]*[.F$1]" office:value-type="float" office:value="501560.00017536" calcext:value-type="float">
            <text:p>501560.00017536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0.227244984" calcext:value-type="float">
            <text:p>0.227244984</text:p>
          </table:table-cell>
          <table:table-cell table:formula="of:=[.I96]*[.J$1]" office:value-type="float" office:value="119140.00021152" calcext:value-type="float">
            <text:p>119140.00021152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23981" calcext:value-type="float">
            <text:p>0.023981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0.748478702" calcext:value-type="float">
            <text:p>0.748478702</text:p>
          </table:table-cell>
          <table:table-cell table:formula="of:=[.E97]*[.F$1]" office:value-type="float" office:value="413280.00009632" calcext:value-type="float">
            <text:p>413280.00009632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0.195658808" calcext:value-type="float">
            <text:p>0.195658808</text:p>
          </table:table-cell>
          <table:table-cell table:formula="of:=[.I97]*[.J$1]" office:value-type="float" office:value="102579.99985824" calcext:value-type="float">
            <text:p>102579.99985824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22706" calcext:value-type="float">
            <text:p>0.022706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0.657852796" calcext:value-type="float">
            <text:p>0.657852796</text:p>
          </table:table-cell>
          <table:table-cell table:formula="of:=[.E98]*[.F$1]" office:value-type="float" office:value="363239.99983936" calcext:value-type="float">
            <text:p>363239.99983936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0.176966506" calcext:value-type="float">
            <text:p>0.176966506</text:p>
          </table:table-cell>
          <table:table-cell table:formula="of:=[.I98]*[.J$1]" office:value-type="float" office:value="92779.99976568" calcext:value-type="float">
            <text:p>92779.99976568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021429" calcext:value-type="float">
            <text:p>0.021429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0.512032744" calcext:value-type="float">
            <text:p>0.512032744</text:p>
          </table:table-cell>
          <table:table-cell table:formula="of:=[.E99]*[.F$1]" office:value-type="float" office:value="282723.99992704" calcext:value-type="float">
            <text:p>282723.99992704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0.155344472" calcext:value-type="float">
            <text:p>0.155344472</text:p>
          </table:table-cell>
          <table:table-cell table:formula="of:=[.I99]*[.J$1]" office:value-type="float" office:value="81443.99978016" calcext:value-type="float">
            <text:p>81443.99978016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020374" calcext:value-type="float">
            <text:p>0.020374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0.429629093" calcext:value-type="float">
            <text:p>0.429629093</text:p>
          </table:table-cell>
          <table:table-cell table:formula="of:=[.E100]*[.F$1]" office:value-type="float" office:value="237223.99999088" calcext:value-type="float">
            <text:p>237223.99999088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0.145578698" calcext:value-type="float">
            <text:p>0.145578698</text:p>
          </table:table-cell>
          <table:table-cell table:formula="of:=[.I100]*[.J$1]" office:value-type="float" office:value="76323.99978744" calcext:value-type="float">
            <text:p>76323.99978744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019902" calcext:value-type="float">
            <text:p>0.019902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0.313894523" calcext:value-type="float">
            <text:p>0.313894523</text:p>
          </table:table-cell>
          <table:table-cell table:formula="of:=[.E101]*[.F$1]" office:value-type="float" office:value="173319.99981968" calcext:value-type="float">
            <text:p>173319.99981968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0.127878233" calcext:value-type="float">
            <text:p>0.127878233</text:p>
          </table:table-cell>
          <table:table-cell table:formula="of:=[.I101]*[.J$1]" office:value-type="float" office:value="67043.99999724" calcext:value-type="float">
            <text:p>67043.99999724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1964" calcext:value-type="float">
            <text:p>0.01964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0.187068966" calcext:value-type="float">
            <text:p>0.187068966</text:p>
          </table:table-cell>
          <table:table-cell table:formula="of:=[.E102]*[.F$1]" office:value-type="float" office:value="103292.00026656" calcext:value-type="float">
            <text:p>103292.00026656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0.11981384" calcext:value-type="float">
            <text:p>0.11981384</text:p>
          </table:table-cell>
          <table:table-cell table:formula="of:=[.I102]*[.J$1]" office:value-type="float" office:value="62816.0000352" calcext:value-type="float">
            <text:p>62816.0000352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019815" calcext:value-type="float">
            <text:p>0.019815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float" office:value="0.113445378" calcext:value-type="float">
            <text:p>0.113445378</text:p>
          </table:table-cell>
          <table:table-cell table:formula="of:=[.E103]*[.F$1]" office:value-type="float" office:value="62639.99991648" calcext:value-type="float">
            <text:p>62639.99991648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float" office:value="0.112275883" calcext:value-type="float">
            <text:p>0.112275883</text:p>
          </table:table-cell>
          <table:table-cell table:formula="of:=[.I103]*[.J$1]" office:value-type="float" office:value="58863.99993924" calcext:value-type="float">
            <text:p>58863.99993924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020657" calcext:value-type="float">
            <text:p>0.020657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0.065506375" calcext:value-type="float">
            <text:p>0.065506375</text:p>
          </table:table-cell>
          <table:table-cell table:formula="of:=[.E104]*[.F$1]" office:value-type="float" office:value="36170.00002" calcext:value-type="float">
            <text:p>36170.00002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0.102143893" calcext:value-type="float">
            <text:p>0.102143893</text:p>
          </table:table-cell>
          <table:table-cell table:formula="of:=[.I104]*[.J$1]" office:value-type="float" office:value="53552.00022204" calcext:value-type="float">
            <text:p>53552.00022204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022335" calcext:value-type="float">
            <text:p>0.022335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0.055597653" calcext:value-type="float">
            <text:p>0.055597653</text:p>
          </table:table-cell>
          <table:table-cell table:formula="of:=[.E105]*[.F$1]" office:value-type="float" office:value="30698.80008048" calcext:value-type="float">
            <text:p>30698.80008048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0.094407568" calcext:value-type="float">
            <text:p>0.094407568</text:p>
          </table:table-cell>
          <table:table-cell table:formula="of:=[.I105]*[.J$1]" office:value-type="float" office:value="49495.99975104" calcext:value-type="float">
            <text:p>49495.99975104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024829" calcext:value-type="float">
            <text:p>0.024829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0.046882063" calcext:value-type="float">
            <text:p>0.046882063</text:p>
          </table:table-cell>
          <table:table-cell table:formula="of:=[.E106]*[.F$1]" office:value-type="float" office:value="25886.39990608" calcext:value-type="float">
            <text:p>25886.39990608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0.090592813" calcext:value-type="float">
            <text:p>0.090592813</text:p>
          </table:table-cell>
          <table:table-cell table:formula="of:=[.I106]*[.J$1]" office:value-type="float" office:value="47495.99999964" calcext:value-type="float">
            <text:p>47495.99999964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027737" calcext:value-type="float">
            <text:p>0.027737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0.042358737" calcext:value-type="float">
            <text:p>0.042358737</text:p>
          </table:table-cell>
          <table:table-cell table:formula="of:=[.E107]*[.F$1]" office:value-type="float" office:value="23388.80022192" calcext:value-type="float">
            <text:p>23388.80022192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0.084840162" calcext:value-type="float">
            <text:p>0.084840162</text:p>
          </table:table-cell>
          <table:table-cell table:formula="of:=[.I107]*[.J$1]" office:value-type="float" office:value="44480.00013336" calcext:value-type="float">
            <text:p>44480.00013336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030905" calcext:value-type="float">
            <text:p>0.030905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0.03783541" calcext:value-type="float">
            <text:p>0.03783541</text:p>
          </table:table-cell>
          <table:table-cell table:formula="of:=[.E108]*[.F$1]" office:value-type="float" office:value="20891.1999856" calcext:value-type="float">
            <text:p>20891.1999856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0.078812848" calcext:value-type="float">
            <text:p>0.078812848</text:p>
          </table:table-cell>
          <table:table-cell table:formula="of:=[.I108]*[.J$1]" office:value-type="float" office:value="41319.99994944" calcext:value-type="float">
            <text:p>41319.99994944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033732" calcext:value-type="float">
            <text:p>0.033732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0.034882643" calcext:value-type="float">
            <text:p>0.034882643</text:p>
          </table:table-cell>
          <table:table-cell table:formula="of:=[.E109]*[.F$1]" office:value-type="float" office:value="19260.80015888" calcext:value-type="float">
            <text:p>19260.80015888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0.075927367" calcext:value-type="float">
            <text:p>0.075927367</text:p>
          </table:table-cell>
          <table:table-cell table:formula="of:=[.I109]*[.J$1]" office:value-type="float" office:value="39807.19997076" calcext:value-type="float">
            <text:p>39807.19997076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036808" calcext:value-type="float">
            <text:p>0.036808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0.032857143" calcext:value-type="float">
            <text:p>0.032857143</text:p>
          </table:table-cell>
          <table:table-cell table:formula="of:=[.E110]*[.F$1]" office:value-type="float" office:value="18142.40007888" calcext:value-type="float">
            <text:p>18142.40007888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0.070712596" calcext:value-type="float">
            <text:p>0.070712596</text:p>
          </table:table-cell>
          <table:table-cell table:formula="of:=[.I110]*[.J$1]" office:value-type="float" office:value="37073.19983088" calcext:value-type="float">
            <text:p>37073.19983088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03999" calcext:value-type="float">
            <text:p>0.03999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0.030834541" calcext:value-type="float">
            <text:p>0.030834541</text:p>
          </table:table-cell>
          <table:table-cell table:formula="of:=[.E111]*[.F$1]" office:value-type="float" office:value="17025.60015856" calcext:value-type="float">
            <text:p>17025.60015856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0.066511788" calcext:value-type="float">
            <text:p>0.066511788</text:p>
          </table:table-cell>
          <table:table-cell table:formula="of:=[.I111]*[.J$1]" office:value-type="float" office:value="34870.80021264" calcext:value-type="float">
            <text:p>34870.80021264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043343" calcext:value-type="float">
            <text:p>0.043343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0.029260359" calcext:value-type="float">
            <text:p>0.029260359</text:p>
          </table:table-cell>
          <table:table-cell table:formula="of:=[.E112]*[.F$1]" office:value-type="float" office:value="16156.39982544" calcext:value-type="float">
            <text:p>16156.39982544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0.063342489" calcext:value-type="float">
            <text:p>0.063342489</text:p>
          </table:table-cell>
          <table:table-cell table:formula="of:=[.I112]*[.J$1]" office:value-type="float" office:value="33209.20013292" calcext:value-type="float">
            <text:p>33209.20013292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046336" calcext:value-type="float">
            <text:p>0.046336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0.02772747" calcext:value-type="float">
            <text:p>0.02772747</text:p>
          </table:table-cell>
          <table:table-cell table:formula="of:=[.E113]*[.F$1]" office:value-type="float" office:value="15309.9998352" calcext:value-type="float">
            <text:p>15309.9998352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0.060311284" calcext:value-type="float">
            <text:p>0.060311284</text:p>
          </table:table-cell>
          <table:table-cell table:formula="of:=[.I113]*[.J$1]" office:value-type="float" office:value="31619.99997552" calcext:value-type="float">
            <text:p>31619.99997552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048978" calcext:value-type="float">
            <text:p>0.048978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0.027253695" calcext:value-type="float">
            <text:p>0.027253695</text:p>
          </table:table-cell>
          <table:table-cell table:formula="of:=[.E114]*[.F$1]" office:value-type="float" office:value="15048.4002312" calcext:value-type="float">
            <text:p>15048.4002312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0.05743801" calcext:value-type="float">
            <text:p>0.05743801</text:p>
          </table:table-cell>
          <table:table-cell table:formula="of:=[.I114]*[.J$1]" office:value-type="float" office:value="30113.5998828" calcext:value-type="float">
            <text:p>30113.5998828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051515" calcext:value-type="float">
            <text:p>0.051515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0.026790785" calcext:value-type="float">
            <text:p>0.026790785</text:p>
          </table:table-cell>
          <table:table-cell table:formula="of:=[.E115]*[.F$1]" office:value-type="float" office:value="14792.7998456" calcext:value-type="float">
            <text:p>14792.7998456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0.055029374" calcext:value-type="float">
            <text:p>0.055029374</text:p>
          </table:table-cell>
          <table:table-cell table:formula="of:=[.I115]*[.J$1]" office:value-type="float" office:value="28850.80020072" calcext:value-type="float">
            <text:p>28850.80020072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054074" calcext:value-type="float">
            <text:p>0.054074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0.026545204" calcext:value-type="float">
            <text:p>0.026545204</text:p>
          </table:table-cell>
          <table:table-cell table:formula="of:=[.E116]*[.F$1]" office:value-type="float" office:value="14657.19984064" calcext:value-type="float">
            <text:p>14657.19984064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0.052868696" calcext:value-type="float">
            <text:p>0.052868696</text:p>
          </table:table-cell>
          <table:table-cell table:formula="of:=[.I116]*[.J$1]" office:value-type="float" office:value="27717.99993888" calcext:value-type="float">
            <text:p>27717.99993888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56111" calcext:value-type="float">
            <text:p>0.056111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0.026351058" calcext:value-type="float">
            <text:p>0.026351058</text:p>
          </table:table-cell>
          <table:table-cell table:formula="of:=[.E117]*[.F$1]" office:value-type="float" office:value="14550.00018528" calcext:value-type="float">
            <text:p>14550.00018528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0.050791943" calcext:value-type="float">
            <text:p>0.050791943</text:p>
          </table:table-cell>
          <table:table-cell table:formula="of:=[.I117]*[.J$1]" office:value-type="float" office:value="26629.19987604" calcext:value-type="float">
            <text:p>26629.19987604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057942" calcext:value-type="float">
            <text:p>0.057942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0.026950884" calcext:value-type="float">
            <text:p>0.026950884</text:p>
          </table:table-cell>
          <table:table-cell table:formula="of:=[.E118]*[.F$1]" office:value-type="float" office:value="14881.20010944" calcext:value-type="float">
            <text:p>14881.20010944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0.04902266" calcext:value-type="float">
            <text:p>0.04902266</text:p>
          </table:table-cell>
          <table:table-cell table:formula="of:=[.I118]*[.J$1]" office:value-type="float" office:value="25701.6001848" calcext:value-type="float">
            <text:p>25701.6001848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060113" calcext:value-type="float">
            <text:p>0.060113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0.02755071" calcext:value-type="float">
            <text:p>0.02755071</text:p>
          </table:table-cell>
          <table:table-cell table:formula="of:=[.E119]*[.F$1]" office:value-type="float" office:value="15212.4000336" calcext:value-type="float">
            <text:p>15212.4000336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0.048028534" calcext:value-type="float">
            <text:p>0.048028534</text:p>
          </table:table-cell>
          <table:table-cell table:formula="of:=[.I119]*[.J$1]" office:value-type="float" office:value="25180.39980552" calcext:value-type="float">
            <text:p>25180.39980552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062224" calcext:value-type="float">
            <text:p>0.062224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0.028150536" calcext:value-type="float">
            <text:p>0.028150536</text:p>
          </table:table-cell>
          <table:table-cell table:formula="of:=[.E120]*[.F$1]" office:value-type="float" office:value="15543.59995776" calcext:value-type="float">
            <text:p>15543.59995776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0.047054246" calcext:value-type="float">
            <text:p>0.047054246</text:p>
          </table:table-cell>
          <table:table-cell table:formula="of:=[.I120]*[.J$1]" office:value-type="float" office:value="24669.60009288" calcext:value-type="float">
            <text:p>24669.60009288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064867" calcext:value-type="float">
            <text:p>0.064867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0.028792379" calcext:value-type="float">
            <text:p>0.028792379</text:p>
          </table:table-cell>
          <table:table-cell table:formula="of:=[.E121]*[.F$1]" office:value-type="float" office:value="15897.99998864" calcext:value-type="float">
            <text:p>15897.99998864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0.046110475" calcext:value-type="float">
            <text:p>0.046110475</text:p>
          </table:table-cell>
          <table:table-cell table:formula="of:=[.I121]*[.J$1]" office:value-type="float" office:value="24174.799833" calcext:value-type="float">
            <text:p>24174.799833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67924" calcext:value-type="float">
            <text:p>0.067924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0.030215879" calcext:value-type="float">
            <text:p>0.030215879</text:p>
          </table:table-cell>
          <table:table-cell table:formula="of:=[.E122]*[.F$1]" office:value-type="float" office:value="16683.99974864" calcext:value-type="float">
            <text:p>16683.99974864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0.045175097" calcext:value-type="float">
            <text:p>0.045175097</text:p>
          </table:table-cell>
          <table:table-cell table:formula="of:=[.I122]*[.J$1]" office:value-type="float" office:value="23684.39985516" calcext:value-type="float">
            <text:p>23684.39985516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071455" calcext:value-type="float">
            <text:p>0.071455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0.031638655" calcext:value-type="float">
            <text:p>0.031638655</text:p>
          </table:table-cell>
          <table:table-cell table:formula="of:=[.E123]*[.F$1]" office:value-type="float" office:value="17469.5997448" calcext:value-type="float">
            <text:p>17469.5997448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0.044035248" calcext:value-type="float">
            <text:p>0.044035248</text:p>
          </table:table-cell>
          <table:table-cell table:formula="of:=[.I123]*[.J$1]" office:value-type="float" office:value="23086.79982144" calcext:value-type="float">
            <text:p>23086.79982144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078707" calcext:value-type="float">
            <text:p>0.078707</text:p>
          </table:table-cell>
          <table:table-cell/>
          <table:table-cell office:value-type="float" office:value="494" calcext:value-type="float">
            <text:p>494</text:p>
          </table:table-cell>
          <table:table-cell office:value-type="float" office:value="0.033062156" calcext:value-type="float">
            <text:p>0.033062156</text:p>
          </table:table-cell>
          <table:table-cell table:formula="of:=[.E124]*[.F$1]" office:value-type="float" office:value="18255.60005696" calcext:value-type="float">
            <text:p>18255.60005696</text:p>
          </table:table-cell>
          <table:table-cell/>
          <table:table-cell office:value-type="float" office:value="494" calcext:value-type="float">
            <text:p>494</text:p>
          </table:table-cell>
          <table:table-cell office:value-type="float" office:value="0.042835126" calcext:value-type="float">
            <text:p>0.042835126</text:p>
          </table:table-cell>
          <table:table-cell table:formula="of:=[.I124]*[.J$1]" office:value-type="float" office:value="22457.59985928" calcext:value-type="float">
            <text:p>22457.59985928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092052" calcext:value-type="float">
            <text:p>0.092052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0.034484932" calcext:value-type="float">
            <text:p>0.034484932</text:p>
          </table:table-cell>
          <table:table-cell table:formula="of:=[.E125]*[.F$1]" office:value-type="float" office:value="19041.20005312" calcext:value-type="float">
            <text:p>19041.20005312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0.041676967" calcext:value-type="float">
            <text:p>0.041676967</text:p>
          </table:table-cell>
          <table:table-cell table:formula="of:=[.I125]*[.J$1]" office:value-type="float" office:value="21850.40025876" calcext:value-type="float">
            <text:p>21850.40025876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11338" calcext:value-type="float">
            <text:p>0.11338</text:p>
          </table:table-cell>
          <table:table-cell/>
          <table:table-cell office:value-type="float" office:value="498" calcext:value-type="float">
            <text:p>498</text:p>
          </table:table-cell>
          <table:table-cell office:value-type="float" office:value="0.036024341" calcext:value-type="float">
            <text:p>0.036024341</text:p>
          </table:table-cell>
          <table:table-cell table:formula="of:=[.E126]*[.F$1]" office:value-type="float" office:value="19891.20012656" calcext:value-type="float">
            <text:p>19891.20012656</text:p>
          </table:table-cell>
          <table:table-cell/>
          <table:table-cell office:value-type="float" office:value="498" calcext:value-type="float">
            <text:p>498</text:p>
          </table:table-cell>
          <table:table-cell office:value-type="float" office:value="0.040550851" calcext:value-type="float">
            <text:p>0.040550851</text:p>
          </table:table-cell>
          <table:table-cell table:formula="of:=[.I126]*[.J$1]" office:value-type="float" office:value="21260.00016228" calcext:value-type="float">
            <text:p>21260.00016228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14405" calcext:value-type="float">
            <text:p>0.1440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37782527" calcext:value-type="float">
            <text:p>0.037782527</text:p>
          </table:table-cell>
          <table:table-cell table:formula="of:=[.E127]*[.F$1]" office:value-type="float" office:value="20862.00010832" calcext:value-type="float">
            <text:p>20862.0001083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39926757" calcext:value-type="float">
            <text:p>0.039926757</text:p>
          </table:table-cell>
          <table:table-cell table:formula="of:=[.I127]*[.J$1]" office:value-type="float" office:value="20932.80015996" calcext:value-type="float">
            <text:p>20932.80015996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18505" calcext:value-type="float">
            <text:p>0.18505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0.039540713" calcext:value-type="float">
            <text:p>0.039540713</text:p>
          </table:table-cell>
          <table:table-cell table:formula="of:=[.E128]*[.F$1]" office:value-type="float" office:value="21832.80009008" calcext:value-type="float">
            <text:p>21832.80009008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0.039285115" calcext:value-type="float">
            <text:p>0.039285115</text:p>
          </table:table-cell>
          <table:table-cell table:formula="of:=[.I128]*[.J$1]" office:value-type="float" office:value="20596.4000922" calcext:value-type="float">
            <text:p>20596.4000922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23792" calcext:value-type="float">
            <text:p>0.23792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0.041298899" calcext:value-type="float">
            <text:p>0.041298899</text:p>
          </table:table-cell>
          <table:table-cell table:formula="of:=[.E129]*[.F$1]" office:value-type="float" office:value="22803.60007184" calcext:value-type="float">
            <text:p>22803.60007184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0.038944839" calcext:value-type="float">
            <text:p>0.038944839</text:p>
          </table:table-cell>
          <table:table-cell table:formula="of:=[.I129]*[.J$1]" office:value-type="float" office:value="20418.00019092" calcext:value-type="float">
            <text:p>20418.00019092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29005" calcext:value-type="float">
            <text:p>0.29005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.043057085" calcext:value-type="float">
            <text:p>0.043057085</text:p>
          </table:table-cell>
          <table:table-cell table:formula="of:=[.E130]*[.F$1]" office:value-type="float" office:value="23774.4000536" calcext:value-type="float">
            <text:p>23774.4000536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.038044556" calcext:value-type="float">
            <text:p>0.038044556</text:p>
          </table:table-cell>
          <table:table-cell table:formula="of:=[.I130]*[.J$1]" office:value-type="float" office:value="19945.99981968" calcext:value-type="float">
            <text:p>19945.99981968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34035" calcext:value-type="float">
            <text:p>0.34035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0.044815271" calcext:value-type="float">
            <text:p>0.044815271</text:p>
          </table:table-cell>
          <table:table-cell table:formula="of:=[.E131]*[.F$1]" office:value-type="float" office:value="24745.20003536" calcext:value-type="float">
            <text:p>24745.20003536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0.038139925" calcext:value-type="float">
            <text:p>0.038139925</text:p>
          </table:table-cell>
          <table:table-cell table:formula="of:=[.I131]*[.J$1]" office:value-type="float" office:value="19995.999879" calcext:value-type="float">
            <text:p>19995.999879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38759" calcext:value-type="float">
            <text:p>0.38759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0.046677775" calcext:value-type="float">
            <text:p>0.046677775</text:p>
          </table:table-cell>
          <table:table-cell table:formula="of:=[.E132]*[.F$1]" office:value-type="float" office:value="25773.600244" calcext:value-type="float">
            <text:p>25773.600244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0.038214694" calcext:value-type="float">
            <text:p>0.038214694</text:p>
          </table:table-cell>
          <table:table-cell table:formula="of:=[.I132]*[.J$1]" office:value-type="float" office:value="20035.19977032" calcext:value-type="float">
            <text:p>20035.19977032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41976" calcext:value-type="float">
            <text:p>0.41976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04878441" calcext:value-type="float">
            <text:p>0.04878441</text:p>
          </table:table-cell>
          <table:table-cell table:formula="of:=[.E133]*[.F$1]" office:value-type="float" office:value="26936.7998256" calcext:value-type="float">
            <text:p>26936.7998256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038434424" calcext:value-type="float">
            <text:p>0.038434424</text:p>
          </table:table-cell>
          <table:table-cell table:formula="of:=[.I133]*[.J$1]" office:value-type="float" office:value="20150.39981472" calcext:value-type="float">
            <text:p>20150.39981472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43984" calcext:value-type="float">
            <text:p>0.43984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0.050891046" calcext:value-type="float">
            <text:p>0.050891046</text:p>
          </table:table-cell>
          <table:table-cell table:formula="of:=[.E134]*[.F$1]" office:value-type="float" office:value="28099.99995936" calcext:value-type="float">
            <text:p>28099.99995936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0.038966201" calcext:value-type="float">
            <text:p>0.038966201</text:p>
          </table:table-cell>
          <table:table-cell table:formula="of:=[.I134]*[.J$1]" office:value-type="float" office:value="20429.19986028" calcext:value-type="float">
            <text:p>20429.19986028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45057" calcext:value-type="float">
            <text:p>0.45057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0.052997682" calcext:value-type="float">
            <text:p>0.052997682</text:p>
          </table:table-cell>
          <table:table-cell table:formula="of:=[.E135]*[.F$1]" office:value-type="float" office:value="29263.20009312" calcext:value-type="float">
            <text:p>29263.20009312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0.040057984" calcext:value-type="float">
            <text:p>0.040057984</text:p>
          </table:table-cell>
          <table:table-cell table:formula="of:=[.I135]*[.J$1]" office:value-type="float" office:value="21001.59985152" calcext:value-type="float">
            <text:p>21001.59985152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45345" calcext:value-type="float">
            <text:p>0.45345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0.055104318" calcext:value-type="float">
            <text:p>0.055104318</text:p>
          </table:table-cell>
          <table:table-cell table:formula="of:=[.E136]*[.F$1]" office:value-type="float" office:value="30426.40022688" calcext:value-type="float">
            <text:p>30426.40022688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0.04293431" calcext:value-type="float">
            <text:p>0.04293431</text:p>
          </table:table-cell>
          <table:table-cell table:formula="of:=[.I136]*[.J$1]" office:value-type="float" office:value="22509.6000468" calcext:value-type="float">
            <text:p>22509.6000468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44852" calcext:value-type="float">
            <text:p>0.44852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0.057210953" calcext:value-type="float">
            <text:p>0.057210953</text:p>
          </table:table-cell>
          <table:table-cell table:formula="of:=[.E137]*[.F$1]" office:value-type="float" office:value="31589.59980848" calcext:value-type="float">
            <text:p>31589.59980848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0.046163119" calcext:value-type="float">
            <text:p>0.046163119</text:p>
          </table:table-cell>
          <table:table-cell table:formula="of:=[.I137]*[.J$1]" office:value-type="float" office:value="24202.40002932" calcext:value-type="float">
            <text:p>24202.40002932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43851" calcext:value-type="float">
            <text:p>0.43851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0.059495798" calcext:value-type="float">
            <text:p>0.059495798</text:p>
          </table:table-cell>
          <table:table-cell table:formula="of:=[.E138]*[.F$1]" office:value-type="float" office:value="32851.19982368" calcext:value-type="float">
            <text:p>32851.19982368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0.050450904" calcext:value-type="float">
            <text:p>0.050450904</text:p>
          </table:table-cell>
          <table:table-cell table:formula="of:=[.I138]*[.J$1]" office:value-type="float" office:value="26450.39994912" calcext:value-type="float">
            <text:p>26450.39994912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42603" calcext:value-type="float">
            <text:p>0.42603</text:p>
          </table:table-cell>
          <table:table-cell/>
          <table:table-cell office:value-type="float" office:value="524" calcext:value-type="float">
            <text:p>524</text:p>
          </table:table-cell>
          <table:table-cell office:value-type="float" office:value="0.062296436" calcext:value-type="float">
            <text:p>0.062296436</text:p>
          </table:table-cell>
          <table:table-cell table:formula="of:=[.E139]*[.F$1]" office:value-type="float" office:value="34397.60010176" calcext:value-type="float">
            <text:p>34397.60010176</text:p>
          </table:table-cell>
          <table:table-cell/>
          <table:table-cell office:value-type="float" office:value="524" calcext:value-type="float">
            <text:p>524</text:p>
          </table:table-cell>
          <table:table-cell office:value-type="float" office:value="0.05582742" calcext:value-type="float">
            <text:p>0.05582742</text:p>
          </table:table-cell>
          <table:table-cell table:formula="of:=[.I139]*[.J$1]" office:value-type="float" office:value="29269.1997576" calcext:value-type="float">
            <text:p>29269.1997576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41258" calcext:value-type="float">
            <text:p>0.41258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float" office:value="0.065097073" calcext:value-type="float">
            <text:p>0.065097073</text:p>
          </table:table-cell>
          <table:table-cell table:formula="of:=[.E140]*[.F$1]" office:value-type="float" office:value="35943.99982768" calcext:value-type="float">
            <text:p>35943.99982768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float" office:value="0.06198291" calcext:value-type="float">
            <text:p>0.06198291</text:p>
          </table:table-cell>
          <table:table-cell table:formula="of:=[.I140]*[.J$1]" office:value-type="float" office:value="32496.4000548" calcext:value-type="float">
            <text:p>32496.4000548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39527" calcext:value-type="float">
            <text:p>0.39527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0.067896986" calcext:value-type="float">
            <text:p>0.067896986</text:p>
          </table:table-cell>
          <table:table-cell table:formula="of:=[.E141]*[.F$1]" office:value-type="float" office:value="37489.99978976" calcext:value-type="float">
            <text:p>37489.99978976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0.068646525" calcext:value-type="float">
            <text:p>0.068646525</text:p>
          </table:table-cell>
          <table:table-cell table:formula="of:=[.I141]*[.J$1]" office:value-type="float" office:value="35990.000127" calcext:value-type="float">
            <text:p>35990.00012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7699" calcext:value-type="float">
            <text:p>0.37699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0.070697624" calcext:value-type="float">
            <text:p>0.070697624</text:p>
          </table:table-cell>
          <table:table-cell table:formula="of:=[.E142]*[.F$1]" office:value-type="float" office:value="39036.40006784" calcext:value-type="float">
            <text:p>39036.40006784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0.076212711" calcext:value-type="float">
            <text:p>0.076212711</text:p>
          </table:table-cell>
          <table:table-cell table:formula="of:=[.I142]*[.J$1]" office:value-type="float" office:value="39956.80012308" calcext:value-type="float">
            <text:p>39956.80012308</text:p>
          </table:table-cell>
          <table:table-cell table:number-columns-repeated="2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.33477" calcext:value-type="float">
            <text:p>0.33477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float" office:value="0.073500435" calcext:value-type="float">
            <text:p>0.073500435</text:p>
          </table:table-cell>
          <table:table-cell table:formula="of:=[.E143]*[.F$1]" office:value-type="float" office:value="40584.0001896" calcext:value-type="float">
            <text:p>40584.0001896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float" office:value="0.083688106" calcext:value-type="float">
            <text:p>0.083688106</text:p>
          </table:table-cell>
          <table:table-cell table:formula="of:=[.I143]*[.J$1]" office:value-type="float" office:value="43876.00021368" calcext:value-type="float">
            <text:p>43876.00021368</text:p>
          </table:table-cell>
          <table:table-cell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.28948" calcext:value-type="float">
            <text:p>0.28948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0.076224283" calcext:value-type="float">
            <text:p>0.076224283</text:p>
          </table:table-cell>
          <table:table-cell table:formula="of:=[.E144]*[.F$1]" office:value-type="float" office:value="42088.00010128" calcext:value-type="float">
            <text:p>42088.00010128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0.089501793" calcext:value-type="float">
            <text:p>0.089501793</text:p>
          </table:table-cell>
          <table:table-cell table:formula="of:=[.I144]*[.J$1]" office:value-type="float" office:value="46924.00003404" calcext:value-type="float">
            <text:p>46924.00003404</text:p>
          </table:table-cell>
          <table:table-cell table:number-columns-repeated="2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.24413" calcext:value-type="float">
            <text:p>0.24413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0.078948131" calcext:value-type="float">
            <text:p>0.078948131</text:p>
          </table:table-cell>
          <table:table-cell table:formula="of:=[.E145]*[.F$1]" office:value-type="float" office:value="43592.00001296" calcext:value-type="float">
            <text:p>43592.00001296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0.094895857" calcext:value-type="float">
            <text:p>0.094895857</text:p>
          </table:table-cell>
          <table:table-cell table:formula="of:=[.I145]*[.J$1]" office:value-type="float" office:value="49751.99990796" calcext:value-type="float">
            <text:p>49751.99990796</text:p>
          </table:table-cell>
          <table:table-cell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.2042" calcext:value-type="float">
            <text:p>0.2042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0.081664735" calcext:value-type="float">
            <text:p>0.081664735</text:p>
          </table:table-cell>
          <table:table-cell table:formula="of:=[.E146]*[.F$1]" office:value-type="float" office:value="45092.0000776" calcext:value-type="float">
            <text:p>45092.0000776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0.098634318" calcext:value-type="float">
            <text:p>0.098634318</text:p>
          </table:table-cell>
          <table:table-cell table:formula="of:=[.I146]*[.J$1]" office:value-type="float" office:value="51712.00024104" calcext:value-type="float">
            <text:p>51712.00024104</text:p>
          </table:table-cell>
          <table:table-cell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16983" calcext:value-type="float">
            <text:p>0.16983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0.084381339" calcext:value-type="float">
            <text:p>0.084381339</text:p>
          </table:table-cell>
          <table:table-cell table:formula="of:=[.E147]*[.F$1]" office:value-type="float" office:value="46592.00014224" calcext:value-type="float">
            <text:p>46592.00014224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0.101541161" calcext:value-type="float">
            <text:p>0.101541161</text:p>
          </table:table-cell>
          <table:table-cell table:formula="of:=[.I147]*[.J$1]" office:value-type="float" office:value="53235.99988908" calcext:value-type="float">
            <text:p>53235.99988908</text:p>
          </table:table-cell>
          <table:table-cell table:number-columns-repeated="2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0.15414" calcext:value-type="float">
            <text:p>0.15414</text:p>
          </table:table-cell>
          <table:table-cell/>
          <table:table-cell office:value-type="float" office:value="542" calcext:value-type="float">
            <text:p>542</text:p>
          </table:table-cell>
          <table:table-cell office:value-type="float" office:value="0.087199363" calcext:value-type="float">
            <text:p>0.087199363</text:p>
          </table:table-cell>
          <table:table-cell table:formula="of:=[.E148]*[.F$1]" office:value-type="float" office:value="48148.00027408" calcext:value-type="float">
            <text:p>48148.00027408</text:p>
          </table:table-cell>
          <table:table-cell/>
          <table:table-cell office:value-type="float" office:value="542" calcext:value-type="float">
            <text:p>542</text:p>
          </table:table-cell>
          <table:table-cell office:value-type="float" office:value="0.101647974" calcext:value-type="float">
            <text:p>0.101647974</text:p>
          </table:table-cell>
          <table:table-cell table:formula="of:=[.I148]*[.J$1]" office:value-type="float" office:value="53291.99980872" calcext:value-type="float">
            <text:p>53291.99980872</text:p>
          </table:table-cell>
          <table:table-cell table:number-columns-repeated="2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.148" calcext:value-type="float">
            <text:p>0.148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0.090024631" calcext:value-type="float">
            <text:p>0.090024631</text:p>
          </table:table-cell>
          <table:table-cell table:formula="of:=[.E149]*[.F$1]" office:value-type="float" office:value="49708.00025296" calcext:value-type="float">
            <text:p>49708.00025296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0.099366751" calcext:value-type="float">
            <text:p>0.099366751</text:p>
          </table:table-cell>
          <table:table-cell table:formula="of:=[.I149]*[.J$1]" office:value-type="float" office:value="52096.00021428" calcext:value-type="float">
            <text:p>52096.00021428</text:p>
          </table:table-cell>
          <table:table-cell table:number-columns-repeated="2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0.15478" calcext:value-type="float">
            <text:p>0.15478</text:p>
          </table:table-cell>
          <table:table-cell/>
          <table:table-cell office:value-type="float" office:value="546" calcext:value-type="float">
            <text:p>546</text:p>
          </table:table-cell>
          <table:table-cell office:value-type="float" office:value="0.092849899" calcext:value-type="float">
            <text:p>0.092849899</text:p>
          </table:table-cell>
          <table:table-cell table:formula="of:=[.E150]*[.F$1]" office:value-type="float" office:value="51268.00023184" calcext:value-type="float">
            <text:p>51268.00023184</text:p>
          </table:table-cell>
          <table:table-cell/>
          <table:table-cell office:value-type="float" office:value="546" calcext:value-type="float">
            <text:p>546</text:p>
          </table:table-cell>
          <table:table-cell office:value-type="float" office:value="0.095117113" calcext:value-type="float">
            <text:p>0.095117113</text:p>
          </table:table-cell>
          <table:table-cell table:formula="of:=[.I150]*[.J$1]" office:value-type="float" office:value="49868.00000364" calcext:value-type="float">
            <text:p>49868.00000364</text:p>
          </table:table-cell>
          <table:table-cell table:number-columns-repeated="2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0.17297" calcext:value-type="float">
            <text:p>0.17297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0.095073892" calcext:value-type="float">
            <text:p>0.095073892</text:p>
          </table:table-cell>
          <table:table-cell table:formula="of:=[.E151]*[.F$1]" office:value-type="float" office:value="52496.00020672" calcext:value-type="float">
            <text:p>52496.00020672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0.088998245" calcext:value-type="float">
            <text:p>0.088998245</text:p>
          </table:table-cell>
          <table:table-cell table:formula="of:=[.I151]*[.J$1]" office:value-type="float" office:value="46659.9998886" calcext:value-type="float">
            <text:p>46659.9998886</text:p>
          </table:table-cell>
          <table:table-cell table:number-columns-repeated="2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.1953" calcext:value-type="float">
            <text:p>0.1953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0.096732831" calcext:value-type="float">
            <text:p>0.096732831</text:p>
          </table:table-cell>
          <table:table-cell table:formula="of:=[.E152]*[.F$1]" office:value-type="float" office:value="53411.99996496" calcext:value-type="float">
            <text:p>53411.99996496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0.082047761" calcext:value-type="float">
            <text:p>0.082047761</text:p>
          </table:table-cell>
          <table:table-cell table:formula="of:=[.I152]*[.J$1]" office:value-type="float" office:value="43016.00013708" calcext:value-type="float">
            <text:p>43016.00013708</text:p>
          </table:table-cell>
          <table:table-cell table:number-columns-repeated="2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0.23093" calcext:value-type="float">
            <text:p>0.23093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0.097942625" calcext:value-type="float">
            <text:p>0.097942625</text:p>
          </table:table-cell>
          <table:table-cell table:formula="of:=[.E153]*[.F$1]" office:value-type="float" office:value="54079.99982" calcext:value-type="float">
            <text:p>54079.99982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0.075675593" calcext:value-type="float">
            <text:p>0.075675593</text:p>
          </table:table-cell>
          <table:table-cell table:formula="of:=[.I153]*[.J$1]" office:value-type="float" office:value="39675.19989804" calcext:value-type="float">
            <text:p>39675.19989804</text:p>
          </table:table-cell>
          <table:table-cell table:number-columns-repeated="2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.29512" calcext:value-type="float">
            <text:p>0.29512</text:p>
          </table:table-cell>
          <table:table-cell/>
          <table:table-cell office:value-type="float" office:value="554" calcext:value-type="float">
            <text:p>554</text:p>
          </table:table-cell>
          <table:table-cell office:value-type="float" office:value="0.098739496" calcext:value-type="float">
            <text:p>0.098739496</text:p>
          </table:table-cell>
          <table:table-cell table:formula="of:=[.E154]*[.F$1]" office:value-type="float" office:value="54520.00011136" calcext:value-type="float">
            <text:p>54520.00011136</text:p>
          </table:table-cell>
          <table:table-cell/>
          <table:table-cell office:value-type="float" office:value="554" calcext:value-type="float">
            <text:p>554</text:p>
          </table:table-cell>
          <table:table-cell office:value-type="float" office:value="0.070220493" calcext:value-type="float">
            <text:p>0.070220493</text:p>
          </table:table-cell>
          <table:table-cell table:formula="of:=[.I154]*[.J$1]" office:value-type="float" office:value="36815.20007004" calcext:value-type="float">
            <text:p>36815.20007004</text:p>
          </table:table-cell>
          <table:table-cell table:number-columns-repeated="2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.43026" calcext:value-type="float">
            <text:p>0.43026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0.098775717" calcext:value-type="float">
            <text:p>0.098775717</text:p>
          </table:table-cell>
          <table:table-cell table:formula="of:=[.E155]*[.F$1]" office:value-type="float" office:value="54539.99989872" calcext:value-type="float">
            <text:p>54539.99989872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0.065760281" calcext:value-type="float">
            <text:p>0.065760281</text:p>
          </table:table-cell>
          <table:table-cell table:formula="of:=[.I155]*[.J$1]" office:value-type="float" office:value="34476.80012268" calcext:value-type="float">
            <text:p>34476.80012268</text:p>
          </table:table-cell>
          <table:table-cell table:number-columns-repeated="2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.65599" calcext:value-type="float">
            <text:p>0.65599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0.098094755" calcext:value-type="float">
            <text:p>0.098094755</text:p>
          </table:table-cell>
          <table:table-cell table:formula="of:=[.E156]*[.F$1]" office:value-type="float" office:value="54163.9999208" calcext:value-type="float">
            <text:p>54163.9999208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0.06381323" calcext:value-type="float">
            <text:p>0.06381323</text:p>
          </table:table-cell>
          <table:table-cell table:formula="of:=[.I156]*[.J$1]" office:value-type="float" office:value="33456.0002244" calcext:value-type="float">
            <text:p>33456.0002244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.016" calcext:value-type="float">
            <text:p>1.016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0.097413793" calcext:value-type="float">
            <text:p>0.097413793</text:p>
          </table:table-cell>
          <table:table-cell table:formula="of:=[.E157]*[.F$1]" office:value-type="float" office:value="53787.99994288" calcext:value-type="float">
            <text:p>53787.99994288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0.062205692" calcext:value-type="float">
            <text:p>0.062205692</text:p>
          </table:table-cell>
          <table:table-cell table:formula="of:=[.I157]*[.J$1]" office:value-type="float" office:value="32613.20020176" calcext:value-type="float">
            <text:p>32613.20020176</text:p>
          </table:table-cell>
          <table:table-cell table:number-columns-repeated="2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.1591" calcext:value-type="float">
            <text:p>1.1591</text:p>
          </table:table-cell>
          <table:table-cell/>
          <table:table-cell office:value-type="float" office:value="562" calcext:value-type="float">
            <text:p>562</text:p>
          </table:table-cell>
          <table:table-cell office:value-type="float" office:value="0.094675456" calcext:value-type="float">
            <text:p>0.094675456</text:p>
          </table:table-cell>
          <table:table-cell table:formula="of:=[.E158]*[.F$1]" office:value-type="float" office:value="52275.99978496" calcext:value-type="float">
            <text:p>52275.99978496</text:p>
          </table:table-cell>
          <table:table-cell/>
          <table:table-cell office:value-type="float" office:value="562" calcext:value-type="float">
            <text:p>562</text:p>
          </table:table-cell>
          <table:table-cell office:value-type="float" office:value="0.062218662" calcext:value-type="float">
            <text:p>0.062218662</text:p>
          </table:table-cell>
          <table:table-cell table:formula="of:=[.I158]*[.J$1]" office:value-type="float" office:value="32620.00011336" calcext:value-type="float">
            <text:p>32620.00011336</text:p>
          </table:table-cell>
          <table:table-cell table:number-columns-repeated="2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.204" calcext:value-type="float">
            <text:p>1.204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0.091589394" calcext:value-type="float">
            <text:p>0.091589394</text:p>
          </table:table-cell>
          <table:table-cell table:formula="of:=[.E159]*[.F$1]" office:value-type="float" office:value="50571.99979104" calcext:value-type="float">
            <text:p>50571.99979104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0.06468986" calcext:value-type="float">
            <text:p>0.06468986</text:p>
          </table:table-cell>
          <table:table-cell table:formula="of:=[.I159]*[.J$1]" office:value-type="float" office:value="33915.5998008" calcext:value-type="float">
            <text:p>33915.5998008</text:p>
          </table:table-cell>
          <table:table-cell table:number-columns-repeated="2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.2353" calcext:value-type="float">
            <text:p>1.2353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0.08843089" calcext:value-type="float">
            <text:p>0.08843089</text:p>
          </table:table-cell>
          <table:table-cell table:formula="of:=[.E160]*[.F$1]" office:value-type="float" office:value="48828.0002224" calcext:value-type="float">
            <text:p>48828.0002224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0.069610132" calcext:value-type="float">
            <text:p>0.069610132</text:p>
          </table:table-cell>
          <table:table-cell table:formula="of:=[.I160]*[.J$1]" office:value-type="float" office:value="36495.20000496" calcext:value-type="float">
            <text:p>36495.20000496</text:p>
          </table:table-cell>
          <table:table-cell table:number-columns-repeated="2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.2461" calcext:value-type="float">
            <text:p>1.2461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0.085026079" calcext:value-type="float">
            <text:p>0.085026079</text:p>
          </table:table-cell>
          <table:table-cell table:formula="of:=[.E161]*[.F$1]" office:value-type="float" office:value="46947.99978064" calcext:value-type="float">
            <text:p>46947.99978064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0.076623178" calcext:value-type="float">
            <text:p>0.076623178</text:p>
          </table:table-cell>
          <table:table-cell table:formula="of:=[.I161]*[.J$1]" office:value-type="float" office:value="40171.99976184" calcext:value-type="float">
            <text:p>40171.99976184</text:p>
          </table:table-cell>
          <table:table-cell table:number-columns-repeated="2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.2566" calcext:value-type="float">
            <text:p>1.2566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0.081628513" calcext:value-type="float">
            <text:p>0.081628513</text:p>
          </table:table-cell>
          <table:table-cell table:formula="of:=[.E162]*[.F$1]" office:value-type="float" office:value="45071.99973808" calcext:value-type="float">
            <text:p>45071.99973808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0.08487068" calcext:value-type="float">
            <text:p>0.08487068</text:p>
          </table:table-cell>
          <table:table-cell table:formula="of:=[.I162]*[.J$1]" office:value-type="float" office:value="44496.0001104" calcext:value-type="float">
            <text:p>44496.0001104</text:p>
          </table:table-cell>
          <table:table-cell table:number-columns-repeated="2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.2359" calcext:value-type="float">
            <text:p>1.2359</text:p>
          </table:table-cell>
          <table:table-cell/>
          <table:table-cell office:value-type="float" office:value="572" calcext:value-type="float">
            <text:p>572</text:p>
          </table:table-cell>
          <table:table-cell office:value-type="float" office:value="0.078491742" calcext:value-type="float">
            <text:p>0.078491742</text:p>
          </table:table-cell>
          <table:table-cell table:formula="of:=[.E163]*[.F$1]" office:value-type="float" office:value="43340.00026272" calcext:value-type="float">
            <text:p>43340.00026272</text:p>
          </table:table-cell>
          <table:table-cell/>
          <table:table-cell office:value-type="float" office:value="572" calcext:value-type="float">
            <text:p>572</text:p>
          </table:table-cell>
          <table:table-cell office:value-type="float" office:value="0.093789578" calcext:value-type="float">
            <text:p>0.093789578</text:p>
          </table:table-cell>
          <table:table-cell table:formula="of:=[.I163]*[.J$1]" office:value-type="float" office:value="49171.99995384" calcext:value-type="float">
            <text:p>49171.99995384</text:p>
          </table:table-cell>
          <table:table-cell table:number-columns-repeated="2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.2154" calcext:value-type="float">
            <text:p>1.2154</text:p>
          </table:table-cell>
          <table:table-cell/>
          <table:table-cell office:value-type="float" office:value="574" calcext:value-type="float">
            <text:p>574</text:p>
          </table:table-cell>
          <table:table-cell office:value-type="float" office:value="0.075550565" calcext:value-type="float">
            <text:p>0.075550565</text:p>
          </table:table-cell>
          <table:table-cell table:formula="of:=[.E164]*[.F$1]" office:value-type="float" office:value="41715.9999704" calcext:value-type="float">
            <text:p>41715.9999704</text:p>
          </table:table-cell>
          <table:table-cell/>
          <table:table-cell office:value-type="float" office:value="574" calcext:value-type="float">
            <text:p>574</text:p>
          </table:table-cell>
          <table:table-cell office:value-type="float" office:value="0.101678492" calcext:value-type="float">
            <text:p>0.101678492</text:p>
          </table:table-cell>
          <table:table-cell table:formula="of:=[.I164]*[.J$1]" office:value-type="float" office:value="53307.99978576" calcext:value-type="float">
            <text:p>53307.99978576</text:p>
          </table:table-cell>
          <table:table-cell table:number-columns-repeated="2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.1851" calcext:value-type="float">
            <text:p>1.1851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0.072609389" calcext:value-type="float">
            <text:p>0.072609389</text:p>
          </table:table-cell>
          <table:table-cell table:formula="of:=[.E165]*[.F$1]" office:value-type="float" office:value="40092.00023024" calcext:value-type="float">
            <text:p>40092.00023024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0.10593576" calcext:value-type="float">
            <text:p>0.10593576</text:p>
          </table:table-cell>
          <table:table-cell table:formula="of:=[.I165]*[.J$1]" office:value-type="float" office:value="55540.0002528" calcext:value-type="float">
            <text:p>55540.0002528</text:p>
          </table:table-cell>
          <table:table-cell table:number-columns-repeated="2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.1552" calcext:value-type="float">
            <text:p>1.1552</text:p>
          </table:table-cell>
          <table:table-cell/>
          <table:table-cell office:value-type="float" office:value="578" calcext:value-type="float">
            <text:p>578</text:p>
          </table:table-cell>
          <table:table-cell office:value-type="float" office:value="0.069667488" calcext:value-type="float">
            <text:p>0.069667488</text:p>
          </table:table-cell>
          <table:table-cell table:formula="of:=[.E166]*[.F$1]" office:value-type="float" office:value="38467.60017408" calcext:value-type="float">
            <text:p>38467.60017408</text:p>
          </table:table-cell>
          <table:table-cell/>
          <table:table-cell office:value-type="float" office:value="578" calcext:value-type="float">
            <text:p>578</text:p>
          </table:table-cell>
          <table:table-cell office:value-type="float" office:value="0.104386969" calcext:value-type="float">
            <text:p>0.104386969</text:p>
          </table:table-cell>
          <table:table-cell table:formula="of:=[.I166]*[.J$1]" office:value-type="float" office:value="54728.00010732" calcext:value-type="float">
            <text:p>54728.00010732</text:p>
          </table:table-cell>
          <table:table-cell table:number-columns-repeated="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.1058" calcext:value-type="float">
            <text:p>1.1058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0.067045784" calcext:value-type="float">
            <text:p>0.067045784</text:p>
          </table:table-cell>
          <table:table-cell table:formula="of:=[.E167]*[.F$1]" office:value-type="float" office:value="37020.00009344" calcext:value-type="float">
            <text:p>37020.00009344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0.095567254" calcext:value-type="float">
            <text:p>0.095567254</text:p>
          </table:table-cell>
          <table:table-cell table:formula="of:=[.I167]*[.J$1]" office:value-type="float" office:value="50103.99992712" calcext:value-type="float">
            <text:p>50103.99992712</text:p>
          </table:table-cell>
          <table:table-cell table:number-columns-repeated="2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.077" calcext:value-type="float">
            <text:p>1.077</text:p>
          </table:table-cell>
          <table:table-cell/>
          <table:table-cell office:value-type="float" office:value="582" calcext:value-type="float">
            <text:p>582</text:p>
          </table:table-cell>
          <table:table-cell office:value-type="float" office:value="0.064612431" calcext:value-type="float">
            <text:p>0.064612431</text:p>
          </table:table-cell>
          <table:table-cell table:formula="of:=[.E168]*[.F$1]" office:value-type="float" office:value="35676.39990096" calcext:value-type="float">
            <text:p>35676.39990096</text:p>
          </table:table-cell>
          <table:table-cell/>
          <table:table-cell office:value-type="float" office:value="582" calcext:value-type="float">
            <text:p>582</text:p>
          </table:table-cell>
          <table:table-cell office:value-type="float" office:value="0.082597086" calcext:value-type="float">
            <text:p>0.082597086</text:p>
          </table:table-cell>
          <table:table-cell table:formula="of:=[.I168]*[.J$1]" office:value-type="float" office:value="43304.00024808" calcext:value-type="float">
            <text:p>43304.00024808</text:p>
          </table:table-cell>
          <table:table-cell table:number-columns-repeated="2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.0777" calcext:value-type="float">
            <text:p>1.0777</text:p>
          </table:table-cell>
          <table:table-cell/>
          <table:table-cell office:value-type="float" office:value="584" calcext:value-type="float">
            <text:p>584</text:p>
          </table:table-cell>
          <table:table-cell office:value-type="float" office:value="0.062179079" calcext:value-type="float">
            <text:p>0.062179079</text:p>
          </table:table-cell>
          <table:table-cell table:formula="of:=[.E169]*[.F$1]" office:value-type="float" office:value="34332.80026064" calcext:value-type="float">
            <text:p>34332.80026064</text:p>
          </table:table-cell>
          <table:table-cell/>
          <table:table-cell office:value-type="float" office:value="584" calcext:value-type="float">
            <text:p>584</text:p>
          </table:table-cell>
          <table:table-cell office:value-type="float" office:value="0.066070802" calcext:value-type="float">
            <text:p>0.066070802</text:p>
          </table:table-cell>
          <table:table-cell table:formula="of:=[.I169]*[.J$1]" office:value-type="float" office:value="34639.60007256" calcext:value-type="float">
            <text:p>34639.60007256</text:p>
          </table:table-cell>
          <table:table-cell table:number-columns-repeated="2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.1191" calcext:value-type="float">
            <text:p>1.1191</text:p>
          </table:table-cell>
          <table:table-cell/>
          <table:table-cell office:value-type="float" office:value="586" calcext:value-type="float">
            <text:p>586</text:p>
          </table:table-cell>
          <table:table-cell office:value-type="float" office:value="0.059496523" calcext:value-type="float">
            <text:p>0.059496523</text:p>
          </table:table-cell>
          <table:table-cell table:formula="of:=[.E170]*[.F$1]" office:value-type="float" office:value="32851.60013968" calcext:value-type="float">
            <text:p>32851.60013968</text:p>
          </table:table-cell>
          <table:table-cell/>
          <table:table-cell office:value-type="float" office:value="586" calcext:value-type="float">
            <text:p>586</text:p>
          </table:table-cell>
          <table:table-cell office:value-type="float" office:value="0.050737011" calcext:value-type="float">
            <text:p>0.050737011</text:p>
          </table:table-cell>
          <table:table-cell table:formula="of:=[.I170]*[.J$1]" office:value-type="float" office:value="26600.40012708" calcext:value-type="float">
            <text:p>26600.40012708</text:p>
          </table:table-cell>
          <table:table-cell table:number-columns-repeated="2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.1885" calcext:value-type="float">
            <text:p>1.1885</text:p>
          </table:table-cell>
          <table:table-cell/>
          <table:table-cell office:value-type="float" office:value="588" calcext:value-type="float">
            <text:p>588</text:p>
          </table:table-cell>
          <table:table-cell office:value-type="float" office:value="0.056279339" calcext:value-type="float">
            <text:p>0.056279339</text:p>
          </table:table-cell>
          <table:table-cell table:formula="of:=[.E171]*[.F$1]" office:value-type="float" office:value="31075.19982224" calcext:value-type="float">
            <text:p>31075.19982224</text:p>
          </table:table-cell>
          <table:table-cell/>
          <table:table-cell office:value-type="float" office:value="588" calcext:value-type="float">
            <text:p>588</text:p>
          </table:table-cell>
          <table:table-cell office:value-type="float" office:value="0.037695888" calcext:value-type="float">
            <text:p>0.037695888</text:p>
          </table:table-cell>
          <table:table-cell table:formula="of:=[.I171]*[.J$1]" office:value-type="float" office:value="19763.20016064" calcext:value-type="float">
            <text:p>19763.20016064</text:p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.3533" calcext:value-type="float">
            <text:p>1.3533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0.05129745" calcext:value-type="float">
            <text:p>0.05129745</text:p>
          </table:table-cell>
          <table:table-cell table:formula="of:=[.E172]*[.F$1]" office:value-type="float" office:value="28324.399992" calcext:value-type="float">
            <text:p>28324.399992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0.027467765" calcext:value-type="float">
            <text:p>0.027467765</text:p>
          </table:table-cell>
          <table:table-cell table:formula="of:=[.I172]*[.J$1]" office:value-type="float" office:value="14400.7998342" calcext:value-type="float">
            <text:p>14400.799834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92" calcext:value-type="float">
            <text:p>592</text:p>
          </table:table-cell>
          <table:table-cell office:value-type="float" office:value="0.046127934" calcext:value-type="float">
            <text:p>0.046127934</text:p>
          </table:table-cell>
          <table:table-cell table:formula="of:=[.E173]*[.F$1]" office:value-type="float" office:value="25470.00003744" calcext:value-type="float">
            <text:p>25470.00003744</text:p>
          </table:table-cell>
          <table:table-cell/>
          <table:table-cell office:value-type="float" office:value="592" calcext:value-type="float">
            <text:p>592</text:p>
          </table:table-cell>
          <table:table-cell office:value-type="float" office:value="0.019967193" calcext:value-type="float">
            <text:p>0.019967193</text:p>
          </table:table-cell>
          <table:table-cell table:formula="of:=[.I173]*[.J$1]" office:value-type="float" office:value="10468.39994604" calcext:value-type="float">
            <text:p>10468.399946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94" calcext:value-type="float">
            <text:p>594</text:p>
          </table:table-cell>
          <table:table-cell office:value-type="float" office:value="0.040884526" calcext:value-type="float">
            <text:p>0.040884526</text:p>
          </table:table-cell>
          <table:table-cell table:formula="of:=[.E174]*[.F$1]" office:value-type="float" office:value="22574.79987616" calcext:value-type="float">
            <text:p>22574.79987616</text:p>
          </table:table-cell>
          <table:table-cell/>
          <table:table-cell office:value-type="float" office:value="594" calcext:value-type="float">
            <text:p>594</text:p>
          </table:table-cell>
          <table:table-cell office:value-type="float" office:value="0.014646372" calcext:value-type="float">
            <text:p>0.014646372</text:p>
          </table:table-cell>
          <table:table-cell table:formula="of:=[.I174]*[.J$1]" office:value-type="float" office:value="7678.79991216" calcext:value-type="float">
            <text:p>7678.799912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96" calcext:value-type="float">
            <text:p>596</text:p>
          </table:table-cell>
          <table:table-cell office:value-type="float" office:value="0.035859171" calcext:value-type="float">
            <text:p>0.035859171</text:p>
          </table:table-cell>
          <table:table-cell table:formula="of:=[.E175]*[.F$1]" office:value-type="float" office:value="19799.99985936" calcext:value-type="float">
            <text:p>19799.99985936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0.010840772" calcext:value-type="float">
            <text:p>0.010840772</text:p>
          </table:table-cell>
          <table:table-cell table:formula="of:=[.I175]*[.J$1]" office:value-type="float" office:value="5683.59994416" calcext:value-type="float">
            <text:p>5683.599944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98" calcext:value-type="float">
            <text:p>598</text:p>
          </table:table-cell>
          <table:table-cell office:value-type="float" office:value="0.030893944" calcext:value-type="float">
            <text:p>0.030893944</text:p>
          </table:table-cell>
          <table:table-cell table:formula="of:=[.E176]*[.F$1]" office:value-type="float" office:value="17058.40011904" calcext:value-type="float">
            <text:p>17058.40011904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0.008591592" calcext:value-type="float">
            <text:p>0.008591592</text:p>
          </table:table-cell>
          <table:table-cell table:formula="of:=[.I176]*[.J$1]" office:value-type="float" office:value="4504.39985376" calcext:value-type="float">
            <text:p>4504.399853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0" calcext:value-type="float">
            <text:p>600</text:p>
          </table:table-cell>
          <table:table-cell office:value-type="float" office:value="0.026581426" calcext:value-type="float">
            <text:p>0.026581426</text:p>
          </table:table-cell>
          <table:table-cell table:formula="of:=[.E177]*[.F$1]" office:value-type="float" office:value="14677.20018016" calcext:value-type="float">
            <text:p>14677.2001801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.006103609" calcext:value-type="float">
            <text:p>0.006103609</text:p>
          </table:table-cell>
          <table:table-cell table:formula="of:=[.I177]*[.J$1]" office:value-type="float" office:value="3200.00012652" calcext:value-type="float">
            <text:p>3200.000126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2" calcext:value-type="float">
            <text:p>602</text:p>
          </table:table-cell>
          <table:table-cell office:value-type="float" office:value="0.02467111" calcext:value-type="float">
            <text:p>0.02467111</text:p>
          </table:table-cell>
          <table:table-cell table:formula="of:=[.E178]*[.F$1]" office:value-type="float" office:value="13622.4000976" calcext:value-type="float">
            <text:p>13622.4000976</text:p>
          </table:table-cell>
          <table:table-cell/>
          <table:table-cell office:value-type="float" office:value="602" calcext:value-type="float">
            <text:p>602</text:p>
          </table:table-cell>
          <table:table-cell office:value-type="float" office:value="0.005081254" calcext:value-type="float">
            <text:p>0.005081254</text:p>
          </table:table-cell>
          <table:table-cell table:formula="of:=[.I178]*[.J$1]" office:value-type="float" office:value="2663.99984712" calcext:value-type="float">
            <text:p>2663.999847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4" calcext:value-type="float">
            <text:p>604</text:p>
          </table:table-cell>
          <table:table-cell office:value-type="float" office:value="0.022760794" calcext:value-type="float">
            <text:p>0.022760794</text:p>
          </table:table-cell>
          <table:table-cell table:formula="of:=[.E179]*[.F$1]" office:value-type="float" office:value="12567.60001504" calcext:value-type="float">
            <text:p>12567.60001504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float" office:value="0.0040589" calcext:value-type="float">
            <text:p>0.0040589</text:p>
          </table:table-cell>
          <table:table-cell table:formula="of:=[.I179]*[.J$1]" office:value-type="float" office:value="2128.000092" calcext:value-type="float">
            <text:p>2128.0000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6" calcext:value-type="float">
            <text:p>606</text:p>
          </table:table-cell>
          <table:table-cell office:value-type="float" office:value="0.020851203" calcext:value-type="float">
            <text:p>0.020851203</text:p>
          </table:table-cell>
          <table:table-cell table:formula="of:=[.E180]*[.F$1]" office:value-type="float" office:value="11513.20024848" calcext:value-type="float">
            <text:p>11513.20024848</text:p>
          </table:table-cell>
          <table:table-cell/>
          <table:table-cell office:value-type="float" office:value="606" calcext:value-type="float">
            <text:p>606</text:p>
          </table:table-cell>
          <table:table-cell office:value-type="float" office:value="0.00341268" calcext:value-type="float">
            <text:p>0.00341268</text:p>
          </table:table-cell>
          <table:table-cell table:formula="of:=[.I180]*[.J$1]" office:value-type="float" office:value="1789.1998704" calcext:value-type="float">
            <text:p>1789.19987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8" calcext:value-type="float">
            <text:p>608</text:p>
          </table:table-cell>
          <table:table-cell office:value-type="float" office:value="0.018975659" calcext:value-type="float">
            <text:p>0.018975659</text:p>
          </table:table-cell>
          <table:table-cell table:formula="of:=[.E181]*[.F$1]" office:value-type="float" office:value="10477.59987344" calcext:value-type="float">
            <text:p>10477.59987344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0.003142596" calcext:value-type="float">
            <text:p>0.003142596</text:p>
          </table:table-cell>
          <table:table-cell table:formula="of:=[.I181]*[.J$1]" office:value-type="float" office:value="1647.60023088" calcext:value-type="float">
            <text:p>1647.600230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10" calcext:value-type="float">
            <text:p>610</text:p>
          </table:table-cell>
          <table:table-cell office:value-type="float" office:value="0.017103014" calcext:value-type="float">
            <text:p>0.017103014</text:p>
          </table:table-cell>
          <table:table-cell table:formula="of:=[.E182]*[.F$1]" office:value-type="float" office:value="9443.60021024" calcext:value-type="float">
            <text:p>9443.60021024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0.002872511" calcext:value-type="float">
            <text:p>0.002872511</text:p>
          </table:table-cell>
          <table:table-cell table:formula="of:=[.I182]*[.J$1]" office:value-type="float" office:value="1506.00006708" calcext:value-type="float">
            <text:p>1506.000067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12" calcext:value-type="float">
            <text:p>612</text:p>
          </table:table-cell>
          <table:table-cell office:value-type="float" office:value="0.015559258" calcext:value-type="float">
            <text:p>0.015559258</text:p>
          </table:table-cell>
          <table:table-cell table:formula="of:=[.E183]*[.F$1]" office:value-type="float" office:value="8591.19989728" calcext:value-type="float">
            <text:p>8591.19989728</text:p>
          </table:table-cell>
          <table:table-cell/>
          <table:table-cell office:value-type="float" office:value="612" calcext:value-type="float">
            <text:p>612</text:p>
          </table:table-cell>
          <table:table-cell office:value-type="float" office:value="0.002602426" calcext:value-type="float">
            <text:p>0.002602426</text:p>
          </table:table-cell>
          <table:table-cell table:formula="of:=[.I183]*[.J$1]" office:value-type="float" office:value="1364.39990328" calcext:value-type="float">
            <text:p>1364.399903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14" calcext:value-type="float">
            <text:p>614</text:p>
          </table:table-cell>
          <table:table-cell office:value-type="float" office:value="0.01405752" calcext:value-type="float">
            <text:p>0.01405752</text:p>
          </table:table-cell>
          <table:table-cell table:formula="of:=[.E184]*[.F$1]" office:value-type="float" office:value="7762.0002432" calcext:value-type="float">
            <text:p>7762.0002432</text:p>
          </table:table-cell>
          <table:table-cell/>
          <table:table-cell office:value-type="float" office:value="614" calcext:value-type="float">
            <text:p>614</text:p>
          </table:table-cell>
          <table:table-cell office:value-type="float" office:value="0.002332341" calcext:value-type="float">
            <text:p>0.002332341</text:p>
          </table:table-cell>
          <table:table-cell table:formula="of:=[.I184]*[.J$1]" office:value-type="float" office:value="1222.79973948" calcext:value-type="float">
            <text:p>1222.7997394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16" calcext:value-type="float">
            <text:p>616</text:p>
          </table:table-cell>
          <table:table-cell office:value-type="float" office:value="0.013301941" calcext:value-type="float">
            <text:p>0.013301941</text:p>
          </table:table-cell>
          <table:table-cell table:formula="of:=[.E185]*[.F$1]" office:value-type="float" office:value="7344.79974256" calcext:value-type="float">
            <text:p>7344.79974256</text:p>
          </table:table-cell>
          <table:table-cell/>
          <table:table-cell office:value-type="float" office:value="616" calcext:value-type="float">
            <text:p>616</text:p>
          </table:table-cell>
          <table:table-cell office:value-type="float" office:value="0.002117189" calcext:value-type="float">
            <text:p>0.002117189</text:p>
          </table:table-cell>
          <table:table-cell table:formula="of:=[.I185]*[.J$1]" office:value-type="float" office:value="1109.99984892" calcext:value-type="float">
            <text:p>1109.999848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18" calcext:value-type="float">
            <text:p>618</text:p>
          </table:table-cell>
          <table:table-cell office:value-type="float" office:value="0.012545639" calcext:value-type="float">
            <text:p>0.012545639</text:p>
          </table:table-cell>
          <table:table-cell table:formula="of:=[.E186]*[.F$1]" office:value-type="float" office:value="6927.20003024" calcext:value-type="float">
            <text:p>6927.20003024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0.00195697" calcext:value-type="float">
            <text:p>0.00195697</text:p>
          </table:table-cell>
          <table:table-cell table:formula="of:=[.I186]*[.J$1]" office:value-type="float" office:value="1026.0002316" calcext:value-type="float">
            <text:p>1026.00023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20" calcext:value-type="float">
            <text:p>620</text:p>
          </table:table-cell>
          <table:table-cell office:value-type="float" office:value="0.011789336" calcext:value-type="float">
            <text:p>0.011789336</text:p>
          </table:table-cell>
          <table:table-cell table:formula="of:=[.E187]*[.F$1]" office:value-type="float" office:value="6509.59976576" calcext:value-type="float">
            <text:p>6509.59976576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0.00179675" calcext:value-type="float">
            <text:p>0.00179675</text:p>
          </table:table-cell>
          <table:table-cell table:formula="of:=[.I187]*[.J$1]" office:value-type="float" office:value="942.00009" calcext:value-type="float">
            <text:p>942.000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22" calcext:value-type="float">
            <text:p>622</text:p>
          </table:table-cell>
          <table:table-cell office:value-type="float" office:value="0.011216314" calcext:value-type="float">
            <text:p>0.011216314</text:p>
          </table:table-cell>
          <table:table-cell table:formula="of:=[.E188]*[.F$1]" office:value-type="float" office:value="6193.19993824" calcext:value-type="float">
            <text:p>6193.19993824</text:p>
          </table:table-cell>
          <table:table-cell/>
          <table:table-cell office:value-type="float" office:value="622" calcext:value-type="float">
            <text:p>622</text:p>
          </table:table-cell>
          <table:table-cell office:value-type="float" office:value="0.00163653" calcext:value-type="float">
            <text:p>0.00163653</text:p>
          </table:table-cell>
          <table:table-cell table:formula="of:=[.I188]*[.J$1]" office:value-type="float" office:value="857.9999484" calcext:value-type="float">
            <text:p>857.999948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24" calcext:value-type="float">
            <text:p>624</text:p>
          </table:table-cell>
          <table:table-cell office:value-type="float" office:value="0.010697624" calcext:value-type="float">
            <text:p>0.010697624</text:p>
          </table:table-cell>
          <table:table-cell table:formula="of:=[.E189]*[.F$1]" office:value-type="float" office:value="5906.80006784" calcext:value-type="float">
            <text:p>5906.80006784</text:p>
          </table:table-cell>
          <table:table-cell/>
          <table:table-cell office:value-type="float" office:value="624" calcext:value-type="float">
            <text:p>624</text:p>
          </table:table-cell>
          <table:table-cell office:value-type="float" office:value="0.00147631" calcext:value-type="float">
            <text:p>0.00147631</text:p>
          </table:table-cell>
          <table:table-cell table:formula="of:=[.I189]*[.J$1]" office:value-type="float" office:value="773.9998068" calcext:value-type="float">
            <text:p>773.99980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26" calcext:value-type="float">
            <text:p>626</text:p>
          </table:table-cell>
          <table:table-cell office:value-type="float" office:value="0.010178209" calcext:value-type="float">
            <text:p>0.010178209</text:p>
          </table:table-cell>
          <table:table-cell table:formula="of:=[.E190]*[.F$1]" office:value-type="float" office:value="5619.99988144" calcext:value-type="float">
            <text:p>5619.99988144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float" office:value="0.00134966" calcext:value-type="float">
            <text:p>0.00134966</text:p>
          </table:table-cell>
          <table:table-cell table:formula="of:=[.I190]*[.J$1]" office:value-type="float" office:value="707.5997448" calcext:value-type="float">
            <text:p>707.599744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28" calcext:value-type="float">
            <text:p>628</text:p>
          </table:table-cell>
          <table:table-cell office:value-type="float" office:value="0.009719646" calcext:value-type="float">
            <text:p>0.009719646</text:p>
          </table:table-cell>
          <table:table-cell table:formula="of:=[.E191]*[.F$1]" office:value-type="float" office:value="5366.79973536" calcext:value-type="float">
            <text:p>5366.79973536</text:p>
          </table:table-cell>
          <table:table-cell/>
          <table:table-cell office:value-type="float" office:value="628" calcext:value-type="float">
            <text:p>628</text:p>
          </table:table-cell>
          <table:table-cell office:value-type="float" office:value="0.00125658" calcext:value-type="float">
            <text:p>0.00125658</text:p>
          </table:table-cell>
          <table:table-cell table:formula="of:=[.I191]*[.J$1]" office:value-type="float" office:value="658.7997624" calcext:value-type="float">
            <text:p>658.79976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30" calcext:value-type="float">
            <text:p>630</text:p>
          </table:table-cell>
          <table:table-cell office:value-type="float" office:value="0.009324833" calcext:value-type="float">
            <text:p>0.009324833</text:p>
          </table:table-cell>
          <table:table-cell table:formula="of:=[.E192]*[.F$1]" office:value-type="float" office:value="5148.79978928" calcext:value-type="float">
            <text:p>5148.79978928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0.0011635" calcext:value-type="float">
            <text:p>0.0011635</text:p>
          </table:table-cell>
          <table:table-cell table:formula="of:=[.I192]*[.J$1]" office:value-type="float" office:value="609.99978" calcext:value-type="float">
            <text:p>609.999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32" calcext:value-type="float">
            <text:p>632</text:p>
          </table:table-cell>
          <table:table-cell office:value-type="float" office:value="0.00893002" calcext:value-type="float">
            <text:p>0.00893002</text:p>
          </table:table-cell>
          <table:table-cell table:formula="of:=[.E193]*[.F$1]" office:value-type="float" office:value="4930.7998432" calcext:value-type="float">
            <text:p>4930.7998432</text:p>
          </table:table-cell>
          <table:table-cell/>
          <table:table-cell office:value-type="float" office:value="632" calcext:value-type="float">
            <text:p>632</text:p>
          </table:table-cell>
          <table:table-cell office:value-type="float" office:value="0.00107042" calcext:value-type="float">
            <text:p>0.00107042</text:p>
          </table:table-cell>
          <table:table-cell table:formula="of:=[.I193]*[.J$1]" office:value-type="float" office:value="561.1997976" calcext:value-type="float">
            <text:p>561.19979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34" calcext:value-type="float">
            <text:p>634</text:p>
          </table:table-cell>
          <table:table-cell office:value-type="float" office:value="0.008567806" calcext:value-type="float">
            <text:p>0.008567806</text:p>
          </table:table-cell>
          <table:table-cell table:formula="of:=[.E194]*[.F$1]" office:value-type="float" office:value="4730.79976096" calcext:value-type="float">
            <text:p>4730.79976096</text:p>
          </table:table-cell>
          <table:table-cell/>
          <table:table-cell office:value-type="float" office:value="634" calcext:value-type="float">
            <text:p>634</text:p>
          </table:table-cell>
          <table:table-cell office:value-type="float" office:value="0.00097734" calcext:value-type="float">
            <text:p>0.00097734</text:p>
          </table:table-cell>
          <table:table-cell table:formula="of:=[.I194]*[.J$1]" office:value-type="float" office:value="512.3998152" calcext:value-type="float">
            <text:p>512.39981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36" calcext:value-type="float">
            <text:p>636</text:p>
          </table:table-cell>
          <table:table-cell office:value-type="float" office:value="0.008335265" calcext:value-type="float">
            <text:p>0.008335265</text:p>
          </table:table-cell>
          <table:table-cell table:formula="of:=[.E195]*[.F$1]" office:value-type="float" office:value="4602.3999224" calcext:value-type="float">
            <text:p>4602.3999224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float" office:value="0.000913252" calcext:value-type="float">
            <text:p>0.000913252</text:p>
          </table:table-cell>
          <table:table-cell table:formula="of:=[.I195]*[.J$1]" office:value-type="float" office:value="478.79975856" calcext:value-type="float">
            <text:p>478.7997585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38" calcext:value-type="float">
            <text:p>638</text:p>
          </table:table-cell>
          <table:table-cell office:value-type="float" office:value="0.008101999" calcext:value-type="float">
            <text:p>0.008101999</text:p>
          </table:table-cell>
          <table:table-cell table:formula="of:=[.E196]*[.F$1]" office:value-type="float" office:value="4473.59976784" calcext:value-type="float">
            <text:p>4473.59976784</text:p>
          </table:table-cell>
          <table:table-cell/>
          <table:table-cell office:value-type="float" office:value="638" calcext:value-type="float">
            <text:p>638</text:p>
          </table:table-cell>
          <table:table-cell office:value-type="float" office:value="0.000878157" calcext:value-type="float">
            <text:p>0.000878157</text:p>
          </table:table-cell>
          <table:table-cell table:formula="of:=[.I196]*[.J$1]" office:value-type="float" office:value="460.40015196" calcext:value-type="float">
            <text:p>460.400151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40" calcext:value-type="float">
            <text:p>640</text:p>
          </table:table-cell>
          <table:table-cell office:value-type="float" office:value="0.007869458" calcext:value-type="float">
            <text:p>0.007869458</text:p>
          </table:table-cell>
          <table:table-cell table:formula="of:=[.E197]*[.F$1]" office:value-type="float" office:value="4345.19992928" calcext:value-type="float">
            <text:p>4345.19992928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0.000843061" calcext:value-type="float">
            <text:p>0.000843061</text:p>
          </table:table-cell>
          <table:table-cell table:formula="of:=[.I197]*[.J$1]" office:value-type="float" office:value="442.00002108" calcext:value-type="float">
            <text:p>442.000021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42" calcext:value-type="float">
            <text:p>642</text:p>
          </table:table-cell>
          <table:table-cell office:value-type="float" office:value="0.007636917" calcext:value-type="float">
            <text:p>0.007636917</text:p>
          </table:table-cell>
          <table:table-cell table:formula="of:=[.E198]*[.F$1]" office:value-type="float" office:value="4216.80009072" calcext:value-type="float">
            <text:p>4216.80009072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0.000807965" calcext:value-type="float">
            <text:p>0.000807965</text:p>
          </table:table-cell>
          <table:table-cell table:formula="of:=[.I198]*[.J$1]" office:value-type="float" office:value="423.5998902" calcext:value-type="float">
            <text:p>423.599890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44" calcext:value-type="float">
            <text:p>644</text:p>
          </table:table-cell>
          <table:table-cell office:value-type="float" office:value="0.007404376" calcext:value-type="float">
            <text:p>0.007404376</text:p>
          </table:table-cell>
          <table:table-cell table:formula="of:=[.E199]*[.F$1]" office:value-type="float" office:value="4088.40025216" calcext:value-type="float">
            <text:p>4088.40025216</text:p>
          </table:table-cell>
          <table:table-cell/>
          <table:table-cell office:value-type="float" office:value="644" calcext:value-type="float">
            <text:p>644</text:p>
          </table:table-cell>
          <table:table-cell office:value-type="float" office:value="0.000772869" calcext:value-type="float">
            <text:p>0.000772869</text:p>
          </table:table-cell>
          <table:table-cell table:formula="of:=[.I199]*[.J$1]" office:value-type="float" office:value="405.19975932" calcext:value-type="float">
            <text:p>405.199759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46" calcext:value-type="float">
            <text:p>646</text:p>
          </table:table-cell>
          <table:table-cell office:value-type="float" office:value="0.007181034" calcext:value-type="float">
            <text:p>0.007181034</text:p>
          </table:table-cell>
          <table:table-cell table:formula="of:=[.E200]*[.F$1]" office:value-type="float" office:value="3965.07973344" calcext:value-type="float">
            <text:p>3965.07973344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0.00074464" calcext:value-type="float">
            <text:p>0.00074464</text:p>
          </table:table-cell>
          <table:table-cell table:formula="of:=[.I200]*[.J$1]" office:value-type="float" office:value="390.3998592" calcext:value-type="float">
            <text:p>390.39985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48" calcext:value-type="float">
            <text:p>648</text:p>
          </table:table-cell>
          <table:table-cell office:value-type="float" office:value="0.006986381" calcext:value-type="float">
            <text:p>0.006986381</text:p>
          </table:table-cell>
          <table:table-cell table:formula="of:=[.E201]*[.F$1]" office:value-type="float" office:value="3857.60013296" calcext:value-type="float">
            <text:p>3857.60013296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float" office:value="0.000723278" calcext:value-type="float">
            <text:p>0.000723278</text:p>
          </table:table-cell>
          <table:table-cell table:formula="of:=[.I201]*[.J$1]" office:value-type="float" office:value="379.20018984" calcext:value-type="float">
            <text:p>379.2001898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0" calcext:value-type="float">
            <text:p>650</text:p>
          </table:table-cell>
          <table:table-cell office:value-type="float" office:value="0.006791727" calcext:value-type="float">
            <text:p>0.006791727</text:p>
          </table:table-cell>
          <table:table-cell table:formula="of:=[.E202]*[.F$1]" office:value-type="float" office:value="3750.11998032" calcext:value-type="float">
            <text:p>3750.11998032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0.000701915" calcext:value-type="float">
            <text:p>0.000701915</text:p>
          </table:table-cell>
          <table:table-cell table:formula="of:=[.I202]*[.J$1]" office:value-type="float" office:value="367.9999962" calcext:value-type="float">
            <text:p>367.999996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2" calcext:value-type="float">
            <text:p>652</text:p>
          </table:table-cell>
          <table:table-cell office:value-type="float" office:value="0.006597073" calcext:value-type="float">
            <text:p>0.006597073</text:p>
          </table:table-cell>
          <table:table-cell table:formula="of:=[.E203]*[.F$1]" office:value-type="float" office:value="3642.63982768" calcext:value-type="float">
            <text:p>3642.63982768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0.000680552" calcext:value-type="float">
            <text:p>0.000680552</text:p>
          </table:table-cell>
          <table:table-cell table:formula="of:=[.I203]*[.J$1]" office:value-type="float" office:value="356.79980256" calcext:value-type="float">
            <text:p>356.7998025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4" calcext:value-type="float">
            <text:p>654</text:p>
          </table:table-cell>
          <table:table-cell office:value-type="float" office:value="0.00640242" calcext:value-type="float">
            <text:p>0.00640242</text:p>
          </table:table-cell>
          <table:table-cell table:formula="of:=[.E204]*[.F$1]" office:value-type="float" office:value="3535.1602272" calcext:value-type="float">
            <text:p>3535.1602272</text:p>
          </table:table-cell>
          <table:table-cell/>
          <table:table-cell office:value-type="float" office:value="654" calcext:value-type="float">
            <text:p>654</text:p>
          </table:table-cell>
          <table:table-cell office:value-type="float" office:value="0.00065919" calcext:value-type="float">
            <text:p>0.00065919</text:p>
          </table:table-cell>
          <table:table-cell table:formula="of:=[.I204]*[.J$1]" office:value-type="float" office:value="345.6001332" calcext:value-type="float">
            <text:p>345.60013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6" calcext:value-type="float">
            <text:p>656</text:p>
          </table:table-cell>
          <table:table-cell office:value-type="float" office:value="0.006207766" calcext:value-type="float">
            <text:p>0.006207766</text:p>
          </table:table-cell>
          <table:table-cell table:formula="of:=[.E205]*[.F$1]" office:value-type="float" office:value="3427.68007456" calcext:value-type="float">
            <text:p>3427.68007456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0.000639353" calcext:value-type="float">
            <text:p>0.000639353</text:p>
          </table:table-cell>
          <table:table-cell table:formula="of:=[.I205]*[.J$1]" office:value-type="float" office:value="335.19999084" calcext:value-type="float">
            <text:p>335.1999908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8" calcext:value-type="float">
            <text:p>658</text:p>
          </table:table-cell>
          <table:table-cell office:value-type="float" office:value="0.006013112" calcext:value-type="float">
            <text:p>0.006013112</text:p>
          </table:table-cell>
          <table:table-cell table:formula="of:=[.E206]*[.F$1]" office:value-type="float" office:value="3320.19992192" calcext:value-type="float">
            <text:p>3320.19992192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0.000621042" calcext:value-type="float">
            <text:p>0.000621042</text:p>
          </table:table-cell>
          <table:table-cell table:formula="of:=[.I206]*[.J$1]" office:value-type="float" office:value="325.59989976" calcext:value-type="float">
            <text:p>325.599899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60" calcext:value-type="float">
            <text:p>660</text:p>
          </table:table-cell>
          <table:table-cell office:value-type="float" office:value="0.005843524" calcext:value-type="float">
            <text:p>0.005843524</text:p>
          </table:table-cell>
          <table:table-cell table:formula="of:=[.E207]*[.F$1]" office:value-type="float" office:value="3226.56021184" calcext:value-type="float">
            <text:p>3226.56021184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0.000609598" calcext:value-type="float">
            <text:p>0.000609598</text:p>
          </table:table-cell>
          <table:table-cell table:formula="of:=[.I207]*[.J$1]" office:value-type="float" office:value="319.60003944" calcext:value-type="float">
            <text:p>319.600039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62" calcext:value-type="float">
            <text:p>662</text:p>
          </table:table-cell>
          <table:table-cell office:value-type="float" office:value="0.005687265" calcext:value-type="float">
            <text:p>0.005687265</text:p>
          </table:table-cell>
          <table:table-cell table:formula="of:=[.E208]*[.F$1]" office:value-type="float" office:value="3140.2802424" calcext:value-type="float">
            <text:p>3140.2802424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0.000598917" calcext:value-type="float">
            <text:p>0.000598917</text:p>
          </table:table-cell>
          <table:table-cell table:formula="of:=[.I208]*[.J$1]" office:value-type="float" office:value="314.00020476" calcext:value-type="float">
            <text:p>314.000204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64" calcext:value-type="float">
            <text:p>664</text:p>
          </table:table-cell>
          <table:table-cell office:value-type="float" office:value="0.005530933" calcext:value-type="float">
            <text:p>0.005530933</text:p>
          </table:table-cell>
          <table:table-cell table:formula="of:=[.E209]*[.F$1]" office:value-type="float" office:value="3053.95996528" calcext:value-type="float">
            <text:p>3053.95996528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0.000588235" calcext:value-type="float">
            <text:p>0.000588235</text:p>
          </table:table-cell>
          <table:table-cell table:formula="of:=[.I209]*[.J$1]" office:value-type="float" office:value="308.3998458" calcext:value-type="float">
            <text:p>308.399845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66" calcext:value-type="float">
            <text:p>666</text:p>
          </table:table-cell>
          <table:table-cell office:value-type="float" office:value="0.005374674" calcext:value-type="float">
            <text:p>0.005374674</text:p>
          </table:table-cell>
          <table:table-cell table:formula="of:=[.E210]*[.F$1]" office:value-type="float" office:value="2967.67999584" calcext:value-type="float">
            <text:p>2967.67999584</text:p>
          </table:table-cell>
          <table:table-cell/>
          <table:table-cell office:value-type="float" office:value="666" calcext:value-type="float">
            <text:p>666</text:p>
          </table:table-cell>
          <table:table-cell office:value-type="float" office:value="0.000577554" calcext:value-type="float">
            <text:p>0.000577554</text:p>
          </table:table-cell>
          <table:table-cell table:formula="of:=[.I210]*[.J$1]" office:value-type="float" office:value="302.80001112" calcext:value-type="float">
            <text:p>302.800011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68" calcext:value-type="float">
            <text:p>668</text:p>
          </table:table-cell>
          <table:table-cell office:value-type="float" office:value="0.005218415" calcext:value-type="float">
            <text:p>0.005218415</text:p>
          </table:table-cell>
          <table:table-cell table:formula="of:=[.E211]*[.F$1]" office:value-type="float" office:value="2881.4000264" calcext:value-type="float">
            <text:p>2881.4000264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0.000568399" calcext:value-type="float">
            <text:p>0.000568399</text:p>
          </table:table-cell>
          <table:table-cell table:formula="of:=[.I211]*[.J$1]" office:value-type="float" office:value="298.00022772" calcext:value-type="float">
            <text:p>298.000227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70" calcext:value-type="float">
            <text:p>670</text:p>
          </table:table-cell>
          <table:table-cell office:value-type="float" office:value="0.005062156" calcext:value-type="float">
            <text:p>0.005062156</text:p>
          </table:table-cell>
          <table:table-cell table:formula="of:=[.E212]*[.F$1]" office:value-type="float" office:value="2795.12005696" calcext:value-type="float">
            <text:p>2795.12005696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0.000560769" calcext:value-type="float">
            <text:p>0.000560769</text:p>
          </table:table-cell>
          <table:table-cell table:formula="of:=[.I212]*[.J$1]" office:value-type="float" office:value="293.99997132" calcext:value-type="float">
            <text:p>293.999971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72" calcext:value-type="float">
            <text:p>672</text:p>
          </table:table-cell>
          <table:table-cell office:value-type="float" office:value="0.004905897" calcext:value-type="float">
            <text:p>0.004905897</text:p>
          </table:table-cell>
          <table:table-cell table:formula="of:=[.E213]*[.F$1]" office:value-type="float" office:value="2708.84008752" calcext:value-type="float">
            <text:p>2708.84008752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0.00055314" calcext:value-type="float">
            <text:p>0.00055314</text:p>
          </table:table-cell>
          <table:table-cell table:formula="of:=[.I213]*[.J$1]" office:value-type="float" office:value="290.0002392" calcext:value-type="float">
            <text:p>290.00023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74" calcext:value-type="float">
            <text:p>674</text:p>
          </table:table-cell>
          <table:table-cell office:value-type="float" office:value="0.004758838" calcext:value-type="float">
            <text:p>0.004758838</text:p>
          </table:table-cell>
          <table:table-cell table:formula="of:=[.E214]*[.F$1]" office:value-type="float" office:value="2627.63999008" calcext:value-type="float">
            <text:p>2627.63999008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0.000544747" calcext:value-type="float">
            <text:p>0.000544747</text:p>
          </table:table-cell>
          <table:table-cell table:formula="of:=[.I214]*[.J$1]" office:value-type="float" office:value="285.59995716" calcext:value-type="float">
            <text:p>285.599957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76" calcext:value-type="float">
            <text:p>676</text:p>
          </table:table-cell>
          <table:table-cell office:value-type="float" office:value="0.004626195" calcext:value-type="float">
            <text:p>0.004626195</text:p>
          </table:table-cell>
          <table:table-cell table:formula="of:=[.E215]*[.F$1]" office:value-type="float" office:value="2554.3998312" calcext:value-type="float">
            <text:p>2554.3998312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0.000537881" calcext:value-type="float">
            <text:p>0.000537881</text:p>
          </table:table-cell>
          <table:table-cell table:formula="of:=[.I215]*[.J$1]" office:value-type="float" office:value="282.00025068" calcext:value-type="float">
            <text:p>282.000250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78" calcext:value-type="float">
            <text:p>678</text:p>
          </table:table-cell>
          <table:table-cell office:value-type="float" office:value="0.004493553" calcext:value-type="float">
            <text:p>0.004493553</text:p>
          </table:table-cell>
          <table:table-cell table:formula="of:=[.E216]*[.F$1]" office:value-type="float" office:value="2481.16022448" calcext:value-type="float">
            <text:p>2481.16022448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0.00053254" calcext:value-type="float">
            <text:p>0.00053254</text:p>
          </table:table-cell>
          <table:table-cell table:formula="of:=[.I216]*[.J$1]" office:value-type="float" office:value="279.2000712" calcext:value-type="float">
            <text:p>279.20007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80" calcext:value-type="float">
            <text:p>680</text:p>
          </table:table-cell>
          <table:table-cell office:value-type="float" office:value="0.00436091" calcext:value-type="float">
            <text:p>0.00436091</text:p>
          </table:table-cell>
          <table:table-cell table:formula="of:=[.E217]*[.F$1]" office:value-type="float" office:value="2407.9200656" calcext:value-type="float">
            <text:p>2407.9200656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0.000529488" calcext:value-type="float">
            <text:p>0.000529488</text:p>
          </table:table-cell>
          <table:table-cell table:formula="of:=[.I217]*[.J$1]" office:value-type="float" office:value="277.59996864" calcext:value-type="float">
            <text:p>277.599968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82" calcext:value-type="float">
            <text:p>682</text:p>
          </table:table-cell>
          <table:table-cell office:value-type="float" office:value="0.004228267" calcext:value-type="float">
            <text:p>0.004228267</text:p>
          </table:table-cell>
          <table:table-cell table:formula="of:=[.E218]*[.F$1]" office:value-type="float" office:value="2334.67990672" calcext:value-type="float">
            <text:p>2334.67990672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0.000526436" calcext:value-type="float">
            <text:p>0.000526436</text:p>
          </table:table-cell>
          <table:table-cell table:formula="of:=[.I218]*[.J$1]" office:value-type="float" office:value="275.99986608" calcext:value-type="float">
            <text:p>275.999866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84" calcext:value-type="float">
            <text:p>684</text:p>
          </table:table-cell>
          <table:table-cell office:value-type="float" office:value="0.004095697" calcext:value-type="float">
            <text:p>0.004095697</text:p>
          </table:table-cell>
          <table:table-cell table:formula="of:=[.E219]*[.F$1]" office:value-type="float" office:value="2261.48005552" calcext:value-type="float">
            <text:p>2261.48005552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0.000523384" calcext:value-type="float">
            <text:p>0.000523384</text:p>
          </table:table-cell>
          <table:table-cell table:formula="of:=[.I219]*[.J$1]" office:value-type="float" office:value="274.39976352" calcext:value-type="float">
            <text:p>274.399763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86" calcext:value-type="float">
            <text:p>686</text:p>
          </table:table-cell>
          <table:table-cell office:value-type="float" office:value="0.003963054" calcext:value-type="float">
            <text:p>0.003963054</text:p>
          </table:table-cell>
          <table:table-cell table:formula="of:=[.E220]*[.F$1]" office:value-type="float" office:value="2188.23989664" calcext:value-type="float">
            <text:p>2188.23989664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float" office:value="0.000520333" calcext:value-type="float">
            <text:p>0.000520333</text:p>
          </table:table-cell>
          <table:table-cell table:formula="of:=[.I220]*[.J$1]" office:value-type="float" office:value="272.80018524" calcext:value-type="float">
            <text:p>272.800185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88" calcext:value-type="float">
            <text:p>688</text:p>
          </table:table-cell>
          <table:table-cell office:value-type="float" office:value="0.003830411" calcext:value-type="float">
            <text:p>0.003830411</text:p>
          </table:table-cell>
          <table:table-cell table:formula="of:=[.E221]*[.F$1]" office:value-type="float" office:value="2114.99973776" calcext:value-type="float">
            <text:p>2114.99973776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float" office:value="0.000523384" calcext:value-type="float">
            <text:p>0.000523384</text:p>
          </table:table-cell>
          <table:table-cell table:formula="of:=[.I221]*[.J$1]" office:value-type="float" office:value="274.39976352" calcext:value-type="float">
            <text:p>274.399763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90" calcext:value-type="float">
            <text:p>690</text:p>
          </table:table-cell>
          <table:table-cell office:value-type="float" office:value="0.003716242" calcext:value-type="float">
            <text:p>0.003716242</text:p>
          </table:table-cell>
          <table:table-cell table:formula="of:=[.E222]*[.F$1]" office:value-type="float" office:value="2051.96018272" calcext:value-type="float">
            <text:p>2051.96018272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0.000526436" calcext:value-type="float">
            <text:p>0.000526436</text:p>
          </table:table-cell>
          <table:table-cell table:formula="of:=[.I222]*[.J$1]" office:value-type="float" office:value="275.99986608" calcext:value-type="float">
            <text:p>275.999866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92" calcext:value-type="float">
            <text:p>692</text:p>
          </table:table-cell>
          <table:table-cell office:value-type="float" office:value="0.003623008" calcext:value-type="float">
            <text:p>0.003623008</text:p>
          </table:table-cell>
          <table:table-cell table:formula="of:=[.E223]*[.F$1]" office:value-type="float" office:value="2000.48009728" calcext:value-type="float">
            <text:p>2000.48009728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float" office:value="0.000529488" calcext:value-type="float">
            <text:p>0.000529488</text:p>
          </table:table-cell>
          <table:table-cell table:formula="of:=[.I223]*[.J$1]" office:value-type="float" office:value="277.59996864" calcext:value-type="float">
            <text:p>277.599968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94" calcext:value-type="float">
            <text:p>694</text:p>
          </table:table-cell>
          <table:table-cell office:value-type="float" office:value="0.003529846" calcext:value-type="float">
            <text:p>0.003529846</text:p>
          </table:table-cell>
          <table:table-cell table:formula="of:=[.E224]*[.F$1]" office:value-type="float" office:value="1949.03976736" calcext:value-type="float">
            <text:p>1949.03976736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float" office:value="0.00053254" calcext:value-type="float">
            <text:p>0.00053254</text:p>
          </table:table-cell>
          <table:table-cell table:formula="of:=[.I224]*[.J$1]" office:value-type="float" office:value="279.2000712" calcext:value-type="float">
            <text:p>279.20007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96" calcext:value-type="float">
            <text:p>696</text:p>
          </table:table-cell>
          <table:table-cell office:value-type="float" office:value="0.003436613" calcext:value-type="float">
            <text:p>0.003436613</text:p>
          </table:table-cell>
          <table:table-cell table:formula="of:=[.E225]*[.F$1]" office:value-type="float" office:value="1897.56023408" calcext:value-type="float">
            <text:p>1897.56023408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0.000537881" calcext:value-type="float">
            <text:p>0.000537881</text:p>
          </table:table-cell>
          <table:table-cell table:formula="of:=[.I225]*[.J$1]" office:value-type="float" office:value="282.00025068" calcext:value-type="float">
            <text:p>282.000250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98" calcext:value-type="float">
            <text:p>698</text:p>
          </table:table-cell>
          <table:table-cell office:value-type="float" office:value="0.003343379" calcext:value-type="float">
            <text:p>0.003343379</text:p>
          </table:table-cell>
          <table:table-cell table:formula="of:=[.E226]*[.F$1]" office:value-type="float" office:value="1846.08014864" calcext:value-type="float">
            <text:p>1846.08014864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0.00054551" calcext:value-type="float">
            <text:p>0.00054551</text:p>
          </table:table-cell>
          <table:table-cell table:formula="of:=[.I226]*[.J$1]" office:value-type="float" office:value="285.9999828" calcext:value-type="float">
            <text:p>285.99998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0" calcext:value-type="float">
            <text:p>700</text:p>
          </table:table-cell>
          <table:table-cell office:value-type="float" office:value="0.003249565" calcext:value-type="float">
            <text:p>0.003249565</text:p>
          </table:table-cell>
          <table:table-cell table:formula="of:=[.E227]*[.F$1]" office:value-type="float" office:value="1794.2798104" calcext:value-type="float">
            <text:p>1794.2798104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0.00055314" calcext:value-type="float">
            <text:p>0.00055314</text:p>
          </table:table-cell>
          <table:table-cell table:formula="of:=[.I227]*[.J$1]" office:value-type="float" office:value="290.0002392" calcext:value-type="float">
            <text:p>290.00023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2" calcext:value-type="float">
            <text:p>702</text:p>
          </table:table-cell>
          <table:table-cell office:value-type="float" office:value="0.003153072" calcext:value-type="float">
            <text:p>0.003153072</text:p>
          </table:table-cell>
          <table:table-cell table:formula="of:=[.E228]*[.F$1]" office:value-type="float" office:value="1741.00023552" calcext:value-type="float">
            <text:p>1741.00023552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float" office:value="0.000560769" calcext:value-type="float">
            <text:p>0.000560769</text:p>
          </table:table-cell>
          <table:table-cell table:formula="of:=[.I228]*[.J$1]" office:value-type="float" office:value="293.99997132" calcext:value-type="float">
            <text:p>293.999971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4" calcext:value-type="float">
            <text:p>704</text:p>
          </table:table-cell>
          <table:table-cell office:value-type="float" office:value="0.00305665" calcext:value-type="float">
            <text:p>0.00305665</text:p>
          </table:table-cell>
          <table:table-cell table:formula="of:=[.E229]*[.F$1]" office:value-type="float" office:value="1687.759864" calcext:value-type="float">
            <text:p>1687.759864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0.000568399" calcext:value-type="float">
            <text:p>0.000568399</text:p>
          </table:table-cell>
          <table:table-cell table:formula="of:=[.I229]*[.J$1]" office:value-type="float" office:value="298.00022772" calcext:value-type="float">
            <text:p>298.000227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6" calcext:value-type="float">
            <text:p>706</text:p>
          </table:table-cell>
          <table:table-cell office:value-type="float" office:value="0.002960156" calcext:value-type="float">
            <text:p>0.002960156</text:p>
          </table:table-cell>
          <table:table-cell table:formula="of:=[.E230]*[.F$1]" office:value-type="float" office:value="1634.47973696" calcext:value-type="float">
            <text:p>1634.47973696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0.000577554" calcext:value-type="float">
            <text:p>0.000577554</text:p>
          </table:table-cell>
          <table:table-cell table:formula="of:=[.I230]*[.J$1]" office:value-type="float" office:value="302.80001112" calcext:value-type="float">
            <text:p>302.800011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08" calcext:value-type="float">
            <text:p>708</text:p>
          </table:table-cell>
          <table:table-cell office:value-type="float" office:value="0.002867864" calcext:value-type="float">
            <text:p>0.002867864</text:p>
          </table:table-cell>
          <table:table-cell table:formula="of:=[.E231]*[.F$1]" office:value-type="float" office:value="1583.51978624" calcext:value-type="float">
            <text:p>1583.51978624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0.000588235" calcext:value-type="float">
            <text:p>0.000588235</text:p>
          </table:table-cell>
          <table:table-cell table:formula="of:=[.I231]*[.J$1]" office:value-type="float" office:value="308.3998458" calcext:value-type="float">
            <text:p>308.399845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10" calcext:value-type="float">
            <text:p>710</text:p>
          </table:table-cell>
          <table:table-cell office:value-type="float" office:value="0.002789916" calcext:value-type="float">
            <text:p>0.002789916</text:p>
          </table:table-cell>
          <table:table-cell table:formula="of:=[.E232]*[.F$1]" office:value-type="float" office:value="1540.48001856" calcext:value-type="float">
            <text:p>1540.48001856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0.000598917" calcext:value-type="float">
            <text:p>0.000598917</text:p>
          </table:table-cell>
          <table:table-cell table:formula="of:=[.I232]*[.J$1]" office:value-type="float" office:value="314.00020476" calcext:value-type="float">
            <text:p>314.000204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12" calcext:value-type="float">
            <text:p>712</text:p>
          </table:table-cell>
          <table:table-cell office:value-type="float" office:value="0.002711895" calcext:value-type="float">
            <text:p>0.002711895</text:p>
          </table:table-cell>
          <table:table-cell table:formula="of:=[.E233]*[.F$1]" office:value-type="float" office:value="1497.3999432" calcext:value-type="float">
            <text:p>1497.3999432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float" office:value="0.000609598" calcext:value-type="float">
            <text:p>0.000609598</text:p>
          </table:table-cell>
          <table:table-cell table:formula="of:=[.I233]*[.J$1]" office:value-type="float" office:value="319.60003944" calcext:value-type="float">
            <text:p>319.600039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14" calcext:value-type="float">
            <text:p>714</text:p>
          </table:table-cell>
          <table:table-cell office:value-type="float" office:value="0.002633947" calcext:value-type="float">
            <text:p>0.002633947</text:p>
          </table:table-cell>
          <table:table-cell table:formula="of:=[.E234]*[.F$1]" office:value-type="float" office:value="1454.36017552" calcext:value-type="float">
            <text:p>1454.36017552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float" office:value="0.000620279" calcext:value-type="float">
            <text:p>0.000620279</text:p>
          </table:table-cell>
          <table:table-cell table:formula="of:=[.I234]*[.J$1]" office:value-type="float" office:value="325.19987412" calcext:value-type="float">
            <text:p>325.199874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16" calcext:value-type="float">
            <text:p>716</text:p>
          </table:table-cell>
          <table:table-cell office:value-type="float" office:value="0.002555998" calcext:value-type="float">
            <text:p>0.002555998</text:p>
          </table:table-cell>
          <table:table-cell table:formula="of:=[.E235]*[.F$1]" office:value-type="float" office:value="1411.31985568" calcext:value-type="float">
            <text:p>1411.31985568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float" office:value="0.000633249" calcext:value-type="float">
            <text:p>0.000633249</text:p>
          </table:table-cell>
          <table:table-cell table:formula="of:=[.I235]*[.J$1]" office:value-type="float" office:value="331.99978572" calcext:value-type="float">
            <text:p>331.999785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18" calcext:value-type="float">
            <text:p>718</text:p>
          </table:table-cell>
          <table:table-cell office:value-type="float" office:value="0.00247805" calcext:value-type="float">
            <text:p>0.00247805</text:p>
          </table:table-cell>
          <table:table-cell table:formula="of:=[.E236]*[.F$1]" office:value-type="float" office:value="1368.280088" calcext:value-type="float">
            <text:p>1368.280088</text:p>
          </table:table-cell>
          <table:table-cell/>
          <table:table-cell office:value-type="float" office:value="718" calcext:value-type="float">
            <text:p>718</text:p>
          </table:table-cell>
          <table:table-cell office:value-type="float" office:value="0.000648508" calcext:value-type="float">
            <text:p>0.000648508</text:p>
          </table:table-cell>
          <table:table-cell table:formula="of:=[.I236]*[.J$1]" office:value-type="float" office:value="339.99977424" calcext:value-type="float">
            <text:p>339.999774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20" calcext:value-type="float">
            <text:p>720</text:p>
          </table:table-cell>
          <table:table-cell office:value-type="float" office:value="0.002401261" calcext:value-type="float">
            <text:p>0.002401261</text:p>
          </table:table-cell>
          <table:table-cell table:formula="of:=[.E237]*[.F$1]" office:value-type="float" office:value="1325.88027376" calcext:value-type="float">
            <text:p>1325.88027376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0.000663767" calcext:value-type="float">
            <text:p>0.000663767</text:p>
          </table:table-cell>
          <table:table-cell table:formula="of:=[.I237]*[.J$1]" office:value-type="float" office:value="347.99976276" calcext:value-type="float">
            <text:p>347.999762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22" calcext:value-type="float">
            <text:p>722</text:p>
          </table:table-cell>
          <table:table-cell office:value-type="float" office:value="0.002327514" calcext:value-type="float">
            <text:p>0.002327514</text:p>
          </table:table-cell>
          <table:table-cell table:formula="of:=[.E238]*[.F$1]" office:value-type="float" office:value="1285.16013024" calcext:value-type="float">
            <text:p>1285.16013024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0.000679026" calcext:value-type="float">
            <text:p>0.000679026</text:p>
          </table:table-cell>
          <table:table-cell table:formula="of:=[.I238]*[.J$1]" office:value-type="float" office:value="355.99975128" calcext:value-type="float">
            <text:p>355.999751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24" calcext:value-type="float">
            <text:p>724</text:p>
          </table:table-cell>
          <table:table-cell office:value-type="float" office:value="0.002253767" calcext:value-type="float">
            <text:p>0.002253767</text:p>
          </table:table-cell>
          <table:table-cell table:formula="of:=[.E239]*[.F$1]" office:value-type="float" office:value="1244.43998672" calcext:value-type="float">
            <text:p>1244.43998672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0.000694285" calcext:value-type="float">
            <text:p>0.000694285</text:p>
          </table:table-cell>
          <table:table-cell table:formula="of:=[.I239]*[.J$1]" office:value-type="float" office:value="363.9997398" calcext:value-type="float">
            <text:p>363.999739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26" calcext:value-type="float">
            <text:p>726</text:p>
          </table:table-cell>
          <table:table-cell office:value-type="float" office:value="0.002179948" calcext:value-type="float">
            <text:p>0.002179948</text:p>
          </table:table-cell>
          <table:table-cell table:formula="of:=[.E240]*[.F$1]" office:value-type="float" office:value="1203.68008768" calcext:value-type="float">
            <text:p>1203.68008768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float" office:value="0.000710307" calcext:value-type="float">
            <text:p>0.000710307</text:p>
          </table:table-cell>
          <table:table-cell table:formula="of:=[.I240]*[.J$1]" office:value-type="float" office:value="372.39975396" calcext:value-type="float">
            <text:p>372.399753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0.002087801" calcext:value-type="float">
            <text:p>0.002087801</text:p>
          </table:table-cell>
          <table:table-cell table:formula="of:=[.E241]*[.F$1]" office:value-type="float" office:value="1152.80020016" calcext:value-type="float">
            <text:p>1152.80020016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float" office:value="0.000727092" calcext:value-type="float">
            <text:p>0.000727092</text:p>
          </table:table-cell>
          <table:table-cell table:formula="of:=[.I241]*[.J$1]" office:value-type="float" office:value="381.19979376" calcext:value-type="float">
            <text:p>381.199793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30" calcext:value-type="float">
            <text:p>730</text:p>
          </table:table-cell>
          <table:table-cell office:value-type="float" office:value="0.001996161" calcext:value-type="float">
            <text:p>0.001996161</text:p>
          </table:table-cell>
          <table:table-cell table:formula="of:=[.E242]*[.F$1]" office:value-type="float" office:value="1102.20025776" calcext:value-type="float">
            <text:p>1102.20025776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0.000743877" calcext:value-type="float">
            <text:p>0.000743877</text:p>
          </table:table-cell>
          <table:table-cell table:formula="of:=[.I242]*[.J$1]" office:value-type="float" office:value="389.99983356" calcext:value-type="float">
            <text:p>389.9998335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32" calcext:value-type="float">
            <text:p>732</text:p>
          </table:table-cell>
          <table:table-cell office:value-type="float" office:value="0.001996161" calcext:value-type="float">
            <text:p>0.001996161</text:p>
          </table:table-cell>
          <table:table-cell table:formula="of:=[.E243]*[.F$1]" office:value-type="float" office:value="1102.20025776" calcext:value-type="float">
            <text:p>1102.20025776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float" office:value="0.000760662" calcext:value-type="float">
            <text:p>0.000760662</text:p>
          </table:table-cell>
          <table:table-cell table:formula="of:=[.I243]*[.J$1]" office:value-type="float" office:value="398.79987336" calcext:value-type="float">
            <text:p>398.799873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34" calcext:value-type="float">
            <text:p>734</text:p>
          </table:table-cell>
          <table:table-cell office:value-type="float" office:value="0.001996161" calcext:value-type="float">
            <text:p>0.001996161</text:p>
          </table:table-cell>
          <table:table-cell table:formula="of:=[.E244]*[.F$1]" office:value-type="float" office:value="1102.20025776" calcext:value-type="float">
            <text:p>1102.20025776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float" office:value="0.000777447" calcext:value-type="float">
            <text:p>0.000777447</text:p>
          </table:table-cell>
          <table:table-cell table:formula="of:=[.I244]*[.J$1]" office:value-type="float" office:value="407.59991316" calcext:value-type="float">
            <text:p>407.599913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36" calcext:value-type="float">
            <text:p>736</text:p>
          </table:table-cell>
          <table:table-cell office:value-type="float" office:value="0.001995364" calcext:value-type="float">
            <text:p>0.001995364</text:p>
          </table:table-cell>
          <table:table-cell table:formula="of:=[.E245]*[.F$1]" office:value-type="float" office:value="1101.76018624" calcext:value-type="float">
            <text:p>1101.76018624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float" office:value="0.00079881" calcext:value-type="float">
            <text:p>0.00079881</text:p>
          </table:table-cell>
          <table:table-cell table:formula="of:=[.I245]*[.J$1]" office:value-type="float" office:value="418.8001068" calcext:value-type="float">
            <text:p>418.80010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38" calcext:value-type="float">
            <text:p>738</text:p>
          </table:table-cell>
          <table:table-cell office:value-type="float" office:value="0.001993045" calcext:value-type="float">
            <text:p>0.001993045</text:p>
          </table:table-cell>
          <table:table-cell table:formula="of:=[.E246]*[.F$1]" office:value-type="float" office:value="1100.4797272" calcext:value-type="float">
            <text:p>1100.4797272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0.00082475" calcext:value-type="float">
            <text:p>0.00082475</text:p>
          </table:table-cell>
          <table:table-cell table:formula="of:=[.I246]*[.J$1]" office:value-type="float" office:value="432.39993" calcext:value-type="float">
            <text:p>432.3999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40" calcext:value-type="float">
            <text:p>740</text:p>
          </table:table-cell>
          <table:table-cell office:value-type="float" office:value="0.002020936" calcext:value-type="float">
            <text:p>0.002020936</text:p>
          </table:table-cell>
          <table:table-cell table:formula="of:=[.E247]*[.F$1]" office:value-type="float" office:value="1115.88002176" calcext:value-type="float">
            <text:p>1115.88002176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0.00085069" calcext:value-type="float">
            <text:p>0.00085069</text:p>
          </table:table-cell>
          <table:table-cell table:formula="of:=[.I247]*[.J$1]" office:value-type="float" office:value="445.9997532" calcext:value-type="float">
            <text:p>445.99975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42" calcext:value-type="float">
            <text:p>742</text:p>
          </table:table-cell>
          <table:table-cell office:value-type="float" office:value="0.00210381" calcext:value-type="float">
            <text:p>0.00210381</text:p>
          </table:table-cell>
          <table:table-cell table:formula="of:=[.E248]*[.F$1]" office:value-type="float" office:value="1161.6397296" calcext:value-type="float">
            <text:p>1161.6397296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0.000876631" calcext:value-type="float">
            <text:p>0.000876631</text:p>
          </table:table-cell>
          <table:table-cell table:formula="of:=[.I248]*[.J$1]" office:value-type="float" office:value="459.60010068" calcext:value-type="float">
            <text:p>459.600100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44" calcext:value-type="float">
            <text:p>744</text:p>
          </table:table-cell>
          <table:table-cell office:value-type="float" office:value="0.002186685" calcext:value-type="float">
            <text:p>0.002186685</text:p>
          </table:table-cell>
          <table:table-cell table:formula="of:=[.E249]*[.F$1]" office:value-type="float" office:value="1207.3999896" calcext:value-type="float">
            <text:p>1207.3999896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0.000902571" calcext:value-type="float">
            <text:p>0.000902571</text:p>
          </table:table-cell>
          <table:table-cell table:formula="of:=[.I249]*[.J$1]" office:value-type="float" office:value="473.19992388" calcext:value-type="float">
            <text:p>473.199923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46" calcext:value-type="float">
            <text:p>746</text:p>
          </table:table-cell>
          <table:table-cell office:value-type="float" office:value="0.002292886" calcext:value-type="float">
            <text:p>0.002292886</text:p>
          </table:table-cell>
          <table:table-cell table:formula="of:=[.E250]*[.F$1]" office:value-type="float" office:value="1266.03993376" calcext:value-type="float">
            <text:p>1266.03993376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float" office:value="0.000930037" calcext:value-type="float">
            <text:p>0.000930037</text:p>
          </table:table-cell>
          <table:table-cell table:formula="of:=[.I250]*[.J$1]" office:value-type="float" office:value="487.59979836" calcext:value-type="float">
            <text:p>487.599798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48" calcext:value-type="float">
            <text:p>748</text:p>
          </table:table-cell>
          <table:table-cell office:value-type="float" office:value="0.00241459" calcext:value-type="float">
            <text:p>0.00241459</text:p>
          </table:table-cell>
          <table:table-cell table:formula="of:=[.E251]*[.F$1]" office:value-type="float" office:value="1333.2400144" calcext:value-type="float">
            <text:p>1333.2400144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0.00095903" calcext:value-type="float">
            <text:p>0.00095903</text:p>
          </table:table-cell>
          <table:table-cell table:formula="of:=[.I251]*[.J$1]" office:value-type="float" office:value="502.8002484" calcext:value-type="float">
            <text:p>502.800248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0" calcext:value-type="float">
            <text:p>750</text:p>
          </table:table-cell>
          <table:table-cell office:value-type="float" office:value="0.002544987" calcext:value-type="float">
            <text:p>0.002544987</text:p>
          </table:table-cell>
          <table:table-cell table:formula="of:=[.E252]*[.F$1]" office:value-type="float" office:value="1405.24002192" calcext:value-type="float">
            <text:p>1405.24002192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0.000988022" calcext:value-type="float">
            <text:p>0.000988022</text:p>
          </table:table-cell>
          <table:table-cell table:formula="of:=[.I252]*[.J$1]" office:value-type="float" office:value="518.00017416" calcext:value-type="float">
            <text:p>518.000174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2" calcext:value-type="float">
            <text:p>752</text:p>
          </table:table-cell>
          <table:table-cell office:value-type="float" office:value="0.002744349" calcext:value-type="float">
            <text:p>0.002744349</text:p>
          </table:table-cell>
          <table:table-cell table:formula="of:=[.E253]*[.F$1]" office:value-type="float" office:value="1515.31974384" calcext:value-type="float">
            <text:p>1515.31974384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float" office:value="0.001017014" calcext:value-type="float">
            <text:p>0.001017014</text:p>
          </table:table-cell>
          <table:table-cell table:formula="of:=[.I253]*[.J$1]" office:value-type="float" office:value="533.20009992" calcext:value-type="float">
            <text:p>533.200099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4" calcext:value-type="float">
            <text:p>754</text:p>
          </table:table-cell>
          <table:table-cell office:value-type="float" office:value="0.002792234" calcext:value-type="float">
            <text:p>0.002792234</text:p>
          </table:table-cell>
          <table:table-cell table:formula="of:=[.E254]*[.F$1]" office:value-type="float" office:value="1541.75992544" calcext:value-type="float">
            <text:p>1541.75992544</text:p>
          </table:table-cell>
          <table:table-cell/>
          <table:table-cell office:value-type="float" office:value="754" calcext:value-type="float">
            <text:p>754</text:p>
          </table:table-cell>
          <table:table-cell office:value-type="float" office:value="0.001046006" calcext:value-type="float">
            <text:p>0.001046006</text:p>
          </table:table-cell>
          <table:table-cell table:formula="of:=[.I254]*[.J$1]" office:value-type="float" office:value="548.40002568" calcext:value-type="float">
            <text:p>548.400025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6" calcext:value-type="float">
            <text:p>756</text:p>
          </table:table-cell>
          <table:table-cell office:value-type="float" office:value="0.002826137" calcext:value-type="float">
            <text:p>0.002826137</text:p>
          </table:table-cell>
          <table:table-cell table:formula="of:=[.E255]*[.F$1]" office:value-type="float" office:value="1560.47980592" calcext:value-type="float">
            <text:p>1560.47980592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0.001071946" calcext:value-type="float">
            <text:p>0.001071946</text:p>
          </table:table-cell>
          <table:table-cell table:formula="of:=[.I255]*[.J$1]" office:value-type="float" office:value="561.99984888" calcext:value-type="float">
            <text:p>561.999848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58" calcext:value-type="float">
            <text:p>758</text:p>
          </table:table-cell>
          <table:table-cell office:value-type="float" office:value="0.002826137" calcext:value-type="float">
            <text:p>0.002826137</text:p>
          </table:table-cell>
          <table:table-cell table:formula="of:=[.E256]*[.F$1]" office:value-type="float" office:value="1560.47980592" calcext:value-type="float">
            <text:p>1560.47980592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float" office:value="0.001094835" calcext:value-type="float">
            <text:p>0.001094835</text:p>
          </table:table-cell>
          <table:table-cell table:formula="of:=[.I256]*[.J$1]" office:value-type="float" office:value="574.0000938" calcext:value-type="float">
            <text:p>574.000093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0.002804477" calcext:value-type="float">
            <text:p>0.002804477</text:p>
          </table:table-cell>
          <table:table-cell table:formula="of:=[.E257]*[.F$1]" office:value-type="float" office:value="1548.52002032" calcext:value-type="float">
            <text:p>1548.52002032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0.001117723" calcext:value-type="float">
            <text:p>0.001117723</text:p>
          </table:table-cell>
          <table:table-cell table:formula="of:=[.I257]*[.J$1]" office:value-type="float" office:value="585.99981444" calcext:value-type="float">
            <text:p>585.999814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62" calcext:value-type="float">
            <text:p>762</text:p>
          </table:table-cell>
          <table:table-cell office:value-type="float" office:value="0.002731889" calcext:value-type="float">
            <text:p>0.002731889</text:p>
          </table:table-cell>
          <table:table-cell table:formula="of:=[.E258]*[.F$1]" office:value-type="float" office:value="1508.43983024" calcext:value-type="float">
            <text:p>1508.43983024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float" office:value="0.001140612" calcext:value-type="float">
            <text:p>0.001140612</text:p>
          </table:table-cell>
          <table:table-cell table:formula="of:=[.I258]*[.J$1]" office:value-type="float" office:value="598.00005936" calcext:value-type="float">
            <text:p>598.000059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64" calcext:value-type="float">
            <text:p>764</text:p>
          </table:table-cell>
          <table:table-cell office:value-type="float" office:value="0.002643364" calcext:value-type="float">
            <text:p>0.002643364</text:p>
          </table:table-cell>
          <table:table-cell table:formula="of:=[.E259]*[.F$1]" office:value-type="float" office:value="1459.55986624" calcext:value-type="float">
            <text:p>1459.55986624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0.0011635" calcext:value-type="float">
            <text:p>0.0011635</text:p>
          </table:table-cell>
          <table:table-cell table:formula="of:=[.I259]*[.J$1]" office:value-type="float" office:value="609.99978" calcext:value-type="float">
            <text:p>609.999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66" calcext:value-type="float">
            <text:p>766</text:p>
          </table:table-cell>
          <table:table-cell office:value-type="float" office:value="0.002554549" calcext:value-type="float">
            <text:p>0.002554549</text:p>
          </table:table-cell>
          <table:table-cell table:formula="of:=[.E260]*[.F$1]" office:value-type="float" office:value="1410.51977584" calcext:value-type="float">
            <text:p>1410.51977584</text:p>
          </table:table-cell>
          <table:table-cell/>
          <table:table-cell office:value-type="float" office:value="766" calcext:value-type="float">
            <text:p>766</text:p>
          </table:table-cell>
          <table:table-cell office:value-type="float" office:value="0.001187915" calcext:value-type="float">
            <text:p>0.001187915</text:p>
          </table:table-cell>
          <table:table-cell table:formula="of:=[.I260]*[.J$1]" office:value-type="float" office:value="622.8000762" calcext:value-type="float">
            <text:p>622.800076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68" calcext:value-type="float">
            <text:p>768</text:p>
          </table:table-cell>
          <table:table-cell office:value-type="float" office:value="0.002465445" calcext:value-type="float">
            <text:p>0.002465445</text:p>
          </table:table-cell>
          <table:table-cell table:formula="of:=[.E261]*[.F$1]" office:value-type="float" office:value="1361.3201112" calcext:value-type="float">
            <text:p>1361.3201112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0.001213855" calcext:value-type="float">
            <text:p>0.001213855</text:p>
          </table:table-cell>
          <table:table-cell table:formula="of:=[.I261]*[.J$1]" office:value-type="float" office:value="636.3998994" calcext:value-type="float">
            <text:p>636.399899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70" calcext:value-type="float">
            <text:p>770</text:p>
          </table:table-cell>
          <table:table-cell office:value-type="float" office:value="0.002375906" calcext:value-type="float">
            <text:p>0.002375906</text:p>
          </table:table-cell>
          <table:table-cell table:formula="of:=[.E262]*[.F$1]" office:value-type="float" office:value="1311.88025696" calcext:value-type="float">
            <text:p>1311.88025696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float" office:value="0.001239796" calcext:value-type="float">
            <text:p>0.001239796</text:p>
          </table:table-cell>
          <table:table-cell table:formula="of:=[.I262]*[.J$1]" office:value-type="float" office:value="650.00024688" calcext:value-type="float">
            <text:p>650.000246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72" calcext:value-type="float">
            <text:p>772</text:p>
          </table:table-cell>
          <table:table-cell office:value-type="float" office:value="0.002286366" calcext:value-type="float">
            <text:p>0.002286366</text:p>
          </table:table-cell>
          <table:table-cell table:formula="of:=[.E263]*[.F$1]" office:value-type="float" office:value="1262.43985056" calcext:value-type="float">
            <text:p>1262.43985056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float" office:value="0.001265736" calcext:value-type="float">
            <text:p>0.001265736</text:p>
          </table:table-cell>
          <table:table-cell table:formula="of:=[.I263]*[.J$1]" office:value-type="float" office:value="663.60007008" calcext:value-type="float">
            <text:p>663.600070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74" calcext:value-type="float">
            <text:p>774</text:p>
          </table:table-cell>
          <table:table-cell office:value-type="float" office:value="0.002196827" calcext:value-type="float">
            <text:p>0.002196827</text:p>
          </table:table-cell>
          <table:table-cell table:formula="of:=[.E264]*[.F$1]" office:value-type="float" office:value="1212.99999632" calcext:value-type="float">
            <text:p>1212.99999632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0.001291676" calcext:value-type="float">
            <text:p>0.001291676</text:p>
          </table:table-cell>
          <table:table-cell table:formula="of:=[.I264]*[.J$1]" office:value-type="float" office:value="677.19989328" calcext:value-type="float">
            <text:p>677.199893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76" calcext:value-type="float">
            <text:p>776</text:p>
          </table:table-cell>
          <table:table-cell office:value-type="float" office:value="0.002107288" calcext:value-type="float">
            <text:p>0.002107288</text:p>
          </table:table-cell>
          <table:table-cell table:formula="of:=[.E265]*[.F$1]" office:value-type="float" office:value="1163.56014208" calcext:value-type="float">
            <text:p>1163.56014208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0.001314565" calcext:value-type="float">
            <text:p>0.001314565</text:p>
          </table:table-cell>
          <table:table-cell table:formula="of:=[.I265]*[.J$1]" office:value-type="float" office:value="689.2001382" calcext:value-type="float">
            <text:p>689.200138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78" calcext:value-type="float">
            <text:p>778</text:p>
          </table:table-cell>
          <table:table-cell office:value-type="float" office:value="0.00201898" calcext:value-type="float">
            <text:p>0.00201898</text:p>
          </table:table-cell>
          <table:table-cell table:formula="of:=[.E266]*[.F$1]" office:value-type="float" office:value="1114.7999968" calcext:value-type="float">
            <text:p>1114.7999968</text:p>
          </table:table-cell>
          <table:table-cell/>
          <table:table-cell office:value-type="float" office:value="778" calcext:value-type="float">
            <text:p>778</text:p>
          </table:table-cell>
          <table:table-cell office:value-type="float" office:value="0.001334401" calcext:value-type="float">
            <text:p>0.001334401</text:p>
          </table:table-cell>
          <table:table-cell table:formula="of:=[.I266]*[.J$1]" office:value-type="float" office:value="699.59975628" calcext:value-type="float">
            <text:p>699.599756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80" calcext:value-type="float">
            <text:p>780</text:p>
          </table:table-cell>
          <table:table-cell office:value-type="float" office:value="0.001947696" calcext:value-type="float">
            <text:p>0.001947696</text:p>
          </table:table-cell>
          <table:table-cell table:formula="of:=[.E267]*[.F$1]" office:value-type="float" office:value="1075.43982336" calcext:value-type="float">
            <text:p>1075.43982336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0.001354238" calcext:value-type="float">
            <text:p>0.001354238</text:p>
          </table:table-cell>
          <table:table-cell table:formula="of:=[.I267]*[.J$1]" office:value-type="float" office:value="709.99989864" calcext:value-type="float">
            <text:p>709.999898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82" calcext:value-type="float">
            <text:p>782</text:p>
          </table:table-cell>
          <table:table-cell office:value-type="float" office:value="0.001876413" calcext:value-type="float">
            <text:p>0.001876413</text:p>
          </table:table-cell>
          <table:table-cell table:formula="of:=[.E268]*[.F$1]" office:value-type="float" office:value="1036.08020208" calcext:value-type="float">
            <text:p>1036.08020208</text:p>
          </table:table-cell>
          <table:table-cell/>
          <table:table-cell office:value-type="float" office:value="782" calcext:value-type="float">
            <text:p>782</text:p>
          </table:table-cell>
          <table:table-cell office:value-type="float" office:value="0.001374075" calcext:value-type="float">
            <text:p>0.001374075</text:p>
          </table:table-cell>
          <table:table-cell table:formula="of:=[.I268]*[.J$1]" office:value-type="float" office:value="720.400041" calcext:value-type="float">
            <text:p>720.40004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84" calcext:value-type="float">
            <text:p>784</text:p>
          </table:table-cell>
          <table:table-cell office:value-type="float" office:value="0.001805129" calcext:value-type="float">
            <text:p>0.001805129</text:p>
          </table:table-cell>
          <table:table-cell table:formula="of:=[.E269]*[.F$1]" office:value-type="float" office:value="996.72002864" calcext:value-type="float">
            <text:p>996.72002864</text:p>
          </table:table-cell>
          <table:table-cell/>
          <table:table-cell office:value-type="float" office:value="784" calcext:value-type="float">
            <text:p>784</text:p>
          </table:table-cell>
          <table:table-cell office:value-type="float" office:value="0.001393912" calcext:value-type="float">
            <text:p>0.001393912</text:p>
          </table:table-cell>
          <table:table-cell table:formula="of:=[.I269]*[.J$1]" office:value-type="float" office:value="730.80018336" calcext:value-type="float">
            <text:p>730.800183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86" calcext:value-type="float">
            <text:p>786</text:p>
          </table:table-cell>
          <table:table-cell office:value-type="float" office:value="0.001733845" calcext:value-type="float">
            <text:p>0.001733845</text:p>
          </table:table-cell>
          <table:table-cell table:formula="of:=[.E270]*[.F$1]" office:value-type="float" office:value="957.3598552" calcext:value-type="float">
            <text:p>957.3598552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float" office:value="0.00141146" calcext:value-type="float">
            <text:p>0.00141146</text:p>
          </table:table-cell>
          <table:table-cell table:formula="of:=[.I270]*[.J$1]" office:value-type="float" office:value="740.0002488" calcext:value-type="float">
            <text:p>740.00024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88" calcext:value-type="float">
            <text:p>788</text:p>
          </table:table-cell>
          <table:table-cell office:value-type="float" office:value="0.001669444" calcext:value-type="float">
            <text:p>0.001669444</text:p>
          </table:table-cell>
          <table:table-cell table:formula="of:=[.E271]*[.F$1]" office:value-type="float" office:value="921.80019904" calcext:value-type="float">
            <text:p>921.80019904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float" office:value="0.001426719" calcext:value-type="float">
            <text:p>0.001426719</text:p>
          </table:table-cell>
          <table:table-cell table:formula="of:=[.I271]*[.J$1]" office:value-type="float" office:value="748.00023732" calcext:value-type="float">
            <text:p>748.000237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90" calcext:value-type="float">
            <text:p>790</text:p>
          </table:table-cell>
          <table:table-cell office:value-type="float" office:value="0.0016133" calcext:value-type="float">
            <text:p>0.0016133</text:p>
          </table:table-cell>
          <table:table-cell table:formula="of:=[.E272]*[.F$1]" office:value-type="float" office:value="890.799728" calcext:value-type="float">
            <text:p>890.799728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0.001441978" calcext:value-type="float">
            <text:p>0.001441978</text:p>
          </table:table-cell>
          <table:table-cell table:formula="of:=[.I272]*[.J$1]" office:value-type="float" office:value="756.00022584" calcext:value-type="float">
            <text:p>756.0002258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92" calcext:value-type="float">
            <text:p>792</text:p>
          </table:table-cell>
          <table:table-cell office:value-type="float" office:value="0.001557157" calcext:value-type="float">
            <text:p>0.001557157</text:p>
          </table:table-cell>
          <table:table-cell table:formula="of:=[.E273]*[.F$1]" office:value-type="float" office:value="859.79980912" calcext:value-type="float">
            <text:p>859.79980912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float" office:value="0.001457237" calcext:value-type="float">
            <text:p>0.001457237</text:p>
          </table:table-cell>
          <table:table-cell table:formula="of:=[.I273]*[.J$1]" office:value-type="float" office:value="764.00021436" calcext:value-type="float">
            <text:p>764.000214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94" calcext:value-type="float">
            <text:p>794</text:p>
          </table:table-cell>
          <table:table-cell office:value-type="float" office:value="0.001501014" calcext:value-type="float">
            <text:p>0.001501014</text:p>
          </table:table-cell>
          <table:table-cell table:formula="of:=[.E274]*[.F$1]" office:value-type="float" office:value="828.79989024" calcext:value-type="float">
            <text:p>828.79989024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float" office:value="0.001472496" calcext:value-type="float">
            <text:p>0.001472496</text:p>
          </table:table-cell>
          <table:table-cell table:formula="of:=[.I274]*[.J$1]" office:value-type="float" office:value="772.00020288" calcext:value-type="float">
            <text:p>772.000202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96" calcext:value-type="float">
            <text:p>796</text:p>
          </table:table-cell>
          <table:table-cell office:value-type="float" office:value="0.001454216" calcext:value-type="float">
            <text:p>0.001454216</text:p>
          </table:table-cell>
          <table:table-cell table:formula="of:=[.E275]*[.F$1]" office:value-type="float" office:value="802.95990656" calcext:value-type="float">
            <text:p>802.95990656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0.001499962" calcext:value-type="float">
            <text:p>0.001499962</text:p>
          </table:table-cell>
          <table:table-cell table:formula="of:=[.I275]*[.J$1]" office:value-type="float" office:value="786.40007736" calcext:value-type="float">
            <text:p>786.400077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98" calcext:value-type="float">
            <text:p>798</text:p>
          </table:table-cell>
          <table:table-cell office:value-type="float" office:value="0.001416908" calcext:value-type="float">
            <text:p>0.001416908</text:p>
          </table:table-cell>
          <table:table-cell table:formula="of:=[.E276]*[.F$1]" office:value-type="float" office:value="782.35992128" calcext:value-type="float">
            <text:p>782.35992128</text:p>
          </table:table-cell>
          <table:table-cell/>
          <table:table-cell office:value-type="float" office:value="798" calcext:value-type="float">
            <text:p>798</text:p>
          </table:table-cell>
          <table:table-cell office:value-type="float" office:value="0.001539635" calcext:value-type="float">
            <text:p>0.001539635</text:p>
          </table:table-cell>
          <table:table-cell table:formula="of:=[.I276]*[.J$1]" office:value-type="float" office:value="807.1998378" calcext:value-type="float">
            <text:p>807.19983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0" calcext:value-type="float">
            <text:p>800</text:p>
          </table:table-cell>
          <table:table-cell office:value-type="float" office:value="0.001379528" calcext:value-type="float">
            <text:p>0.001379528</text:p>
          </table:table-cell>
          <table:table-cell table:formula="of:=[.E277]*[.F$1]" office:value-type="float" office:value="761.72018048" calcext:value-type="float">
            <text:p>761.72018048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.00155642" calcext:value-type="float">
            <text:p>0.00155642</text:p>
          </table:table-cell>
          <table:table-cell table:formula="of:=[.I277]*[.J$1]" office:value-type="float" office:value="815.9998776" calcext:value-type="float">
            <text:p>815.99987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2" calcext:value-type="float">
            <text:p>802</text:p>
          </table:table-cell>
          <table:table-cell office:value-type="float" office:value="0.001347146" calcext:value-type="float">
            <text:p>0.001347146</text:p>
          </table:table-cell>
          <table:table-cell table:formula="of:=[.E278]*[.F$1]" office:value-type="float" office:value="743.84013536" calcext:value-type="float">
            <text:p>743.84013536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0.001579309" calcext:value-type="float">
            <text:p>0.001579309</text:p>
          </table:table-cell>
          <table:table-cell table:formula="of:=[.I278]*[.J$1]" office:value-type="float" office:value="828.00012252" calcext:value-type="float">
            <text:p>828.000122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4" calcext:value-type="float">
            <text:p>804</text:p>
          </table:table-cell>
          <table:table-cell office:value-type="float" office:value="0.001334903" calcext:value-type="float">
            <text:p>0.001334903</text:p>
          </table:table-cell>
          <table:table-cell table:formula="of:=[.E279]*[.F$1]" office:value-type="float" office:value="737.08004048" calcext:value-type="float">
            <text:p>737.08004048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float" office:value="0.001594568" calcext:value-type="float">
            <text:p>0.001594568</text:p>
          </table:table-cell>
          <table:table-cell table:formula="of:=[.I279]*[.J$1]" office:value-type="float" office:value="836.00011104" calcext:value-type="float">
            <text:p>836.000111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6" calcext:value-type="float">
            <text:p>806</text:p>
          </table:table-cell>
          <table:table-cell office:value-type="float" office:value="0.001322588" calcext:value-type="float">
            <text:p>0.001322588</text:p>
          </table:table-cell>
          <table:table-cell table:formula="of:=[.E280]*[.F$1]" office:value-type="float" office:value="730.28019008" calcext:value-type="float">
            <text:p>730.28019008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0.001609827" calcext:value-type="float">
            <text:p>0.001609827</text:p>
          </table:table-cell>
          <table:table-cell table:formula="of:=[.I280]*[.J$1]" office:value-type="float" office:value="844.00009956" calcext:value-type="float">
            <text:p>844.0000995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8" calcext:value-type="float">
            <text:p>808</text:p>
          </table:table-cell>
          <table:table-cell office:value-type="float" office:value="0.001310345" calcext:value-type="float">
            <text:p>0.001310345</text:p>
          </table:table-cell>
          <table:table-cell table:formula="of:=[.E281]*[.F$1]" office:value-type="float" office:value="723.5200952" calcext:value-type="float">
            <text:p>723.5200952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0.001632715" calcext:value-type="float">
            <text:p>0.001632715</text:p>
          </table:table-cell>
          <table:table-cell table:formula="of:=[.I281]*[.J$1]" office:value-type="float" office:value="855.9998202" calcext:value-type="float">
            <text:p>855.999820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10" calcext:value-type="float">
            <text:p>810</text:p>
          </table:table-cell>
          <table:table-cell office:value-type="float" office:value="0.001298682" calcext:value-type="float">
            <text:p>0.001298682</text:p>
          </table:table-cell>
          <table:table-cell table:formula="of:=[.E282]*[.F$1]" office:value-type="float" office:value="717.08025312" calcext:value-type="float">
            <text:p>717.08025312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0.001647974" calcext:value-type="float">
            <text:p>0.001647974</text:p>
          </table:table-cell>
          <table:table-cell table:formula="of:=[.I282]*[.J$1]" office:value-type="float" office:value="863.99980872" calcext:value-type="float">
            <text:p>863.999808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12" calcext:value-type="float">
            <text:p>812</text:p>
          </table:table-cell>
          <table:table-cell office:value-type="float" office:value="0.001289192" calcext:value-type="float">
            <text:p>0.001289192</text:p>
          </table:table-cell>
          <table:table-cell table:formula="of:=[.E283]*[.F$1]" office:value-type="float" office:value="711.84025472" calcext:value-type="float">
            <text:p>711.84025472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0.001663233" calcext:value-type="float">
            <text:p>0.001663233</text:p>
          </table:table-cell>
          <table:table-cell table:formula="of:=[.I283]*[.J$1]" office:value-type="float" office:value="871.99979724" calcext:value-type="float">
            <text:p>871.999797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14" calcext:value-type="float">
            <text:p>814</text:p>
          </table:table-cell>
          <table:table-cell office:value-type="float" office:value="0.001279702" calcext:value-type="float">
            <text:p>0.001279702</text:p>
          </table:table-cell>
          <table:table-cell table:formula="of:=[.E284]*[.F$1]" office:value-type="float" office:value="706.60025632" calcext:value-type="float">
            <text:p>706.60025632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0.001678492" calcext:value-type="float">
            <text:p>0.001678492</text:p>
          </table:table-cell>
          <table:table-cell table:formula="of:=[.I284]*[.J$1]" office:value-type="float" office:value="879.99978576" calcext:value-type="float">
            <text:p>879.999785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16" calcext:value-type="float">
            <text:p>816</text:p>
          </table:table-cell>
          <table:table-cell office:value-type="float" office:value="0.001270139" calcext:value-type="float">
            <text:p>0.001270139</text:p>
          </table:table-cell>
          <table:table-cell table:formula="of:=[.E285]*[.F$1]" office:value-type="float" office:value="701.31995024" calcext:value-type="float">
            <text:p>701.31995024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0.001692226" calcext:value-type="float">
            <text:p>0.001692226</text:p>
          </table:table-cell>
          <table:table-cell table:formula="of:=[.I285]*[.J$1]" office:value-type="float" office:value="887.20024728" calcext:value-type="float">
            <text:p>887.200247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18" calcext:value-type="float">
            <text:p>818</text:p>
          </table:table-cell>
          <table:table-cell office:value-type="float" office:value="0.001260649" calcext:value-type="float">
            <text:p>0.001260649</text:p>
          </table:table-cell>
          <table:table-cell table:formula="of:=[.E286]*[.F$1]" office:value-type="float" office:value="696.07995184" calcext:value-type="float">
            <text:p>696.07995184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float" office:value="0.001719692" calcext:value-type="float">
            <text:p>0.001719692</text:p>
          </table:table-cell>
          <table:table-cell table:formula="of:=[.I286]*[.J$1]" office:value-type="float" office:value="901.60012176" calcext:value-type="float">
            <text:p>901.600121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20" calcext:value-type="float">
            <text:p>820</text:p>
          </table:table-cell>
          <table:table-cell office:value-type="float" office:value="0.001256447" calcext:value-type="float">
            <text:p>0.001256447</text:p>
          </table:table-cell>
          <table:table-cell table:formula="of:=[.E287]*[.F$1]" office:value-type="float" office:value="693.75977552" calcext:value-type="float">
            <text:p>693.75977552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0.001747158" calcext:value-type="float">
            <text:p>0.001747158</text:p>
          </table:table-cell>
          <table:table-cell table:formula="of:=[.I287]*[.J$1]" office:value-type="float" office:value="915.99999624" calcext:value-type="float">
            <text:p>915.999996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22" calcext:value-type="float">
            <text:p>822</text:p>
          </table:table-cell>
          <table:table-cell office:value-type="float" office:value="0.001256158" calcext:value-type="float">
            <text:p>0.001256158</text:p>
          </table:table-cell>
          <table:table-cell table:formula="of:=[.E288]*[.F$1]" office:value-type="float" office:value="693.60020128" calcext:value-type="float">
            <text:p>693.60020128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float" office:value="0.001774624" calcext:value-type="float">
            <text:p>0.001774624</text:p>
          </table:table-cell>
          <table:table-cell table:formula="of:=[.I288]*[.J$1]" office:value-type="float" office:value="930.39987072" calcext:value-type="float">
            <text:p>930.399870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24" calcext:value-type="float">
            <text:p>824</text:p>
          </table:table-cell>
          <table:table-cell office:value-type="float" office:value="0.00125594" calcext:value-type="float">
            <text:p>0.00125594</text:p>
          </table:table-cell>
          <table:table-cell table:formula="of:=[.E289]*[.F$1]" office:value-type="float" office:value="693.4798304" calcext:value-type="float">
            <text:p>693.4798304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float" office:value="0.00180209" calcext:value-type="float">
            <text:p>0.00180209</text:p>
          </table:table-cell>
          <table:table-cell table:formula="of:=[.I289]*[.J$1]" office:value-type="float" office:value="944.7997452" calcext:value-type="float">
            <text:p>944.79974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26" calcext:value-type="float">
            <text:p>826</text:p>
          </table:table-cell>
          <table:table-cell office:value-type="float" office:value="0.001255651" calcext:value-type="float">
            <text:p>0.001255651</text:p>
          </table:table-cell>
          <table:table-cell table:formula="of:=[.E290]*[.F$1]" office:value-type="float" office:value="693.32025616" calcext:value-type="float">
            <text:p>693.32025616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float" office:value="0.001824216" calcext:value-type="float">
            <text:p>0.001824216</text:p>
          </table:table-cell>
          <table:table-cell table:formula="of:=[.I290]*[.J$1]" office:value-type="float" office:value="956.39996448" calcext:value-type="float">
            <text:p>956.3999644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28" calcext:value-type="float">
            <text:p>828</text:p>
          </table:table-cell>
          <table:table-cell office:value-type="float" office:value="0.001255433" calcext:value-type="float">
            <text:p>0.001255433</text:p>
          </table:table-cell>
          <table:table-cell table:formula="of:=[.E291]*[.F$1]" office:value-type="float" office:value="693.19988528" calcext:value-type="float">
            <text:p>693.19988528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0.001841001" calcext:value-type="float">
            <text:p>0.001841001</text:p>
          </table:table-cell>
          <table:table-cell table:formula="of:=[.I291]*[.J$1]" office:value-type="float" office:value="965.20000428" calcext:value-type="float">
            <text:p>965.200004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30" calcext:value-type="float">
            <text:p>830</text:p>
          </table:table-cell>
          <table:table-cell office:value-type="float" office:value="0.001255143" calcext:value-type="float">
            <text:p>0.001255143</text:p>
          </table:table-cell>
          <table:table-cell table:formula="of:=[.E292]*[.F$1]" office:value-type="float" office:value="693.03975888" calcext:value-type="float">
            <text:p>693.03975888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0.001857786" calcext:value-type="float">
            <text:p>0.001857786</text:p>
          </table:table-cell>
          <table:table-cell table:formula="of:=[.I292]*[.J$1]" office:value-type="float" office:value="974.00004408" calcext:value-type="float">
            <text:p>974.000044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32" calcext:value-type="float">
            <text:p>832</text:p>
          </table:table-cell>
          <table:table-cell office:value-type="float" office:value="0.001254926" calcext:value-type="float">
            <text:p>0.001254926</text:p>
          </table:table-cell>
          <table:table-cell table:formula="of:=[.E293]*[.F$1]" office:value-type="float" office:value="692.91994016" calcext:value-type="float">
            <text:p>692.91994016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0.001874571" calcext:value-type="float">
            <text:p>0.001874571</text:p>
          </table:table-cell>
          <table:table-cell table:formula="of:=[.I293]*[.J$1]" office:value-type="float" office:value="982.80008388" calcext:value-type="float">
            <text:p>982.800083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34" calcext:value-type="float">
            <text:p>834</text:p>
          </table:table-cell>
          <table:table-cell office:value-type="float" office:value="0.001254636" calcext:value-type="float">
            <text:p>0.001254636</text:p>
          </table:table-cell>
          <table:table-cell table:formula="of:=[.E294]*[.F$1]" office:value-type="float" office:value="692.75981376" calcext:value-type="float">
            <text:p>692.75981376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float" office:value="0.001891356" calcext:value-type="float">
            <text:p>0.001891356</text:p>
          </table:table-cell>
          <table:table-cell table:formula="of:=[.I294]*[.J$1]" office:value-type="float" office:value="991.60012368" calcext:value-type="float">
            <text:p>991.600123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36" calcext:value-type="float">
            <text:p>836</text:p>
          </table:table-cell>
          <table:table-cell office:value-type="float" office:value="0.001254419" calcext:value-type="float">
            <text:p>0.001254419</text:p>
          </table:table-cell>
          <table:table-cell table:formula="of:=[.E295]*[.F$1]" office:value-type="float" office:value="692.63999504" calcext:value-type="float">
            <text:p>692.63999504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float" office:value="0.001909667" calcext:value-type="float">
            <text:p>0.001909667</text:p>
          </table:table-cell>
          <table:table-cell table:formula="of:=[.I295]*[.J$1]" office:value-type="float" office:value="1001.20021476" calcext:value-type="float">
            <text:p>1001.200214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38" calcext:value-type="float">
            <text:p>838</text:p>
          </table:table-cell>
          <table:table-cell office:value-type="float" office:value="0.001254129" calcext:value-type="float">
            <text:p>0.001254129</text:p>
          </table:table-cell>
          <table:table-cell table:formula="of:=[.E296]*[.F$1]" office:value-type="float" office:value="692.47986864" calcext:value-type="float">
            <text:p>692.47986864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float" office:value="0.001929503" calcext:value-type="float">
            <text:p>0.001929503</text:p>
          </table:table-cell>
          <table:table-cell table:formula="of:=[.I296]*[.J$1]" office:value-type="float" office:value="1011.59983284" calcext:value-type="float">
            <text:p>1011.5998328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40" calcext:value-type="float">
            <text:p>840</text:p>
          </table:table-cell>
          <table:table-cell office:value-type="float" office:value="0.001253912" calcext:value-type="float">
            <text:p>0.001253912</text:p>
          </table:table-cell>
          <table:table-cell table:formula="of:=[.E297]*[.F$1]" office:value-type="float" office:value="692.36004992" calcext:value-type="float">
            <text:p>692.36004992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0.00194934" calcext:value-type="float">
            <text:p>0.00194934</text:p>
          </table:table-cell>
          <table:table-cell table:formula="of:=[.I297]*[.J$1]" office:value-type="float" office:value="1021.9999752" calcext:value-type="float">
            <text:p>1021.99997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42" calcext:value-type="float">
            <text:p>842</text:p>
          </table:table-cell>
          <table:table-cell office:value-type="float" office:value="0.001253622" calcext:value-type="float">
            <text:p>0.001253622</text:p>
          </table:table-cell>
          <table:table-cell table:formula="of:=[.E298]*[.F$1]" office:value-type="float" office:value="692.19992352" calcext:value-type="float">
            <text:p>692.1999235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0.001969177" calcext:value-type="float">
            <text:p>0.001969177</text:p>
          </table:table-cell>
          <table:table-cell table:formula="of:=[.I298]*[.J$1]" office:value-type="float" office:value="1032.40011756" calcext:value-type="float">
            <text:p>1032.4001175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44" calcext:value-type="float">
            <text:p>844</text:p>
          </table:table-cell>
          <table:table-cell office:value-type="float" office:value="0.001253187" calcext:value-type="float">
            <text:p>0.001253187</text:p>
          </table:table-cell>
          <table:table-cell table:formula="of:=[.E299]*[.F$1]" office:value-type="float" office:value="691.95973392" calcext:value-type="float">
            <text:p>691.95973392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float" office:value="0.001989014" calcext:value-type="float">
            <text:p>0.001989014</text:p>
          </table:table-cell>
          <table:table-cell table:formula="of:=[.I299]*[.J$1]" office:value-type="float" office:value="1042.80025992" calcext:value-type="float">
            <text:p>1042.800259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46" calcext:value-type="float">
            <text:p>846</text:p>
          </table:table-cell>
          <table:table-cell office:value-type="float" office:value="0.001252825" calcext:value-type="float">
            <text:p>0.001252825</text:p>
          </table:table-cell>
          <table:table-cell table:formula="of:=[.E300]*[.F$1]" office:value-type="float" office:value="691.759852" calcext:value-type="float">
            <text:p>691.759852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float" office:value="0.002002747" calcext:value-type="float">
            <text:p>0.002002747</text:p>
          </table:table-cell>
          <table:table-cell table:formula="of:=[.I300]*[.J$1]" office:value-type="float" office:value="1050.00019716" calcext:value-type="float">
            <text:p>1050.000197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48" calcext:value-type="float">
            <text:p>848</text:p>
          </table:table-cell>
          <table:table-cell office:value-type="float" office:value="0.001252391" calcext:value-type="float">
            <text:p>0.001252391</text:p>
          </table:table-cell>
          <table:table-cell table:formula="of:=[.E301]*[.F$1]" office:value-type="float" office:value="691.52021456" calcext:value-type="float">
            <text:p>691.52021456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float" office:value="0.002010376" calcext:value-type="float">
            <text:p>0.002010376</text:p>
          </table:table-cell>
          <table:table-cell table:formula="of:=[.I301]*[.J$1]" office:value-type="float" office:value="1053.99992928" calcext:value-type="float">
            <text:p>1053.999929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0" calcext:value-type="float">
            <text:p>850</text:p>
          </table:table-cell>
          <table:table-cell office:value-type="float" office:value="0.001252028" calcext:value-type="float">
            <text:p>0.001252028</text:p>
          </table:table-cell>
          <table:table-cell table:formula="of:=[.E302]*[.F$1]" office:value-type="float" office:value="691.31978048" calcext:value-type="float">
            <text:p>691.31978048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0.002018006" calcext:value-type="float">
            <text:p>0.002018006</text:p>
          </table:table-cell>
          <table:table-cell table:formula="of:=[.I302]*[.J$1]" office:value-type="float" office:value="1058.00018568" calcext:value-type="float">
            <text:p>1058.000185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2" calcext:value-type="float">
            <text:p>852</text:p>
          </table:table-cell>
          <table:table-cell office:value-type="float" office:value="0.001251594" calcext:value-type="float">
            <text:p>0.001251594</text:p>
          </table:table-cell>
          <table:table-cell table:formula="of:=[.E303]*[.F$1]" office:value-type="float" office:value="691.08014304" calcext:value-type="float">
            <text:p>691.08014304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float" office:value="0.002025635" calcext:value-type="float">
            <text:p>0.002025635</text:p>
          </table:table-cell>
          <table:table-cell table:formula="of:=[.I303]*[.J$1]" office:value-type="float" office:value="1061.9999178" calcext:value-type="float">
            <text:p>1061.99991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4" calcext:value-type="float">
            <text:p>854</text:p>
          </table:table-cell>
          <table:table-cell office:value-type="float" office:value="0.001251232" calcext:value-type="float">
            <text:p>0.001251232</text:p>
          </table:table-cell>
          <table:table-cell table:formula="of:=[.E304]*[.F$1]" office:value-type="float" office:value="690.88026112" calcext:value-type="float">
            <text:p>690.88026112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float" office:value="0.002033265" calcext:value-type="float">
            <text:p>0.002033265</text:p>
          </table:table-cell>
          <table:table-cell table:formula="of:=[.I304]*[.J$1]" office:value-type="float" office:value="1066.0001742" calcext:value-type="float">
            <text:p>1066.000174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6" calcext:value-type="float">
            <text:p>856</text:p>
          </table:table-cell>
          <table:table-cell office:value-type="float" office:value="0.001250797" calcext:value-type="float">
            <text:p>0.001250797</text:p>
          </table:table-cell>
          <table:table-cell table:formula="of:=[.E305]*[.F$1]" office:value-type="float" office:value="690.64007152" calcext:value-type="float">
            <text:p>690.64007152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0.002046235" calcext:value-type="float">
            <text:p>0.002046235</text:p>
          </table:table-cell>
          <table:table-cell table:formula="of:=[.I305]*[.J$1]" office:value-type="float" office:value="1072.8000858" calcext:value-type="float">
            <text:p>1072.800085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8" calcext:value-type="float">
            <text:p>858</text:p>
          </table:table-cell>
          <table:table-cell office:value-type="float" office:value="0.001254057" calcext:value-type="float">
            <text:p>0.001254057</text:p>
          </table:table-cell>
          <table:table-cell table:formula="of:=[.E306]*[.F$1]" office:value-type="float" office:value="692.44011312" calcext:value-type="float">
            <text:p>692.44011312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float" office:value="0.002064546" calcext:value-type="float">
            <text:p>0.002064546</text:p>
          </table:table-cell>
          <table:table-cell table:formula="of:=[.I306]*[.J$1]" office:value-type="float" office:value="1082.40017688" calcext:value-type="float">
            <text:p>1082.400176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60" calcext:value-type="float">
            <text:p>860</text:p>
          </table:table-cell>
          <table:table-cell office:value-type="float" office:value="0.001257462" calcext:value-type="float">
            <text:p>0.001257462</text:p>
          </table:table-cell>
          <table:table-cell table:formula="of:=[.E307]*[.F$1]" office:value-type="float" office:value="694.32021792" calcext:value-type="float">
            <text:p>694.32021792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0.002082856" calcext:value-type="float">
            <text:p>0.002082856</text:p>
          </table:table-cell>
          <table:table-cell table:formula="of:=[.I307]*[.J$1]" office:value-type="float" office:value="1091.99974368" calcext:value-type="float">
            <text:p>1091.999743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62" calcext:value-type="float">
            <text:p>862</text:p>
          </table:table-cell>
          <table:table-cell office:value-type="float" office:value="0.001260866" calcext:value-type="float">
            <text:p>0.001260866</text:p>
          </table:table-cell>
          <table:table-cell table:formula="of:=[.E308]*[.F$1]" office:value-type="float" office:value="696.19977056" calcext:value-type="float">
            <text:p>696.19977056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float" office:value="0.002101167" calcext:value-type="float">
            <text:p>0.002101167</text:p>
          </table:table-cell>
          <table:table-cell table:formula="of:=[.I308]*[.J$1]" office:value-type="float" office:value="1101.59983476" calcext:value-type="float">
            <text:p>1101.599834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64" calcext:value-type="float">
            <text:p>864</text:p>
          </table:table-cell>
          <table:table-cell office:value-type="float" office:value="0.001264199" calcext:value-type="float">
            <text:p>0.001264199</text:p>
          </table:table-cell>
          <table:table-cell table:formula="of:=[.E309]*[.F$1]" office:value-type="float" office:value="698.04011984" calcext:value-type="float">
            <text:p>698.04011984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0.002119478" calcext:value-type="float">
            <text:p>0.002119478</text:p>
          </table:table-cell>
          <table:table-cell table:formula="of:=[.I309]*[.J$1]" office:value-type="float" office:value="1111.19992584" calcext:value-type="float">
            <text:p>1111.1999258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66" calcext:value-type="float">
            <text:p>866</text:p>
          </table:table-cell>
          <table:table-cell office:value-type="float" office:value="0.001267604" calcext:value-type="float">
            <text:p>0.001267604</text:p>
          </table:table-cell>
          <table:table-cell table:formula="of:=[.E310]*[.F$1]" office:value-type="float" office:value="699.92022464" calcext:value-type="float">
            <text:p>699.92022464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0.002133211" calcext:value-type="float">
            <text:p>0.002133211</text:p>
          </table:table-cell>
          <table:table-cell table:formula="of:=[.I310]*[.J$1]" office:value-type="float" office:value="1118.39986308" calcext:value-type="float">
            <text:p>1118.399863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68" calcext:value-type="float">
            <text:p>868</text:p>
          </table:table-cell>
          <table:table-cell office:value-type="float" office:value="0.001271008" calcext:value-type="float">
            <text:p>0.001271008</text:p>
          </table:table-cell>
          <table:table-cell table:formula="of:=[.E311]*[.F$1]" office:value-type="float" office:value="701.79977728" calcext:value-type="float">
            <text:p>701.79977728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float" office:value="0.002142367" calcext:value-type="float">
            <text:p>0.002142367</text:p>
          </table:table-cell>
          <table:table-cell table:formula="of:=[.I311]*[.J$1]" office:value-type="float" office:value="1123.20017076" calcext:value-type="float">
            <text:p>1123.200170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70" calcext:value-type="float">
            <text:p>870</text:p>
          </table:table-cell>
          <table:table-cell office:value-type="float" office:value="0.001278325" calcext:value-type="float">
            <text:p>0.001278325</text:p>
          </table:table-cell>
          <table:table-cell table:formula="of:=[.E312]*[.F$1]" office:value-type="float" office:value="705.839932" calcext:value-type="float">
            <text:p>705.839932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float" office:value="0.002151522" calcext:value-type="float">
            <text:p>0.002151522</text:p>
          </table:table-cell>
          <table:table-cell table:formula="of:=[.I312]*[.J$1]" office:value-type="float" office:value="1127.99995416" calcext:value-type="float">
            <text:p>1127.999954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72" calcext:value-type="float">
            <text:p>872</text:p>
          </table:table-cell>
          <table:table-cell office:value-type="float" office:value="0.001285787" calcext:value-type="float">
            <text:p>0.001285787</text:p>
          </table:table-cell>
          <table:table-cell table:formula="of:=[.E313]*[.F$1]" office:value-type="float" office:value="709.96014992" calcext:value-type="float">
            <text:p>709.96014992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float" office:value="0.002160678" calcext:value-type="float">
            <text:p>0.002160678</text:p>
          </table:table-cell>
          <table:table-cell table:formula="of:=[.I313]*[.J$1]" office:value-type="float" office:value="1132.80026184" calcext:value-type="float">
            <text:p>1132.8002618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74" calcext:value-type="float">
            <text:p>874</text:p>
          </table:table-cell>
          <table:table-cell office:value-type="float" office:value="0.001293248" calcext:value-type="float">
            <text:p>0.001293248</text:p>
          </table:table-cell>
          <table:table-cell table:formula="of:=[.E314]*[.F$1]" office:value-type="float" office:value="714.07981568" calcext:value-type="float">
            <text:p>714.07981568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0.002169833" calcext:value-type="float">
            <text:p>0.002169833</text:p>
          </table:table-cell>
          <table:table-cell table:formula="of:=[.I314]*[.J$1]" office:value-type="float" office:value="1137.60004524" calcext:value-type="float">
            <text:p>1137.600045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76" calcext:value-type="float">
            <text:p>876</text:p>
          </table:table-cell>
          <table:table-cell office:value-type="float" office:value="0.00130071" calcext:value-type="float">
            <text:p>0.00130071</text:p>
          </table:table-cell>
          <table:table-cell table:formula="of:=[.E315]*[.F$1]" office:value-type="float" office:value="718.2000336" calcext:value-type="float">
            <text:p>718.2000336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float" office:value="0.002179751" calcext:value-type="float">
            <text:p>0.002179751</text:p>
          </table:table-cell>
          <table:table-cell table:formula="of:=[.I315]*[.J$1]" office:value-type="float" office:value="1142.79985428" calcext:value-type="float">
            <text:p>1142.799854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78" calcext:value-type="float">
            <text:p>878</text:p>
          </table:table-cell>
          <table:table-cell office:value-type="float" office:value="0.001308172" calcext:value-type="float">
            <text:p>0.001308172</text:p>
          </table:table-cell>
          <table:table-cell table:formula="of:=[.E316]*[.F$1]" office:value-type="float" office:value="722.32025152" calcext:value-type="float">
            <text:p>722.32025152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float" office:value="0.002190433" calcext:value-type="float">
            <text:p>0.002190433</text:p>
          </table:table-cell>
          <table:table-cell table:formula="of:=[.I316]*[.J$1]" office:value-type="float" office:value="1148.40021324" calcext:value-type="float">
            <text:p>1148.400213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80" calcext:value-type="float">
            <text:p>880</text:p>
          </table:table-cell>
          <table:table-cell office:value-type="float" office:value="0.001315633" calcext:value-type="float">
            <text:p>0.001315633</text:p>
          </table:table-cell>
          <table:table-cell table:formula="of:=[.E317]*[.F$1]" office:value-type="float" office:value="726.43991728" calcext:value-type="float">
            <text:p>726.43991728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0.002201114" calcext:value-type="float">
            <text:p>0.002201114</text:p>
          </table:table-cell>
          <table:table-cell table:formula="of:=[.I317]*[.J$1]" office:value-type="float" office:value="1154.00004792" calcext:value-type="float">
            <text:p>1154.000047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82" calcext:value-type="float">
            <text:p>882</text:p>
          </table:table-cell>
          <table:table-cell office:value-type="float" office:value="0.001321791" calcext:value-type="float">
            <text:p>0.001321791</text:p>
          </table:table-cell>
          <table:table-cell table:formula="of:=[.E318]*[.F$1]" office:value-type="float" office:value="729.84011856" calcext:value-type="float">
            <text:p>729.84011856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float" office:value="0.002211795" calcext:value-type="float">
            <text:p>0.002211795</text:p>
          </table:table-cell>
          <table:table-cell table:formula="of:=[.I318]*[.J$1]" office:value-type="float" office:value="1159.5998826" calcext:value-type="float">
            <text:p>1159.599882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84" calcext:value-type="float">
            <text:p>884</text:p>
          </table:table-cell>
          <table:table-cell office:value-type="float" office:value="0.001327876" calcext:value-type="float">
            <text:p>0.001327876</text:p>
          </table:table-cell>
          <table:table-cell table:formula="of:=[.E319]*[.F$1]" office:value-type="float" office:value="733.20001216" calcext:value-type="float">
            <text:p>733.20001216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float" office:value="0.002222477" calcext:value-type="float">
            <text:p>0.002222477</text:p>
          </table:table-cell>
          <table:table-cell table:formula="of:=[.I319]*[.J$1]" office:value-type="float" office:value="1165.20024156" calcext:value-type="float">
            <text:p>1165.2002415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86" calcext:value-type="float">
            <text:p>886</text:p>
          </table:table-cell>
          <table:table-cell office:value-type="float" office:value="0.001334034" calcext:value-type="float">
            <text:p>0.001334034</text:p>
          </table:table-cell>
          <table:table-cell table:formula="of:=[.E320]*[.F$1]" office:value-type="float" office:value="736.60021344" calcext:value-type="float">
            <text:p>736.60021344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0.002231632" calcext:value-type="float">
            <text:p>0.002231632</text:p>
          </table:table-cell>
          <table:table-cell table:formula="of:=[.I320]*[.J$1]" office:value-type="float" office:value="1170.00002496" calcext:value-type="float">
            <text:p>1170.000024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88" calcext:value-type="float">
            <text:p>888</text:p>
          </table:table-cell>
          <table:table-cell office:value-type="float" office:value="0.001340119" calcext:value-type="float">
            <text:p>0.001340119</text:p>
          </table:table-cell>
          <table:table-cell table:formula="of:=[.E321]*[.F$1]" office:value-type="float" office:value="739.96010704" calcext:value-type="float">
            <text:p>739.96010704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float" office:value="0.002239261" calcext:value-type="float">
            <text:p>0.002239261</text:p>
          </table:table-cell>
          <table:table-cell table:formula="of:=[.I321]*[.J$1]" office:value-type="float" office:value="1173.99975708" calcext:value-type="float">
            <text:p>1173.999757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office:value-type="float" office:value="0.001346711" calcext:value-type="float">
            <text:p>0.001346711</text:p>
          </table:table-cell>
          <table:table-cell table:formula="of:=[.E322]*[.F$1]" office:value-type="float" office:value="743.59994576" calcext:value-type="float">
            <text:p>743.59994576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0.002246891" calcext:value-type="float">
            <text:p>0.002246891</text:p>
          </table:table-cell>
          <table:table-cell table:formula="of:=[.I322]*[.J$1]" office:value-type="float" office:value="1178.00001348" calcext:value-type="float">
            <text:p>1178.0000134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2" calcext:value-type="float">
            <text:p>892</text:p>
          </table:table-cell>
          <table:table-cell office:value-type="float" office:value="0.001353303" calcext:value-type="float">
            <text:p>0.001353303</text:p>
          </table:table-cell>
          <table:table-cell table:formula="of:=[.E323]*[.F$1]" office:value-type="float" office:value="747.23978448" calcext:value-type="float">
            <text:p>747.23978448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float" office:value="0.00225452" calcext:value-type="float">
            <text:p>0.00225452</text:p>
          </table:table-cell>
          <table:table-cell table:formula="of:=[.I323]*[.J$1]" office:value-type="float" office:value="1181.9997456" calcext:value-type="float">
            <text:p>1181.999745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4" calcext:value-type="float">
            <text:p>894</text:p>
          </table:table-cell>
          <table:table-cell office:value-type="float" office:value="0.001359896" calcext:value-type="float">
            <text:p>0.001359896</text:p>
          </table:table-cell>
          <table:table-cell table:formula="of:=[.E324]*[.F$1]" office:value-type="float" office:value="750.88017536" calcext:value-type="float">
            <text:p>750.88017536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float" office:value="0.00226215" calcext:value-type="float">
            <text:p>0.00226215</text:p>
          </table:table-cell>
          <table:table-cell table:formula="of:=[.I324]*[.J$1]" office:value-type="float" office:value="1186.000002" calcext:value-type="float">
            <text:p>1186.00000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6" calcext:value-type="float">
            <text:p>896</text:p>
          </table:table-cell>
          <table:table-cell office:value-type="float" office:value="0.001366488" calcext:value-type="float">
            <text:p>0.001366488</text:p>
          </table:table-cell>
          <table:table-cell table:formula="of:=[.E325]*[.F$1]" office:value-type="float" office:value="754.52001408" calcext:value-type="float">
            <text:p>754.52001408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0.00226978" calcext:value-type="float">
            <text:p>0.00226978</text:p>
          </table:table-cell>
          <table:table-cell table:formula="of:=[.I325]*[.J$1]" office:value-type="float" office:value="1190.0002584" calcext:value-type="float">
            <text:p>1190.000258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8" calcext:value-type="float">
            <text:p>898</text:p>
          </table:table-cell>
          <table:table-cell office:value-type="float" office:value="0.00137308" calcext:value-type="float">
            <text:p>0.00137308</text:p>
          </table:table-cell>
          <table:table-cell table:formula="of:=[.E326]*[.F$1]" office:value-type="float" office:value="758.1598528" calcext:value-type="float">
            <text:p>758.1598528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0.002277409" calcext:value-type="float">
            <text:p>0.002277409</text:p>
          </table:table-cell>
          <table:table-cell table:formula="of:=[.I326]*[.J$1]" office:value-type="float" office:value="1193.99999052" calcext:value-type="float">
            <text:p>1193.999990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0" calcext:value-type="float">
            <text:p>900</text:p>
          </table:table-cell>
          <table:table-cell office:value-type="float" office:value="0.001379745" calcext:value-type="float">
            <text:p>0.001379745</text:p>
          </table:table-cell>
          <table:table-cell table:formula="of:=[.E327]*[.F$1]" office:value-type="float" office:value="761.8399992" calcext:value-type="float">
            <text:p>761.8399992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.002285039" calcext:value-type="float">
            <text:p>0.002285039</text:p>
          </table:table-cell>
          <table:table-cell table:formula="of:=[.I327]*[.J$1]" office:value-type="float" office:value="1198.00024692" calcext:value-type="float">
            <text:p>1198.000246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2" calcext:value-type="float">
            <text:p>902</text:p>
          </table:table-cell>
          <table:table-cell office:value-type="float" office:value="0.00138554" calcext:value-type="float">
            <text:p>0.00138554</text:p>
          </table:table-cell>
          <table:table-cell table:formula="of:=[.E328]*[.F$1]" office:value-type="float" office:value="765.0397664" calcext:value-type="float">
            <text:p>765.0397664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float" office:value="0.002292668" calcext:value-type="float">
            <text:p>0.002292668</text:p>
          </table:table-cell>
          <table:table-cell table:formula="of:=[.I328]*[.J$1]" office:value-type="float" office:value="1201.99997904" calcext:value-type="float">
            <text:p>1201.999979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4" calcext:value-type="float">
            <text:p>904</text:p>
          </table:table-cell>
          <table:table-cell office:value-type="float" office:value="0.001389887" calcext:value-type="float">
            <text:p>0.001389887</text:p>
          </table:table-cell>
          <table:table-cell table:formula="of:=[.E329]*[.F$1]" office:value-type="float" office:value="767.44000592" calcext:value-type="float">
            <text:p>767.44000592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0.002300298" calcext:value-type="float">
            <text:p>0.002300298</text:p>
          </table:table-cell>
          <table:table-cell table:formula="of:=[.I329]*[.J$1]" office:value-type="float" office:value="1206.00023544" calcext:value-type="float">
            <text:p>1206.000235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6" calcext:value-type="float">
            <text:p>906</text:p>
          </table:table-cell>
          <table:table-cell office:value-type="float" office:value="0.001394161" calcext:value-type="float">
            <text:p>0.001394161</text:p>
          </table:table-cell>
          <table:table-cell table:formula="of:=[.E330]*[.F$1]" office:value-type="float" office:value="769.79993776" calcext:value-type="float">
            <text:p>769.79993776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float" office:value="0.002306401" calcext:value-type="float">
            <text:p>0.002306401</text:p>
          </table:table-cell>
          <table:table-cell table:formula="of:=[.I330]*[.J$1]" office:value-type="float" office:value="1209.19991628" calcext:value-type="float">
            <text:p>1209.199916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8" calcext:value-type="float">
            <text:p>908</text:p>
          </table:table-cell>
          <table:table-cell office:value-type="float" office:value="0.001398435" calcext:value-type="float">
            <text:p>0.001398435</text:p>
          </table:table-cell>
          <table:table-cell table:formula="of:=[.E331]*[.F$1]" office:value-type="float" office:value="772.1598696" calcext:value-type="float">
            <text:p>772.1598696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float" office:value="0.002310979" calcext:value-type="float">
            <text:p>0.002310979</text:p>
          </table:table-cell>
          <table:table-cell table:formula="of:=[.I331]*[.J$1]" office:value-type="float" office:value="1211.60007012" calcext:value-type="float">
            <text:p>1211.600070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10" calcext:value-type="float">
            <text:p>910</text:p>
          </table:table-cell>
          <table:table-cell office:value-type="float" office:value="0.001402782" calcext:value-type="float">
            <text:p>0.001402782</text:p>
          </table:table-cell>
          <table:table-cell table:formula="of:=[.E332]*[.F$1]" office:value-type="float" office:value="774.56010912" calcext:value-type="float">
            <text:p>774.56010912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0.002315557" calcext:value-type="float">
            <text:p>0.002315557</text:p>
          </table:table-cell>
          <table:table-cell table:formula="of:=[.I332]*[.J$1]" office:value-type="float" office:value="1214.00022396" calcext:value-type="float">
            <text:p>1214.000223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12" calcext:value-type="float">
            <text:p>912</text:p>
          </table:table-cell>
          <table:table-cell office:value-type="float" office:value="0.001407056" calcext:value-type="float">
            <text:p>0.001407056</text:p>
          </table:table-cell>
          <table:table-cell table:formula="of:=[.E333]*[.F$1]" office:value-type="float" office:value="776.92004096" calcext:value-type="float">
            <text:p>776.92004096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float" office:value="0.002320134" calcext:value-type="float">
            <text:p>0.002320134</text:p>
          </table:table-cell>
          <table:table-cell table:formula="of:=[.I333]*[.J$1]" office:value-type="float" office:value="1216.39985352" calcext:value-type="float">
            <text:p>1216.399853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14" calcext:value-type="float">
            <text:p>914</text:p>
          </table:table-cell>
          <table:table-cell office:value-type="float" office:value="0.001409736" calcext:value-type="float">
            <text:p>0.001409736</text:p>
          </table:table-cell>
          <table:table-cell table:formula="of:=[.E334]*[.F$1]" office:value-type="float" office:value="778.39982976" calcext:value-type="float">
            <text:p>778.39982976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float" office:value="0.002324712" calcext:value-type="float">
            <text:p>0.002324712</text:p>
          </table:table-cell>
          <table:table-cell table:formula="of:=[.I334]*[.J$1]" office:value-type="float" office:value="1218.80000736" calcext:value-type="float">
            <text:p>1218.800007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16" calcext:value-type="float">
            <text:p>916</text:p>
          </table:table-cell>
          <table:table-cell office:value-type="float" office:value="0.001409084" calcext:value-type="float">
            <text:p>0.001409084</text:p>
          </table:table-cell>
          <table:table-cell table:formula="of:=[.E335]*[.F$1]" office:value-type="float" office:value="778.03982144" calcext:value-type="float">
            <text:p>778.03982144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float" office:value="0.002328527" calcext:value-type="float">
            <text:p>0.002328527</text:p>
          </table:table-cell>
          <table:table-cell table:formula="of:=[.I335]*[.J$1]" office:value-type="float" office:value="1220.80013556" calcext:value-type="float">
            <text:p>1220.8001355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18" calcext:value-type="float">
            <text:p>918</text:p>
          </table:table-cell>
          <table:table-cell office:value-type="float" office:value="0.001408505" calcext:value-type="float">
            <text:p>0.001408505</text:p>
          </table:table-cell>
          <table:table-cell table:formula="of:=[.E336]*[.F$1]" office:value-type="float" office:value="777.7201208" calcext:value-type="float">
            <text:p>777.7201208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0.002331579" calcext:value-type="float">
            <text:p>0.002331579</text:p>
          </table:table-cell>
          <table:table-cell table:formula="of:=[.I336]*[.J$1]" office:value-type="float" office:value="1222.40023812" calcext:value-type="float">
            <text:p>1222.400238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20" calcext:value-type="float">
            <text:p>920</text:p>
          </table:table-cell>
          <table:table-cell office:value-type="float" office:value="0.001407853" calcext:value-type="float">
            <text:p>0.001407853</text:p>
          </table:table-cell>
          <table:table-cell table:formula="of:=[.E337]*[.F$1]" office:value-type="float" office:value="777.36011248" calcext:value-type="float">
            <text:p>777.36011248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0.00233463" calcext:value-type="float">
            <text:p>0.00233463</text:p>
          </table:table-cell>
          <table:table-cell table:formula="of:=[.I337]*[.J$1]" office:value-type="float" office:value="1223.9998164" calcext:value-type="float">
            <text:p>1223.99981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22" calcext:value-type="float">
            <text:p>922</text:p>
          </table:table-cell>
          <table:table-cell office:value-type="float" office:value="0.001407273" calcext:value-type="float">
            <text:p>0.001407273</text:p>
          </table:table-cell>
          <table:table-cell table:formula="of:=[.E338]*[.F$1]" office:value-type="float" office:value="777.03985968" calcext:value-type="float">
            <text:p>777.03985968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float" office:value="0.002337682" calcext:value-type="float">
            <text:p>0.002337682</text:p>
          </table:table-cell>
          <table:table-cell table:formula="of:=[.I338]*[.J$1]" office:value-type="float" office:value="1225.59991896" calcext:value-type="float">
            <text:p>1225.599918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24" calcext:value-type="float">
            <text:p>924</text:p>
          </table:table-cell>
          <table:table-cell office:value-type="float" office:value="0.001406549" calcext:value-type="float">
            <text:p>0.001406549</text:p>
          </table:table-cell>
          <table:table-cell table:formula="of:=[.E339]*[.F$1]" office:value-type="float" office:value="776.64009584" calcext:value-type="float">
            <text:p>776.64009584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float" office:value="0.002340734" calcext:value-type="float">
            <text:p>0.002340734</text:p>
          </table:table-cell>
          <table:table-cell table:formula="of:=[.I339]*[.J$1]" office:value-type="float" office:value="1227.20002152" calcext:value-type="float">
            <text:p>1227.200021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26" calcext:value-type="float">
            <text:p>926</text:p>
          </table:table-cell>
          <table:table-cell office:value-type="float" office:value="0.001398797" calcext:value-type="float">
            <text:p>0.001398797</text:p>
          </table:table-cell>
          <table:table-cell table:formula="of:=[.E340]*[.F$1]" office:value-type="float" office:value="772.35975152" calcext:value-type="float">
            <text:p>772.35975152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0.002339971" calcext:value-type="float">
            <text:p>0.002339971</text:p>
          </table:table-cell>
          <table:table-cell table:formula="of:=[.I340]*[.J$1]" office:value-type="float" office:value="1226.79999588" calcext:value-type="float">
            <text:p>1226.799995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28" calcext:value-type="float">
            <text:p>928</text:p>
          </table:table-cell>
          <table:table-cell office:value-type="float" office:value="0.001391046" calcext:value-type="float">
            <text:p>0.001391046</text:p>
          </table:table-cell>
          <table:table-cell table:formula="of:=[.E341]*[.F$1]" office:value-type="float" office:value="768.07995936" calcext:value-type="float">
            <text:p>768.07995936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0.002335393" calcext:value-type="float">
            <text:p>0.002335393</text:p>
          </table:table-cell>
          <table:table-cell table:formula="of:=[.I341]*[.J$1]" office:value-type="float" office:value="1224.39984204" calcext:value-type="float">
            <text:p>1224.399842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30" calcext:value-type="float">
            <text:p>930</text:p>
          </table:table-cell>
          <table:table-cell office:value-type="float" office:value="0.001383367" calcext:value-type="float">
            <text:p>0.001383367</text:p>
          </table:table-cell>
          <table:table-cell table:formula="of:=[.E342]*[.F$1]" office:value-type="float" office:value="763.83992272" calcext:value-type="float">
            <text:p>763.83992272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0.002330816" calcext:value-type="float">
            <text:p>0.002330816</text:p>
          </table:table-cell>
          <table:table-cell table:formula="of:=[.I342]*[.J$1]" office:value-type="float" office:value="1222.00021248" calcext:value-type="float">
            <text:p>1222.0002124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32" calcext:value-type="float">
            <text:p>932</text:p>
          </table:table-cell>
          <table:table-cell office:value-type="float" office:value="0.001362431" calcext:value-type="float">
            <text:p>0.001362431</text:p>
          </table:table-cell>
          <table:table-cell table:formula="of:=[.E343]*[.F$1]" office:value-type="float" office:value="752.27990096" calcext:value-type="float">
            <text:p>752.27990096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float" office:value="0.002326238" calcext:value-type="float">
            <text:p>0.002326238</text:p>
          </table:table-cell>
          <table:table-cell table:formula="of:=[.I343]*[.J$1]" office:value-type="float" office:value="1219.60005864" calcext:value-type="float">
            <text:p>1219.600058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34" calcext:value-type="float">
            <text:p>934</text:p>
          </table:table-cell>
          <table:table-cell office:value-type="float" office:value="0.001335772" calcext:value-type="float">
            <text:p>0.001335772</text:p>
          </table:table-cell>
          <table:table-cell table:formula="of:=[.E344]*[.F$1]" office:value-type="float" office:value="737.55986752" calcext:value-type="float">
            <text:p>737.55986752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float" office:value="0.00232166" calcext:value-type="float">
            <text:p>0.00232166</text:p>
          </table:table-cell>
          <table:table-cell table:formula="of:=[.I344]*[.J$1]" office:value-type="float" office:value="1217.1999048" calcext:value-type="float">
            <text:p>1217.199904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36" calcext:value-type="float">
            <text:p>936</text:p>
          </table:table-cell>
          <table:table-cell office:value-type="float" office:value="0.001309186" calcext:value-type="float">
            <text:p>0.001309186</text:p>
          </table:table-cell>
          <table:table-cell table:formula="of:=[.E345]*[.F$1]" office:value-type="float" office:value="722.88014176" calcext:value-type="float">
            <text:p>722.88014176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float" office:value="0.002318608" calcext:value-type="float">
            <text:p>0.002318608</text:p>
          </table:table-cell>
          <table:table-cell table:formula="of:=[.I345]*[.J$1]" office:value-type="float" office:value="1215.59980224" calcext:value-type="float">
            <text:p>1215.599802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38" calcext:value-type="float">
            <text:p>938</text:p>
          </table:table-cell>
          <table:table-cell office:value-type="float" office:value="0.001282527" calcext:value-type="float">
            <text:p>0.001282527</text:p>
          </table:table-cell>
          <table:table-cell table:formula="of:=[.E346]*[.F$1]" office:value-type="float" office:value="708.16010832" calcext:value-type="float">
            <text:p>708.16010832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float" office:value="0.002317082" calcext:value-type="float">
            <text:p>0.002317082</text:p>
          </table:table-cell>
          <table:table-cell table:formula="of:=[.I346]*[.J$1]" office:value-type="float" office:value="1214.79975096" calcext:value-type="float">
            <text:p>1214.799750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40" calcext:value-type="float">
            <text:p>940</text:p>
          </table:table-cell>
          <table:table-cell office:value-type="float" office:value="0.001255868" calcext:value-type="float">
            <text:p>0.001255868</text:p>
          </table:table-cell>
          <table:table-cell table:formula="of:=[.E347]*[.F$1]" office:value-type="float" office:value="693.44007488" calcext:value-type="float">
            <text:p>693.44007488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0.002315557" calcext:value-type="float">
            <text:p>0.002315557</text:p>
          </table:table-cell>
          <table:table-cell table:formula="of:=[.I347]*[.J$1]" office:value-type="float" office:value="1214.00022396" calcext:value-type="float">
            <text:p>1214.000223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42" calcext:value-type="float">
            <text:p>942</text:p>
          </table:table-cell>
          <table:table-cell office:value-type="float" office:value="0.001229209" calcext:value-type="float">
            <text:p>0.001229209</text:p>
          </table:table-cell>
          <table:table-cell table:formula="of:=[.E348]*[.F$1]" office:value-type="float" office:value="678.72004144" calcext:value-type="float">
            <text:p>678.72004144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float" office:value="0.002314031" calcext:value-type="float">
            <text:p>0.002314031</text:p>
          </table:table-cell>
          <table:table-cell table:formula="of:=[.I348]*[.J$1]" office:value-type="float" office:value="1213.20017268" calcext:value-type="float">
            <text:p>1213.200172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44" calcext:value-type="float">
            <text:p>944</text:p>
          </table:table-cell>
          <table:table-cell office:value-type="float" office:value="0.001196247" calcext:value-type="float">
            <text:p>0.001196247</text:p>
          </table:table-cell>
          <table:table-cell table:formula="of:=[.E349]*[.F$1]" office:value-type="float" office:value="660.51974352" calcext:value-type="float">
            <text:p>660.51974352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float" office:value="0.002312505" calcext:value-type="float">
            <text:p>0.002312505</text:p>
          </table:table-cell>
          <table:table-cell table:formula="of:=[.I349]*[.J$1]" office:value-type="float" office:value="1212.4001214" calcext:value-type="float">
            <text:p>1212.40012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46" calcext:value-type="float">
            <text:p>946</text:p>
          </table:table-cell>
          <table:table-cell office:value-type="float" office:value="0.00116104" calcext:value-type="float">
            <text:p>0.00116104</text:p>
          </table:table-cell>
          <table:table-cell table:formula="of:=[.E350]*[.F$1]" office:value-type="float" office:value="641.0798464" calcext:value-type="float">
            <text:p>641.0798464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float" office:value="0.00230869" calcext:value-type="float">
            <text:p>0.00230869</text:p>
          </table:table-cell>
          <table:table-cell table:formula="of:=[.I350]*[.J$1]" office:value-type="float" office:value="1210.3999932" calcext:value-type="float">
            <text:p>1210.39999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48" calcext:value-type="float">
            <text:p>948</text:p>
          </table:table-cell>
          <table:table-cell office:value-type="float" office:value="0.001125833" calcext:value-type="float">
            <text:p>0.001125833</text:p>
          </table:table-cell>
          <table:table-cell table:formula="of:=[.E351]*[.F$1]" office:value-type="float" office:value="621.63994928" calcext:value-type="float">
            <text:p>621.63994928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float" office:value="0.002302586" calcext:value-type="float">
            <text:p>0.002302586</text:p>
          </table:table-cell>
          <table:table-cell table:formula="of:=[.I351]*[.J$1]" office:value-type="float" office:value="1207.19978808" calcext:value-type="float">
            <text:p>1207.199788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0" calcext:value-type="float">
            <text:p>950</text:p>
          </table:table-cell>
          <table:table-cell office:value-type="float" office:value="0.001090698" calcext:value-type="float">
            <text:p>0.001090698</text:p>
          </table:table-cell>
          <table:table-cell table:formula="of:=[.E352]*[.F$1]" office:value-type="float" office:value="602.23980768" calcext:value-type="float">
            <text:p>602.23980768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0.002296483" calcext:value-type="float">
            <text:p>0.002296483</text:p>
          </table:table-cell>
          <table:table-cell table:formula="of:=[.I352]*[.J$1]" office:value-type="float" office:value="1204.00010724" calcext:value-type="float">
            <text:p>1204.000107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2" calcext:value-type="float">
            <text:p>952</text:p>
          </table:table-cell>
          <table:table-cell office:value-type="float" office:value="0.001056578" calcext:value-type="float">
            <text:p>0.001056578</text:p>
          </table:table-cell>
          <table:table-cell table:formula="of:=[.E353]*[.F$1]" office:value-type="float" office:value="583.40010848" calcext:value-type="float">
            <text:p>583.40010848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float" office:value="0.002290379" calcext:value-type="float">
            <text:p>0.002290379</text:p>
          </table:table-cell>
          <table:table-cell table:formula="of:=[.I353]*[.J$1]" office:value-type="float" office:value="1200.79990212" calcext:value-type="float">
            <text:p>1200.799902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4" calcext:value-type="float">
            <text:p>954</text:p>
          </table:table-cell>
          <table:table-cell office:value-type="float" office:value="0.001030354" calcext:value-type="float">
            <text:p>0.001030354</text:p>
          </table:table-cell>
          <table:table-cell table:formula="of:=[.E354]*[.F$1]" office:value-type="float" office:value="568.92026464" calcext:value-type="float">
            <text:p>568.92026464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float" office:value="0.002284276" calcext:value-type="float">
            <text:p>0.002284276</text:p>
          </table:table-cell>
          <table:table-cell table:formula="of:=[.I354]*[.J$1]" office:value-type="float" office:value="1197.60022128" calcext:value-type="float">
            <text:p>1197.600221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6" calcext:value-type="float">
            <text:p>956</text:p>
          </table:table-cell>
          <table:table-cell office:value-type="float" office:value="0.001004202" calcext:value-type="float">
            <text:p>0.001004202</text:p>
          </table:table-cell>
          <table:table-cell table:formula="of:=[.E355]*[.F$1]" office:value-type="float" office:value="554.48017632" calcext:value-type="float">
            <text:p>554.48017632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0.002277409" calcext:value-type="float">
            <text:p>0.002277409</text:p>
          </table:table-cell>
          <table:table-cell table:formula="of:=[.I355]*[.J$1]" office:value-type="float" office:value="1193.99999052" calcext:value-type="float">
            <text:p>1193.999990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58" calcext:value-type="float">
            <text:p>958</text:p>
          </table:table-cell>
          <table:table-cell office:value-type="float" office:value="0.00097805" calcext:value-type="float">
            <text:p>0.00097805</text:p>
          </table:table-cell>
          <table:table-cell table:formula="of:=[.E356]*[.F$1]" office:value-type="float" office:value="540.040088" calcext:value-type="float">
            <text:p>540.040088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float" office:value="0.00226978" calcext:value-type="float">
            <text:p>0.00226978</text:p>
          </table:table-cell>
          <table:table-cell table:formula="of:=[.I356]*[.J$1]" office:value-type="float" office:value="1190.0002584" calcext:value-type="float">
            <text:p>1190.000258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60" calcext:value-type="float">
            <text:p>960</text:p>
          </table:table-cell>
          <table:table-cell office:value-type="float" office:value="0.000951826" calcext:value-type="float">
            <text:p>0.000951826</text:p>
          </table:table-cell>
          <table:table-cell table:formula="of:=[.E357]*[.F$1]" office:value-type="float" office:value="525.56024416" calcext:value-type="float">
            <text:p>525.56024416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0.00226215" calcext:value-type="float">
            <text:p>0.00226215</text:p>
          </table:table-cell>
          <table:table-cell table:formula="of:=[.I357]*[.J$1]" office:value-type="float" office:value="1186.000002" calcext:value-type="float">
            <text:p>1186.00000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62" calcext:value-type="float">
            <text:p>962</text:p>
          </table:table-cell>
          <table:table-cell office:value-type="float" office:value="0.000925674" calcext:value-type="float">
            <text:p>0.000925674</text:p>
          </table:table-cell>
          <table:table-cell table:formula="of:=[.E358]*[.F$1]" office:value-type="float" office:value="511.12015584" calcext:value-type="float">
            <text:p>511.12015584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float" office:value="0.00225452" calcext:value-type="float">
            <text:p>0.00225452</text:p>
          </table:table-cell>
          <table:table-cell table:formula="of:=[.I358]*[.J$1]" office:value-type="float" office:value="1181.9997456" calcext:value-type="float">
            <text:p>1181.999745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64" calcext:value-type="float">
            <text:p>964</text:p>
          </table:table-cell>
          <table:table-cell office:value-type="float" office:value="0.000897131" calcext:value-type="float">
            <text:p>0.000897131</text:p>
          </table:table-cell>
          <table:table-cell table:formula="of:=[.E359]*[.F$1]" office:value-type="float" office:value="495.35985296" calcext:value-type="float">
            <text:p>495.35985296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0.002246891" calcext:value-type="float">
            <text:p>0.002246891</text:p>
          </table:table-cell>
          <table:table-cell table:formula="of:=[.I359]*[.J$1]" office:value-type="float" office:value="1178.00001348" calcext:value-type="float">
            <text:p>1178.0000134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66" calcext:value-type="float">
            <text:p>966</text:p>
          </table:table-cell>
          <table:table-cell office:value-type="float" office:value="0.000857215" calcext:value-type="float">
            <text:p>0.000857215</text:p>
          </table:table-cell>
          <table:table-cell table:formula="of:=[.E360]*[.F$1]" office:value-type="float" office:value="473.3198344" calcext:value-type="float">
            <text:p>473.3198344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0.002237736" calcext:value-type="float">
            <text:p>0.002237736</text:p>
          </table:table-cell>
          <table:table-cell table:formula="of:=[.I360]*[.J$1]" office:value-type="float" office:value="1173.20023008" calcext:value-type="float">
            <text:p>1173.200230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68" calcext:value-type="float">
            <text:p>968</text:p>
          </table:table-cell>
          <table:table-cell office:value-type="float" office:value="0.000817372" calcext:value-type="float">
            <text:p>0.000817372</text:p>
          </table:table-cell>
          <table:table-cell table:formula="of:=[.E361]*[.F$1]" office:value-type="float" office:value="451.32012352" calcext:value-type="float">
            <text:p>451.32012352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float" office:value="0.002227054" calcext:value-type="float">
            <text:p>0.002227054</text:p>
          </table:table-cell>
          <table:table-cell table:formula="of:=[.I361]*[.J$1]" office:value-type="float" office:value="1167.59987112" calcext:value-type="float">
            <text:p>1167.599871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70" calcext:value-type="float">
            <text:p>970</text:p>
          </table:table-cell>
          <table:table-cell office:value-type="float" office:value="0.000777528" calcext:value-type="float">
            <text:p>0.000777528</text:p>
          </table:table-cell>
          <table:table-cell table:formula="of:=[.E362]*[.F$1]" office:value-type="float" office:value="429.31986048" calcext:value-type="float">
            <text:p>429.31986048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0.002216373" calcext:value-type="float">
            <text:p>0.002216373</text:p>
          </table:table-cell>
          <table:table-cell table:formula="of:=[.I362]*[.J$1]" office:value-type="float" office:value="1162.00003644" calcext:value-type="float">
            <text:p>1162.000036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72" calcext:value-type="float">
            <text:p>972</text:p>
          </table:table-cell>
          <table:table-cell office:value-type="float" office:value="0.000752101" calcext:value-type="float">
            <text:p>0.000752101</text:p>
          </table:table-cell>
          <table:table-cell table:formula="of:=[.E363]*[.F$1]" office:value-type="float" office:value="415.28008816" calcext:value-type="float">
            <text:p>415.28008816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float" office:value="0.002205692" calcext:value-type="float">
            <text:p>0.002205692</text:p>
          </table:table-cell>
          <table:table-cell table:formula="of:=[.I363]*[.J$1]" office:value-type="float" office:value="1156.40020176" calcext:value-type="float">
            <text:p>1156.400201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74" calcext:value-type="float">
            <text:p>974</text:p>
          </table:table-cell>
          <table:table-cell office:value-type="float" office:value="0.000728557" calcext:value-type="float">
            <text:p>0.000728557</text:p>
          </table:table-cell>
          <table:table-cell table:formula="of:=[.E364]*[.F$1]" office:value-type="float" office:value="402.28003312" calcext:value-type="float">
            <text:p>402.28003312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0.00219501" calcext:value-type="float">
            <text:p>0.00219501</text:p>
          </table:table-cell>
          <table:table-cell table:formula="of:=[.I364]*[.J$1]" office:value-type="float" office:value="1150.7998428" calcext:value-type="float">
            <text:p>1150.79984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76" calcext:value-type="float">
            <text:p>976</text:p>
          </table:table-cell>
          <table:table-cell office:value-type="float" office:value="0.000705028" calcext:value-type="float">
            <text:p>0.000705028</text:p>
          </table:table-cell>
          <table:table-cell table:formula="of:=[.E365]*[.F$1]" office:value-type="float" office:value="389.28826048" calcext:value-type="float">
            <text:p>389.28826048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0.00218204" calcext:value-type="float">
            <text:p>0.00218204</text:p>
          </table:table-cell>
          <table:table-cell table:formula="of:=[.I365]*[.J$1]" office:value-type="float" office:value="1143.9999312" calcext:value-type="float">
            <text:p>1143.99993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78" calcext:value-type="float">
            <text:p>978</text:p>
          </table:table-cell>
          <table:table-cell office:value-type="float" office:value="0.00067905" calcext:value-type="float">
            <text:p>0.00067905</text:p>
          </table:table-cell>
          <table:table-cell table:formula="of:=[.E366]*[.F$1]" office:value-type="float" office:value="374.944248" calcext:value-type="float">
            <text:p>374.944248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float" office:value="0.002166781" calcext:value-type="float">
            <text:p>0.002166781</text:p>
          </table:table-cell>
          <table:table-cell table:formula="of:=[.I366]*[.J$1]" office:value-type="float" office:value="1135.99994268" calcext:value-type="float">
            <text:p>1135.999942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80" calcext:value-type="float">
            <text:p>980</text:p>
          </table:table-cell>
          <table:table-cell office:value-type="float" office:value="0.000651362" calcext:value-type="float">
            <text:p>0.000651362</text:p>
          </table:table-cell>
          <table:table-cell table:formula="of:=[.E367]*[.F$1]" office:value-type="float" office:value="359.65604192" calcext:value-type="float">
            <text:p>359.65604192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0.002151522" calcext:value-type="float">
            <text:p>0.002151522</text:p>
          </table:table-cell>
          <table:table-cell table:formula="of:=[.I367]*[.J$1]" office:value-type="float" office:value="1127.99995416" calcext:value-type="float">
            <text:p>1127.999954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82" calcext:value-type="float">
            <text:p>982</text:p>
          </table:table-cell>
          <table:table-cell office:value-type="float" office:value="0.000623682" calcext:value-type="float">
            <text:p>0.000623682</text:p>
          </table:table-cell>
          <table:table-cell table:formula="of:=[.E368]*[.F$1]" office:value-type="float" office:value="344.37225312" calcext:value-type="float">
            <text:p>344.37225312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float" office:value="0.002136263" calcext:value-type="float">
            <text:p>0.002136263</text:p>
          </table:table-cell>
          <table:table-cell table:formula="of:=[.I368]*[.J$1]" office:value-type="float" office:value="1119.99996564" calcext:value-type="float">
            <text:p>1119.999965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84" calcext:value-type="float">
            <text:p>984</text:p>
          </table:table-cell>
          <table:table-cell office:value-type="float" office:value="0.000595994" calcext:value-type="float">
            <text:p>0.000595994</text:p>
          </table:table-cell>
          <table:table-cell table:formula="of:=[.E369]*[.F$1]" office:value-type="float" office:value="329.08404704" calcext:value-type="float">
            <text:p>329.0840470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0.002121004" calcext:value-type="float">
            <text:p>0.002121004</text:p>
          </table:table-cell>
          <table:table-cell table:formula="of:=[.I369]*[.J$1]" office:value-type="float" office:value="1111.99997712" calcext:value-type="float">
            <text:p>1111.999977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86" calcext:value-type="float">
            <text:p>986</text:p>
          </table:table-cell>
          <table:table-cell office:value-type="float" office:value="0.000568306" calcext:value-type="float">
            <text:p>0.000568306</text:p>
          </table:table-cell>
          <table:table-cell table:formula="of:=[.E370]*[.F$1]" office:value-type="float" office:value="313.79584096" calcext:value-type="float">
            <text:p>313.79584096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float" office:value="0.002102693" calcext:value-type="float">
            <text:p>0.002102693</text:p>
          </table:table-cell>
          <table:table-cell table:formula="of:=[.I370]*[.J$1]" office:value-type="float" office:value="1102.39988604" calcext:value-type="float">
            <text:p>1102.399886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88" calcext:value-type="float">
            <text:p>988</text:p>
          </table:table-cell>
          <table:table-cell office:value-type="float" office:value="0.000540619" calcext:value-type="float">
            <text:p>0.000540619</text:p>
          </table:table-cell>
          <table:table-cell table:formula="of:=[.E371]*[.F$1]" office:value-type="float" office:value="298.50818704" calcext:value-type="float">
            <text:p>298.50818704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0.002081331" calcext:value-type="float">
            <text:p>0.002081331</text:p>
          </table:table-cell>
          <table:table-cell table:formula="of:=[.I371]*[.J$1]" office:value-type="float" office:value="1091.20021668" calcext:value-type="float">
            <text:p>1091.200216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0" calcext:value-type="float">
            <text:p>990</text:p>
          </table:table-cell>
          <table:table-cell office:value-type="float" office:value="0.000512931" calcext:value-type="float">
            <text:p>0.000512931</text:p>
          </table:table-cell>
          <table:table-cell table:formula="of:=[.E372]*[.F$1]" office:value-type="float" office:value="283.21998096" calcext:value-type="float">
            <text:p>283.21998096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0.002059968" calcext:value-type="float">
            <text:p>0.002059968</text:p>
          </table:table-cell>
          <table:table-cell table:formula="of:=[.I372]*[.J$1]" office:value-type="float" office:value="1080.00002304" calcext:value-type="float">
            <text:p>1080.000023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2" calcext:value-type="float">
            <text:p>992</text:p>
          </table:table-cell>
          <table:table-cell office:value-type="float" office:value="0.000485243" calcext:value-type="float">
            <text:p>0.000485243</text:p>
          </table:table-cell>
          <table:table-cell table:formula="of:=[.E373]*[.F$1]" office:value-type="float" office:value="267.93177488" calcext:value-type="float">
            <text:p>267.93177488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0.002038605" calcext:value-type="float">
            <text:p>0.002038605</text:p>
          </table:table-cell>
          <table:table-cell table:formula="of:=[.I373]*[.J$1]" office:value-type="float" office:value="1068.7998294" calcext:value-type="float">
            <text:p>1068.799829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4" calcext:value-type="float">
            <text:p>994</text:p>
          </table:table-cell>
          <table:table-cell office:value-type="float" office:value="0.000457563" calcext:value-type="float">
            <text:p>0.000457563</text:p>
          </table:table-cell>
          <table:table-cell table:formula="of:=[.E374]*[.F$1]" office:value-type="float" office:value="252.64798608" calcext:value-type="float">
            <text:p>252.64798608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0.002017243" calcext:value-type="float">
            <text:p>0.002017243</text:p>
          </table:table-cell>
          <table:table-cell table:formula="of:=[.I374]*[.J$1]" office:value-type="float" office:value="1057.60016004" calcext:value-type="float">
            <text:p>1057.600160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6" calcext:value-type="float">
            <text:p>996</text:p>
          </table:table-cell>
          <table:table-cell office:value-type="float" office:value="0.000429875" calcext:value-type="float">
            <text:p>0.000429875</text:p>
          </table:table-cell>
          <table:table-cell table:formula="of:=[.E375]*[.F$1]" office:value-type="float" office:value="237.35978" calcext:value-type="float">
            <text:p>237.35978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float" office:value="0.00199588" calcext:value-type="float">
            <text:p>0.00199588</text:p>
          </table:table-cell>
          <table:table-cell table:formula="of:=[.I375]*[.J$1]" office:value-type="float" office:value="1046.3999664" calcext:value-type="float">
            <text:p>1046.39996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98" calcext:value-type="float">
            <text:p>998</text:p>
          </table:table-cell>
          <table:table-cell office:value-type="float" office:value="0.000402188" calcext:value-type="float">
            <text:p>0.000402188</text:p>
          </table:table-cell>
          <table:table-cell table:formula="of:=[.E376]*[.F$1]" office:value-type="float" office:value="222.07212608" calcext:value-type="float">
            <text:p>222.07212608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0.001974517" calcext:value-type="float">
            <text:p>0.001974517</text:p>
          </table:table-cell>
          <table:table-cell table:formula="of:=[.I376]*[.J$1]" office:value-type="float" office:value="1035.19977276" calcext:value-type="float">
            <text:p>1035.199772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0003745" calcext:value-type="float">
            <text:p>0.0003745</text:p>
          </table:table-cell>
          <table:table-cell table:formula="of:=[.E377]*[.F$1]" office:value-type="float" office:value="206.78392" calcext:value-type="float">
            <text:p>206.7839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001953155" calcext:value-type="float">
            <text:p>0.001953155</text:p>
          </table:table-cell>
          <table:table-cell table:formula="of:=[.I377]*[.J$1]" office:value-type="float" office:value="1024.0001034" calcext:value-type="float">
            <text:p>1024.000103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1T12:10:56.549474796</meta:creation-date>
    <dc:date>2024-08-11T12:20:40.473465149</dc:date>
    <meta:editing-duration>PT9M44S</meta:editing-duration>
    <meta:editing-cycles>1</meta:editing-cycles>
    <meta:document-statistic meta:table-count="1" meta:cell-count="2605" meta:object-count="0"/>
    <meta:generator>LibreOffice/7.3.7.2$Linux_X86_64 LibreOffice_project/30$Build-2</meta:generator>
  </office:meta>
</office:document-meta>
</file>